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453in" svg:x="5.8102in" svg:y="41.1807in">
            <draw:object draw:notify-on-update-of-ranges="Sheet1.D4:Sheet1.D25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51.35005" calcext:value-type="float">
            <text:p>51.35005</text:p>
          </table:table-cell>
          <table:table-cell table:number-columns-repeated="3"/>
        </table:table-row>
        <table:table-row table:style-name="ro1">
          <table:table-cell office:value-type="float" office:value="51.370977" calcext:value-type="float">
            <text:p>51.370977</text:p>
          </table:table-cell>
          <table:table-cell table:formula="of:=([.A2]-[.A1])*1000" office:value-type="float" office:value="20.9270000000004" calcext:value-type="float">
            <text:p>20.9270000000004</text:p>
          </table:table-cell>
          <table:table-cell table:formula="of:=1000/[.B2]" office:value-type="float" office:value="47.7851579299461" calcext:value-type="float">
            <text:p>47.7851579299461</text:p>
          </table:table-cell>
          <table:table-cell/>
        </table:table-row>
        <table:table-row table:style-name="ro1">
          <table:table-cell office:value-type="float" office:value="51.388493" calcext:value-type="float">
            <text:p>51.388493</text:p>
          </table:table-cell>
          <table:table-cell table:formula="of:=([.A3]-[.A2])*1000" office:value-type="float" office:value="17.5159999999934" calcext:value-type="float">
            <text:p>17.5159999999934</text:p>
          </table:table-cell>
          <table:table-cell table:formula="of:=1000/[.B3]" office:value-type="float" office:value="57.0906599680507" calcext:value-type="float">
            <text:p>57.0906599680507</text:p>
          </table:table-cell>
          <table:table-cell/>
        </table:table-row>
        <table:table-row table:style-name="ro1">
          <table:table-cell office:value-type="float" office:value="51.404967" calcext:value-type="float">
            <text:p>51.404967</text:p>
          </table:table-cell>
          <table:table-cell table:formula="of:=([.A4]-[.A3])*1000" office:value-type="float" office:value="16.4740000000023" calcext:value-type="float">
            <text:p>16.4740000000023</text:p>
          </table:table-cell>
          <table:table-cell table:formula="of:=1000/[.B4]" office:value-type="float" office:value="60.7017117882639" calcext:value-type="float">
            <text:p>60.7017117882639</text:p>
          </table:table-cell>
          <table:table-cell table:formula="of:=AVERAGE([.C2:.C4])" office:value-type="float" office:value="55.1925098954202" calcext:value-type="float">
            <text:p>55.1925098954202</text:p>
          </table:table-cell>
        </table:table-row>
        <table:table-row table:style-name="ro1">
          <table:table-cell office:value-type="float" office:value="51.42142" calcext:value-type="float">
            <text:p>51.42142</text:p>
          </table:table-cell>
          <table:table-cell table:formula="of:=([.A5]-[.A4])*1000" office:value-type="float" office:value="16.4529999999985" calcext:value-type="float">
            <text:p>16.4529999999985</text:p>
          </table:table-cell>
          <table:table-cell table:formula="of:=1000/[.B5]" office:value-type="float" office:value="60.7791892056216" calcext:value-type="float">
            <text:p>60.7791892056216</text:p>
          </table:table-cell>
          <table:table-cell table:formula="of:=AVERAGE([.C3:.C5])" office:value-type="float" office:value="59.5238536539787" calcext:value-type="float">
            <text:p>59.5238536539787</text:p>
          </table:table-cell>
        </table:table-row>
        <table:table-row table:style-name="ro1">
          <table:table-cell office:value-type="float" office:value="51.438948" calcext:value-type="float">
            <text:p>51.438948</text:p>
          </table:table-cell>
          <table:table-cell table:formula="of:=([.A6]-[.A5])*1000" office:value-type="float" office:value="17.5280000000058" calcext:value-type="float">
            <text:p>17.5280000000058</text:p>
          </table:table-cell>
          <table:table-cell table:formula="of:=1000/[.B6]" office:value-type="float" office:value="57.0515746234409" calcext:value-type="float">
            <text:p>57.0515746234409</text:p>
          </table:table-cell>
          <table:table-cell table:formula="of:=AVERAGE([.C4:.C6])" office:value-type="float" office:value="59.5108252057754" calcext:value-type="float">
            <text:p>59.5108252057754</text:p>
          </table:table-cell>
        </table:table-row>
        <table:table-row table:style-name="ro1">
          <table:table-cell office:value-type="float" office:value="51.455779" calcext:value-type="float">
            <text:p>51.455779</text:p>
          </table:table-cell>
          <table:table-cell table:formula="of:=([.A7]-[.A6])*1000" office:value-type="float" office:value="16.8309999999963" calcext:value-type="float">
            <text:p>16.8309999999963</text:p>
          </table:table-cell>
          <table:table-cell table:formula="of:=1000/[.B7]" office:value-type="float" office:value="59.4141762224599" calcext:value-type="float">
            <text:p>59.4141762224599</text:p>
          </table:table-cell>
          <table:table-cell table:formula="of:=AVERAGE([.C5:.C7])" office:value-type="float" office:value="59.0816466838408" calcext:value-type="float">
            <text:p>59.0816466838408</text:p>
          </table:table-cell>
        </table:table-row>
        <table:table-row table:style-name="ro1">
          <table:table-cell office:value-type="float" office:value="51.472179" calcext:value-type="float">
            <text:p>51.472179</text:p>
          </table:table-cell>
          <table:table-cell table:formula="of:=([.A8]-[.A7])*1000" office:value-type="float" office:value="16.3999999999973" calcext:value-type="float">
            <text:p>16.3999999999973</text:p>
          </table:table-cell>
          <table:table-cell table:formula="of:=1000/[.B8]" office:value-type="float" office:value="60.9756097561076" calcext:value-type="float">
            <text:p>60.9756097561076</text:p>
          </table:table-cell>
          <table:table-cell table:formula="of:=AVERAGE([.C6:.C8])" office:value-type="float" office:value="59.1471202006694" calcext:value-type="float">
            <text:p>59.1471202006694</text:p>
          </table:table-cell>
        </table:table-row>
        <table:table-row table:style-name="ro1">
          <table:table-cell office:value-type="float" office:value="51.489651" calcext:value-type="float">
            <text:p>51.489651</text:p>
          </table:table-cell>
          <table:table-cell table:formula="of:=([.A9]-[.A8])*1000" office:value-type="float" office:value="17.472000000005" calcext:value-type="float">
            <text:p>17.472000000005</text:p>
          </table:table-cell>
          <table:table-cell table:formula="of:=1000/[.B9]" office:value-type="float" office:value="57.2344322344157" calcext:value-type="float">
            <text:p>57.2344322344157</text:p>
          </table:table-cell>
          <table:table-cell table:formula="of:=AVERAGE([.C7:.C9])" office:value-type="float" office:value="59.2080727376611" calcext:value-type="float">
            <text:p>59.2080727376611</text:p>
          </table:table-cell>
        </table:table-row>
        <table:table-row table:style-name="ro1">
          <table:table-cell office:value-type="float" office:value="51.506136" calcext:value-type="float">
            <text:p>51.506136</text:p>
          </table:table-cell>
          <table:table-cell table:formula="of:=([.A10]-[.A9])*1000" office:value-type="float" office:value="16.4849999999959" calcext:value-type="float">
            <text:p>16.4849999999959</text:p>
          </table:table-cell>
          <table:table-cell table:formula="of:=1000/[.B10]" office:value-type="float" office:value="60.6612071580377" calcext:value-type="float">
            <text:p>60.6612071580377</text:p>
          </table:table-cell>
          <table:table-cell table:formula="of:=AVERAGE([.C8:.C10])" office:value-type="float" office:value="59.623749716187" calcext:value-type="float">
            <text:p>59.623749716187</text:p>
          </table:table-cell>
        </table:table-row>
        <table:table-row table:style-name="ro1">
          <table:table-cell office:value-type="float" office:value="51.522565" calcext:value-type="float">
            <text:p>51.522565</text:p>
          </table:table-cell>
          <table:table-cell table:formula="of:=([.A11]-[.A10])*1000" office:value-type="float" office:value="16.4290000000022" calcext:value-type="float">
            <text:p>16.4290000000022</text:p>
          </table:table-cell>
          <table:table-cell table:formula="of:=1000/[.B11]" office:value-type="float" office:value="60.8679773571041" calcext:value-type="float">
            <text:p>60.8679773571041</text:p>
          </table:table-cell>
          <table:table-cell table:formula="of:=AVERAGE([.C9:.C11])" office:value-type="float" office:value="59.5878722498525" calcext:value-type="float">
            <text:p>59.5878722498525</text:p>
          </table:table-cell>
        </table:table-row>
        <table:table-row table:style-name="ro1">
          <table:table-cell office:value-type="float" office:value="51.539987" calcext:value-type="float">
            <text:p>51.539987</text:p>
          </table:table-cell>
          <table:table-cell table:formula="of:=([.A12]-[.A11])*1000" office:value-type="float" office:value="17.4220000000034" calcext:value-type="float">
            <text:p>17.4220000000034</text:p>
          </table:table-cell>
          <table:table-cell table:formula="of:=1000/[.B12]" office:value-type="float" office:value="57.398691309827" calcext:value-type="float">
            <text:p>57.398691309827</text:p>
          </table:table-cell>
          <table:table-cell table:formula="of:=AVERAGE([.C10:.C12])" office:value-type="float" office:value="59.6426252749896" calcext:value-type="float">
            <text:p>59.6426252749896</text:p>
          </table:table-cell>
        </table:table-row>
        <table:table-row table:style-name="ro1">
          <table:table-cell office:value-type="float" office:value="51.556385" calcext:value-type="float">
            <text:p>51.556385</text:p>
          </table:table-cell>
          <table:table-cell table:formula="of:=([.A13]-[.A12])*1000" office:value-type="float" office:value="16.3979999999953" calcext:value-type="float">
            <text:p>16.3979999999953</text:p>
          </table:table-cell>
          <table:table-cell table:formula="of:=1000/[.B13]" office:value-type="float" office:value="60.9830467130315" calcext:value-type="float">
            <text:p>60.9830467130315</text:p>
          </table:table-cell>
          <table:table-cell table:formula="of:=AVERAGE([.C11:.C13])" office:value-type="float" office:value="59.7499051266542" calcext:value-type="float">
            <text:p>59.7499051266542</text:p>
          </table:table-cell>
        </table:table-row>
        <table:table-row table:style-name="ro1">
          <table:table-cell office:value-type="float" office:value="51.572845" calcext:value-type="float">
            <text:p>51.572845</text:p>
          </table:table-cell>
          <table:table-cell table:formula="of:=([.A14]-[.A13])*1000" office:value-type="float" office:value="16.4600000000021" calcext:value-type="float">
            <text:p>16.4600000000021</text:p>
          </table:table-cell>
          <table:table-cell table:formula="of:=1000/[.B14]" office:value-type="float" office:value="60.753341433771" calcext:value-type="float">
            <text:p>60.753341433771</text:p>
          </table:table-cell>
          <table:table-cell table:formula="of:=AVERAGE([.C12:.C14])" office:value-type="float" office:value="59.7116931522098" calcext:value-type="float">
            <text:p>59.7116931522098</text:p>
          </table:table-cell>
        </table:table-row>
        <table:table-row table:style-name="ro1">
          <table:table-cell office:value-type="float" office:value="51.590208" calcext:value-type="float">
            <text:p>51.590208</text:p>
          </table:table-cell>
          <table:table-cell table:formula="of:=([.A15]-[.A14])*1000" office:value-type="float" office:value="17.362999999996" calcext:value-type="float">
            <text:p>17.362999999996</text:p>
          </table:table-cell>
          <table:table-cell table:formula="of:=1000/[.B15]" office:value-type="float" office:value="57.5937338017756" calcext:value-type="float">
            <text:p>57.5937338017756</text:p>
          </table:table-cell>
          <table:table-cell table:formula="of:=AVERAGE([.C13:.C15])" office:value-type="float" office:value="59.7767073161927" calcext:value-type="float">
            <text:p>59.7767073161927</text:p>
          </table:table-cell>
        </table:table-row>
        <table:table-row table:style-name="ro1">
          <table:table-cell office:value-type="float" office:value="51.606585" calcext:value-type="float">
            <text:p>51.606585</text:p>
          </table:table-cell>
          <table:table-cell table:formula="of:=([.A16]-[.A15])*1000" office:value-type="float" office:value="16.3770000000056" calcext:value-type="float">
            <text:p>16.3770000000056</text:p>
          </table:table-cell>
          <table:table-cell table:formula="of:=1000/[.B16]" office:value-type="float" office:value="61.0612444281404" calcext:value-type="float">
            <text:p>61.0612444281404</text:p>
          </table:table-cell>
          <table:table-cell table:formula="of:=AVERAGE([.C14:.C16])" office:value-type="float" office:value="59.802773221229" calcext:value-type="float">
            <text:p>59.802773221229</text:p>
          </table:table-cell>
        </table:table-row>
        <table:table-row table:style-name="ro1">
          <table:table-cell office:value-type="float" office:value="51.622988" calcext:value-type="float">
            <text:p>51.622988</text:p>
          </table:table-cell>
          <table:table-cell table:formula="of:=([.A17]-[.A16])*1000" office:value-type="float" office:value="16.4029999999968" calcext:value-type="float">
            <text:p>16.4029999999968</text:p>
          </table:table-cell>
          <table:table-cell table:formula="of:=1000/[.B17]" office:value-type="float" office:value="60.9644577211603" calcext:value-type="float">
            <text:p>60.9644577211603</text:p>
          </table:table-cell>
          <table:table-cell table:formula="of:=AVERAGE([.C15:.C17])" office:value-type="float" office:value="59.8731453170254" calcext:value-type="float">
            <text:p>59.8731453170254</text:p>
          </table:table-cell>
        </table:table-row>
        <table:table-row table:style-name="ro1">
          <table:table-cell office:value-type="float" office:value="51.640328" calcext:value-type="float">
            <text:p>51.640328</text:p>
          </table:table-cell>
          <table:table-cell table:formula="of:=([.A18]-[.A17])*1000" office:value-type="float" office:value="17.3399999999972" calcext:value-type="float">
            <text:p>17.3399999999972</text:p>
          </table:table-cell>
          <table:table-cell table:formula="of:=1000/[.B18]" office:value-type="float" office:value="57.6701268742883" calcext:value-type="float">
            <text:p>57.6701268742883</text:p>
          </table:table-cell>
          <table:table-cell table:formula="of:=AVERAGE([.C16:.C18])" office:value-type="float" office:value="59.8986096745297" calcext:value-type="float">
            <text:p>59.8986096745297</text:p>
          </table:table-cell>
        </table:table-row>
        <table:table-row table:style-name="ro1">
          <table:table-cell office:value-type="float" office:value="51.656867" calcext:value-type="float">
            <text:p>51.656867</text:p>
          </table:table-cell>
          <table:table-cell table:formula="of:=([.A19]-[.A18])*1000" office:value-type="float" office:value="16.5390000000016" calcext:value-type="float">
            <text:p>16.5390000000016</text:p>
          </table:table-cell>
          <table:table-cell table:formula="of:=1000/[.B19]" office:value-type="float" office:value="60.4631477114639" calcext:value-type="float">
            <text:p>60.4631477114639</text:p>
          </table:table-cell>
          <table:table-cell table:formula="of:=AVERAGE([.C17:.C19])" office:value-type="float" office:value="59.6992441023042" calcext:value-type="float">
            <text:p>59.6992441023042</text:p>
          </table:table-cell>
        </table:table-row>
        <table:table-row table:style-name="ro1">
          <table:table-cell office:value-type="float" office:value="51.673342" calcext:value-type="float">
            <text:p>51.673342</text:p>
          </table:table-cell>
          <table:table-cell table:formula="of:=([.A20]-[.A19])*1000" office:value-type="float" office:value="16.4749999999998" calcext:value-type="float">
            <text:p>16.4749999999998</text:p>
          </table:table-cell>
          <table:table-cell table:formula="of:=1000/[.B20]" office:value-type="float" office:value="60.6980273141131" calcext:value-type="float">
            <text:p>60.6980273141131</text:p>
          </table:table-cell>
          <table:table-cell table:formula="of:=AVERAGE([.C18:.C20])" office:value-type="float" office:value="59.6104339666217" calcext:value-type="float">
            <text:p>59.6104339666217</text:p>
          </table:table-cell>
        </table:table-row>
        <table:table-row table:style-name="ro1">
          <table:table-cell office:value-type="float" office:value="51.690736" calcext:value-type="float">
            <text:p>51.690736</text:p>
          </table:table-cell>
          <table:table-cell table:formula="of:=([.A21]-[.A20])*1000" office:value-type="float" office:value="17.394000000003" calcext:value-type="float">
            <text:p>17.394000000003</text:p>
          </table:table-cell>
          <table:table-cell table:formula="of:=1000/[.B21]" office:value-type="float" office:value="57.4910888812134" calcext:value-type="float">
            <text:p>57.4910888812134</text:p>
          </table:table-cell>
          <table:table-cell table:formula="of:=AVERAGE([.C19:.C21])" office:value-type="float" office:value="59.5507546355968" calcext:value-type="float">
            <text:p>59.5507546355968</text:p>
          </table:table-cell>
        </table:table-row>
        <table:table-row table:style-name="ro1">
          <table:table-cell office:value-type="float" office:value="51.707221" calcext:value-type="float">
            <text:p>51.707221</text:p>
          </table:table-cell>
          <table:table-cell table:formula="of:=([.A22]-[.A21])*1000" office:value-type="float" office:value="16.4849999999959" calcext:value-type="float">
            <text:p>16.4849999999959</text:p>
          </table:table-cell>
          <table:table-cell table:formula="of:=1000/[.B22]" office:value-type="float" office:value="60.6612071580377" calcext:value-type="float">
            <text:p>60.6612071580377</text:p>
          </table:table-cell>
          <table:table-cell table:formula="of:=AVERAGE([.C20:.C22])" office:value-type="float" office:value="59.6167744511214" calcext:value-type="float">
            <text:p>59.6167744511214</text:p>
          </table:table-cell>
        </table:table-row>
        <table:table-row table:style-name="ro1">
          <table:table-cell office:value-type="float" office:value="51.723672" calcext:value-type="float">
            <text:p>51.723672</text:p>
          </table:table-cell>
          <table:table-cell table:formula="of:=([.A23]-[.A22])*1000" office:value-type="float" office:value="16.4510000000035" calcext:value-type="float">
            <text:p>16.4510000000035</text:p>
          </table:table-cell>
          <table:table-cell table:formula="of:=1000/[.B23]" office:value-type="float" office:value="60.7865783234931" calcext:value-type="float">
            <text:p>60.7865783234931</text:p>
          </table:table-cell>
          <table:table-cell table:formula="of:=AVERAGE([.C21:.C23])" office:value-type="float" office:value="59.6462914542481" calcext:value-type="float">
            <text:p>59.6462914542481</text:p>
          </table:table-cell>
        </table:table-row>
        <table:table-row table:style-name="ro1">
          <table:table-cell office:value-type="float" office:value="51.741068" calcext:value-type="float">
            <text:p>51.741068</text:p>
          </table:table-cell>
          <table:table-cell table:formula="of:=([.A24]-[.A23])*1000" office:value-type="float" office:value="17.395999999998" calcext:value-type="float">
            <text:p>17.395999999998</text:p>
          </table:table-cell>
          <table:table-cell table:formula="of:=1000/[.B24]" office:value-type="float" office:value="57.4844791906252" calcext:value-type="float">
            <text:p>57.4844791906252</text:p>
          </table:table-cell>
          <table:table-cell table:formula="of:=AVERAGE([.C22:.C24])" office:value-type="float" office:value="59.644088224052" calcext:value-type="float">
            <text:p>59.644088224052</text:p>
          </table:table-cell>
        </table:table-row>
        <table:table-row table:style-name="ro1">
          <table:table-cell office:value-type="float" office:value="51.757482" calcext:value-type="float">
            <text:p>51.757482</text:p>
          </table:table-cell>
          <table:table-cell table:formula="of:=([.A25]-[.A24])*1000" office:value-type="float" office:value="16.4140000000046" calcext:value-type="float">
            <text:p>16.4140000000046</text:p>
          </table:table-cell>
          <table:table-cell table:formula="of:=1000/[.B25]" office:value-type="float" office:value="60.9236018033216" calcext:value-type="float">
            <text:p>60.9236018033216</text:p>
          </table:table-cell>
          <table:table-cell table:formula="of:=AVERAGE([.C23:.C25])" office:value-type="float" office:value="59.7315531058133" calcext:value-type="float">
            <text:p>59.7315531058133</text:p>
          </table:table-cell>
        </table:table-row>
        <table:table-row table:style-name="ro1">
          <table:table-cell office:value-type="float" office:value="51.773873" calcext:value-type="float">
            <text:p>51.773873</text:p>
          </table:table-cell>
          <table:table-cell table:formula="of:=([.A26]-[.A25])*1000" office:value-type="float" office:value="16.3909999999987" calcext:value-type="float">
            <text:p>16.3909999999987</text:p>
          </table:table-cell>
          <table:table-cell table:formula="of:=1000/[.B26]" office:value-type="float" office:value="61.0090903544676" calcext:value-type="float">
            <text:p>61.0090903544676</text:p>
          </table:table-cell>
          <table:table-cell table:formula="of:=AVERAGE([.C24:.C26])" office:value-type="float" office:value="59.8057237828048" calcext:value-type="float">
            <text:p>59.8057237828048</text:p>
          </table:table-cell>
        </table:table-row>
        <table:table-row table:style-name="ro1">
          <table:table-cell office:value-type="float" office:value="51.791383" calcext:value-type="float">
            <text:p>51.791383</text:p>
          </table:table-cell>
          <table:table-cell table:formula="of:=([.A27]-[.A26])*1000" office:value-type="float" office:value="17.5100000000015" calcext:value-type="float">
            <text:p>17.5100000000015</text:p>
          </table:table-cell>
          <table:table-cell table:formula="of:=1000/[.B27]" office:value-type="float" office:value="57.1102227298639" calcext:value-type="float">
            <text:p>57.1102227298639</text:p>
          </table:table-cell>
          <table:table-cell table:formula="of:=AVERAGE([.C25:.C27])" office:value-type="float" office:value="59.6809716292177" calcext:value-type="float">
            <text:p>59.6809716292177</text:p>
          </table:table-cell>
        </table:table-row>
        <table:table-row table:style-name="ro1">
          <table:table-cell office:value-type="float" office:value="51.807869" calcext:value-type="float">
            <text:p>51.807869</text:p>
          </table:table-cell>
          <table:table-cell table:formula="of:=([.A28]-[.A27])*1000" office:value-type="float" office:value="16.4859999999933" calcext:value-type="float">
            <text:p>16.4859999999933</text:p>
          </table:table-cell>
          <table:table-cell table:formula="of:=1000/[.B28]" office:value-type="float" office:value="60.6575275991996" calcext:value-type="float">
            <text:p>60.6575275991996</text:p>
          </table:table-cell>
          <table:table-cell table:formula="of:=AVERAGE([.C26:.C28])" office:value-type="float" office:value="59.5922802278437" calcext:value-type="float">
            <text:p>59.5922802278437</text:p>
          </table:table-cell>
        </table:table-row>
        <table:table-row table:style-name="ro1">
          <table:table-cell office:value-type="float" office:value="51.825251" calcext:value-type="float">
            <text:p>51.825251</text:p>
          </table:table-cell>
          <table:table-cell table:formula="of:=([.A29]-[.A28])*1000" office:value-type="float" office:value="17.3820000000049" calcext:value-type="float">
            <text:p>17.3820000000049</text:p>
          </table:table-cell>
          <table:table-cell table:formula="of:=1000/[.B29]" office:value-type="float" office:value="57.530778966731" calcext:value-type="float">
            <text:p>57.530778966731</text:p>
          </table:table-cell>
          <table:table-cell table:formula="of:=AVERAGE([.C27:.C29])" office:value-type="float" office:value="58.4328430985981" calcext:value-type="float">
            <text:p>58.4328430985981</text:p>
          </table:table-cell>
        </table:table-row>
        <table:table-row table:style-name="ro1">
          <table:table-cell office:value-type="float" office:value="51.842162" calcext:value-type="float">
            <text:p>51.842162</text:p>
          </table:table-cell>
          <table:table-cell table:formula="of:=([.A30]-[.A29])*1000" office:value-type="float" office:value="16.9110000000003" calcext:value-type="float">
            <text:p>16.9110000000003</text:p>
          </table:table-cell>
          <table:table-cell table:formula="of:=1000/[.B30]" office:value-type="float" office:value="59.1331086275194" calcext:value-type="float">
            <text:p>59.1331086275194</text:p>
          </table:table-cell>
          <table:table-cell table:formula="of:=AVERAGE([.C28:.C30])" office:value-type="float" office:value="59.1071383978166" calcext:value-type="float">
            <text:p>59.1071383978166</text:p>
          </table:table-cell>
        </table:table-row>
        <table:table-row table:style-name="ro1">
          <table:table-cell office:value-type="float" office:value="51.860192" calcext:value-type="float">
            <text:p>51.860192</text:p>
          </table:table-cell>
          <table:table-cell table:formula="of:=([.A31]-[.A30])*1000" office:value-type="float" office:value="18.029999999996" calcext:value-type="float">
            <text:p>18.029999999996</text:p>
          </table:table-cell>
          <table:table-cell table:formula="of:=1000/[.B31]" office:value-type="float" office:value="55.4631170271893" calcext:value-type="float">
            <text:p>55.4631170271893</text:p>
          </table:table-cell>
          <table:table-cell table:formula="of:=AVERAGE([.C29:.C31])" office:value-type="float" office:value="57.3756682071465" calcext:value-type="float">
            <text:p>57.3756682071465</text:p>
          </table:table-cell>
        </table:table-row>
        <table:table-row table:style-name="ro1">
          <table:table-cell office:value-type="float" office:value="51.877627" calcext:value-type="float">
            <text:p>51.877627</text:p>
          </table:table-cell>
          <table:table-cell table:formula="of:=([.A32]-[.A31])*1000" office:value-type="float" office:value="17.434999999999" calcext:value-type="float">
            <text:p>17.434999999999</text:p>
          </table:table-cell>
          <table:table-cell table:formula="of:=1000/[.B32]" office:value-type="float" office:value="57.3558933180418" calcext:value-type="float">
            <text:p>57.3558933180418</text:p>
          </table:table-cell>
          <table:table-cell table:formula="of:=AVERAGE([.C30:.C32])" office:value-type="float" office:value="57.3173729909168" calcext:value-type="float">
            <text:p>57.3173729909168</text:p>
          </table:table-cell>
        </table:table-row>
        <table:table-row table:style-name="ro1">
          <table:table-cell office:value-type="float" office:value="51.894962" calcext:value-type="float">
            <text:p>51.894962</text:p>
          </table:table-cell>
          <table:table-cell table:formula="of:=([.A33]-[.A32])*1000" office:value-type="float" office:value="17.3350000000028" calcext:value-type="float">
            <text:p>17.3350000000028</text:p>
          </table:table-cell>
          <table:table-cell table:formula="of:=1000/[.B33]" office:value-type="float" office:value="57.6867608883669" calcext:value-type="float">
            <text:p>57.6867608883669</text:p>
          </table:table-cell>
          <table:table-cell table:formula="of:=AVERAGE([.C31:.C33])" office:value-type="float" office:value="56.835257077866" calcext:value-type="float">
            <text:p>56.835257077866</text:p>
          </table:table-cell>
        </table:table-row>
        <table:table-row table:style-name="ro1">
          <table:table-cell office:value-type="float" office:value="51.913375" calcext:value-type="float">
            <text:p>51.913375</text:p>
          </table:table-cell>
          <table:table-cell table:formula="of:=([.A34]-[.A33])*1000" office:value-type="float" office:value="18.4130000000025" calcext:value-type="float">
            <text:p>18.4130000000025</text:p>
          </table:table-cell>
          <table:table-cell table:formula="of:=1000/[.B34]" office:value-type="float" office:value="54.3094552761563" calcext:value-type="float">
            <text:p>54.3094552761563</text:p>
          </table:table-cell>
          <table:table-cell table:formula="of:=AVERAGE([.C32:.C34])" office:value-type="float" office:value="56.450703160855" calcext:value-type="float">
            <text:p>56.450703160855</text:p>
          </table:table-cell>
        </table:table-row>
        <table:table-row table:style-name="ro1">
          <table:table-cell office:value-type="float" office:value="51.930647" calcext:value-type="float">
            <text:p>51.930647</text:p>
          </table:table-cell>
          <table:table-cell table:formula="of:=([.A35]-[.A34])*1000" office:value-type="float" office:value="17.2719999999984" calcext:value-type="float">
            <text:p>17.2719999999984</text:p>
          </table:table-cell>
          <table:table-cell table:formula="of:=1000/[.B35]" office:value-type="float" office:value="57.897174617884" calcext:value-type="float">
            <text:p>57.897174617884</text:p>
          </table:table-cell>
          <table:table-cell table:formula="of:=AVERAGE([.C33:.C35])" office:value-type="float" office:value="56.6311302608024" calcext:value-type="float">
            <text:p>56.6311302608024</text:p>
          </table:table-cell>
        </table:table-row>
        <table:table-row table:style-name="ro1">
          <table:table-cell office:value-type="float" office:value="51.947913" calcext:value-type="float">
            <text:p>51.947913</text:p>
          </table:table-cell>
          <table:table-cell table:formula="of:=([.A36]-[.A35])*1000" office:value-type="float" office:value="17.2659999999993" calcext:value-type="float">
            <text:p>17.2659999999993</text:p>
          </table:table-cell>
          <table:table-cell table:formula="of:=1000/[.B36]" office:value-type="float" office:value="57.9172941040217" calcext:value-type="float">
            <text:p>57.9172941040217</text:p>
          </table:table-cell>
          <table:table-cell table:formula="of:=AVERAGE([.C34:.C36])" office:value-type="float" office:value="56.7079746660207" calcext:value-type="float">
            <text:p>56.7079746660207</text:p>
          </table:table-cell>
        </table:table-row>
        <table:table-row table:style-name="ro1">
          <table:table-cell office:value-type="float" office:value="51.966042" calcext:value-type="float">
            <text:p>51.966042</text:p>
          </table:table-cell>
          <table:table-cell table:formula="of:=([.A37]-[.A36])*1000" office:value-type="float" office:value="18.1290000000018" calcext:value-type="float">
            <text:p>18.1290000000018</text:p>
          </table:table-cell>
          <table:table-cell table:formula="of:=1000/[.B37]" office:value-type="float" office:value="55.160240498643" calcext:value-type="float">
            <text:p>55.160240498643</text:p>
          </table:table-cell>
          <table:table-cell table:formula="of:=AVERAGE([.C35:.C37])" office:value-type="float" office:value="56.9915697401829" calcext:value-type="float">
            <text:p>56.9915697401829</text:p>
          </table:table-cell>
        </table:table-row>
        <table:table-row table:style-name="ro1">
          <table:table-cell office:value-type="float" office:value="51.983973" calcext:value-type="float">
            <text:p>51.983973</text:p>
          </table:table-cell>
          <table:table-cell table:formula="of:=([.A38]-[.A37])*1000" office:value-type="float" office:value="17.9309999999973" calcext:value-type="float">
            <text:p>17.9309999999973</text:p>
          </table:table-cell>
          <table:table-cell table:formula="of:=1000/[.B38]" office:value-type="float" office:value="55.7693380179663" calcext:value-type="float">
            <text:p>55.7693380179663</text:p>
          </table:table-cell>
          <table:table-cell table:formula="of:=AVERAGE([.C36:.C38])" office:value-type="float" office:value="56.2822908735437" calcext:value-type="float">
            <text:p>56.2822908735437</text:p>
          </table:table-cell>
        </table:table-row>
        <table:table-row table:style-name="ro1">
          <table:table-cell office:value-type="float" office:value="52.001627" calcext:value-type="float">
            <text:p>52.001627</text:p>
          </table:table-cell>
          <table:table-cell table:formula="of:=([.A39]-[.A38])*1000" office:value-type="float" office:value="17.6540000000003" calcext:value-type="float">
            <text:p>17.6540000000003</text:p>
          </table:table-cell>
          <table:table-cell table:formula="of:=1000/[.B39]" office:value-type="float" office:value="56.6443865412929" calcext:value-type="float">
            <text:p>56.6443865412929</text:p>
          </table:table-cell>
          <table:table-cell table:formula="of:=AVERAGE([.C37:.C39])" office:value-type="float" office:value="55.857988352634" calcext:value-type="float">
            <text:p>55.857988352634</text:p>
          </table:table-cell>
        </table:table-row>
        <table:table-row table:style-name="ro1">
          <table:table-cell office:value-type="float" office:value="52.020275" calcext:value-type="float">
            <text:p>52.020275</text:p>
          </table:table-cell>
          <table:table-cell table:formula="of:=([.A40]-[.A39])*1000" office:value-type="float" office:value="18.6479999999989" calcext:value-type="float">
            <text:p>18.6479999999989</text:p>
          </table:table-cell>
          <table:table-cell table:formula="of:=1000/[.B40]" office:value-type="float" office:value="53.6250536250568" calcext:value-type="float">
            <text:p>53.6250536250568</text:p>
          </table:table-cell>
          <table:table-cell table:formula="of:=AVERAGE([.C38:.C40])" office:value-type="float" office:value="55.346259394772" calcext:value-type="float">
            <text:p>55.346259394772</text:p>
          </table:table-cell>
        </table:table-row>
        <table:table-row table:style-name="ro1">
          <table:table-cell office:value-type="float" office:value="52.037739" calcext:value-type="float">
            <text:p>52.037739</text:p>
          </table:table-cell>
          <table:table-cell table:formula="of:=([.A41]-[.A40])*1000" office:value-type="float" office:value="17.4640000000039" calcext:value-type="float">
            <text:p>17.4640000000039</text:p>
          </table:table-cell>
          <table:table-cell table:formula="of:=1000/[.B41]" office:value-type="float" office:value="57.2606504809766" calcext:value-type="float">
            <text:p>57.2606504809766</text:p>
          </table:table-cell>
          <table:table-cell table:formula="of:=AVERAGE([.C39:.C41])" office:value-type="float" office:value="55.8433635491088" calcext:value-type="float">
            <text:p>55.8433635491088</text:p>
          </table:table-cell>
        </table:table-row>
        <table:table-row table:style-name="ro1">
          <table:table-cell office:value-type="float" office:value="52.055194" calcext:value-type="float">
            <text:p>52.055194</text:p>
          </table:table-cell>
          <table:table-cell table:formula="of:=([.A42]-[.A41])*1000" office:value-type="float" office:value="17.4549999999982" calcext:value-type="float">
            <text:p>17.4549999999982</text:p>
          </table:table-cell>
          <table:table-cell table:formula="of:=1000/[.B42]" office:value-type="float" office:value="57.2901747350388" calcext:value-type="float">
            <text:p>57.2901747350388</text:p>
          </table:table-cell>
          <table:table-cell table:formula="of:=AVERAGE([.C40:.C42])" office:value-type="float" office:value="56.0586262803574" calcext:value-type="float">
            <text:p>56.0586262803574</text:p>
          </table:table-cell>
        </table:table-row>
        <table:table-row table:style-name="ro1">
          <table:table-cell office:value-type="float" office:value="52.073386" calcext:value-type="float">
            <text:p>52.073386</text:p>
          </table:table-cell>
          <table:table-cell table:formula="of:=([.A43]-[.A42])*1000" office:value-type="float" office:value="18.1919999999991" calcext:value-type="float">
            <text:p>18.1919999999991</text:p>
          </table:table-cell>
          <table:table-cell table:formula="of:=1000/[.B43]" office:value-type="float" office:value="54.9692172383493" calcext:value-type="float">
            <text:p>54.9692172383493</text:p>
          </table:table-cell>
          <table:table-cell table:formula="of:=AVERAGE([.C41:.C43])" office:value-type="float" office:value="56.5066808181216" calcext:value-type="float">
            <text:p>56.5066808181216</text:p>
          </table:table-cell>
        </table:table-row>
        <table:table-row table:style-name="ro1">
          <table:table-cell office:value-type="float" office:value="52.091737" calcext:value-type="float">
            <text:p>52.091737</text:p>
          </table:table-cell>
          <table:table-cell table:formula="of:=([.A44]-[.A43])*1000" office:value-type="float" office:value="18.3510000000027" calcext:value-type="float">
            <text:p>18.3510000000027</text:p>
          </table:table-cell>
          <table:table-cell table:formula="of:=1000/[.B44]" office:value-type="float" office:value="54.4929431638524" calcext:value-type="float">
            <text:p>54.4929431638524</text:p>
          </table:table-cell>
          <table:table-cell table:formula="of:=AVERAGE([.C42:.C44])" office:value-type="float" office:value="55.5841117124135" calcext:value-type="float">
            <text:p>55.5841117124135</text:p>
          </table:table-cell>
        </table:table-row>
        <table:table-row table:style-name="ro1">
          <table:table-cell office:value-type="float" office:value="52.109624" calcext:value-type="float">
            <text:p>52.109624</text:p>
          </table:table-cell>
          <table:table-cell table:formula="of:=([.A45]-[.A44])*1000" office:value-type="float" office:value="17.8869999999947" calcext:value-type="float">
            <text:p>17.8869999999947</text:p>
          </table:table-cell>
          <table:table-cell table:formula="of:=1000/[.B45]" office:value-type="float" office:value="55.9065242914015" calcext:value-type="float">
            <text:p>55.9065242914015</text:p>
          </table:table-cell>
          <table:table-cell table:formula="of:=AVERAGE([.C43:.C45])" office:value-type="float" office:value="55.1228948978677" calcext:value-type="float">
            <text:p>55.1228948978677</text:p>
          </table:table-cell>
        </table:table-row>
        <table:table-row table:style-name="ro1">
          <table:table-cell office:value-type="float" office:value="52.128631" calcext:value-type="float">
            <text:p>52.128631</text:p>
          </table:table-cell>
          <table:table-cell table:formula="of:=([.A46]-[.A45])*1000" office:value-type="float" office:value="19.007000000002" calcext:value-type="float">
            <text:p>19.007000000002</text:p>
          </table:table-cell>
          <table:table-cell table:formula="of:=1000/[.B46]" office:value-type="float" office:value="52.612195506913" calcext:value-type="float">
            <text:p>52.612195506913</text:p>
          </table:table-cell>
          <table:table-cell table:formula="of:=AVERAGE([.C44:.C46])" office:value-type="float" office:value="54.337220987389" calcext:value-type="float">
            <text:p>54.337220987389</text:p>
          </table:table-cell>
        </table:table-row>
        <table:table-row table:style-name="ro1">
          <table:table-cell office:value-type="float" office:value="52.146534" calcext:value-type="float">
            <text:p>52.146534</text:p>
          </table:table-cell>
          <table:table-cell table:formula="of:=([.A47]-[.A46])*1000" office:value-type="float" office:value="17.903000000004" calcext:value-type="float">
            <text:p>17.903000000004</text:p>
          </table:table-cell>
          <table:table-cell table:formula="of:=1000/[.B47]" office:value-type="float" office:value="55.856560353001" calcext:value-type="float">
            <text:p>55.856560353001</text:p>
          </table:table-cell>
          <table:table-cell table:formula="of:=AVERAGE([.C45:.C47])" office:value-type="float" office:value="54.7917600504385" calcext:value-type="float">
            <text:p>54.7917600504385</text:p>
          </table:table-cell>
        </table:table-row>
        <table:table-row table:style-name="ro1">
          <table:table-cell office:value-type="float" office:value="52.164111" calcext:value-type="float">
            <text:p>52.164111</text:p>
          </table:table-cell>
          <table:table-cell table:formula="of:=([.A48]-[.A47])*1000" office:value-type="float" office:value="17.5769999999957" calcext:value-type="float">
            <text:p>17.5769999999957</text:p>
          </table:table-cell>
          <table:table-cell table:formula="of:=1000/[.B48]" office:value-type="float" office:value="56.8925300108234" calcext:value-type="float">
            <text:p>56.8925300108234</text:p>
          </table:table-cell>
          <table:table-cell table:formula="of:=AVERAGE([.C46:.C48])" office:value-type="float" office:value="55.1204286235791" calcext:value-type="float">
            <text:p>55.1204286235791</text:p>
          </table:table-cell>
        </table:table-row>
        <table:table-row table:style-name="ro1">
          <table:table-cell office:value-type="float" office:value="52.182184" calcext:value-type="float">
            <text:p>52.182184</text:p>
          </table:table-cell>
          <table:table-cell table:formula="of:=([.A49]-[.A48])*1000" office:value-type="float" office:value="18.0730000000011" calcext:value-type="float">
            <text:p>18.0730000000011</text:p>
          </table:table-cell>
          <table:table-cell table:formula="of:=1000/[.B49]" office:value-type="float" office:value="55.3311569744889" calcext:value-type="float">
            <text:p>55.3311569744889</text:p>
          </table:table-cell>
          <table:table-cell table:formula="of:=AVERAGE([.C47:.C49])" office:value-type="float" office:value="56.0267491127711" calcext:value-type="float">
            <text:p>56.0267491127711</text:p>
          </table:table-cell>
        </table:table-row>
        <table:table-row table:style-name="ro1">
          <table:table-cell office:value-type="float" office:value="52.199772" calcext:value-type="float">
            <text:p>52.199772</text:p>
          </table:table-cell>
          <table:table-cell table:formula="of:=([.A50]-[.A49])*1000" office:value-type="float" office:value="17.5880000000035" calcext:value-type="float">
            <text:p>17.5880000000035</text:p>
          </table:table-cell>
          <table:table-cell table:formula="of:=1000/[.B50]" office:value-type="float" office:value="56.8569479190244" calcext:value-type="float">
            <text:p>56.8569479190244</text:p>
          </table:table-cell>
          <table:table-cell table:formula="of:=AVERAGE([.C48:.C50])" office:value-type="float" office:value="56.3602116347789" calcext:value-type="float">
            <text:p>56.3602116347789</text:p>
          </table:table-cell>
        </table:table-row>
        <table:table-row table:style-name="ro1">
          <table:table-cell office:value-type="float" office:value="52.217603" calcext:value-type="float">
            <text:p>52.217603</text:p>
          </table:table-cell>
          <table:table-cell table:formula="of:=([.A51]-[.A50])*1000" office:value-type="float" office:value="17.8309999999939" calcext:value-type="float">
            <text:p>17.8309999999939</text:p>
          </table:table-cell>
          <table:table-cell table:formula="of:=1000/[.B51]" office:value-type="float" office:value="56.0821042005687" calcext:value-type="float">
            <text:p>56.0821042005687</text:p>
          </table:table-cell>
          <table:table-cell table:formula="of:=AVERAGE([.C49:.C51])" office:value-type="float" office:value="56.0900696980273" calcext:value-type="float">
            <text:p>56.0900696980273</text:p>
          </table:table-cell>
        </table:table-row>
        <table:table-row table:style-name="ro1">
          <table:table-cell office:value-type="float" office:value="52.236104" calcext:value-type="float">
            <text:p>52.236104</text:p>
          </table:table-cell>
          <table:table-cell table:formula="of:=([.A52]-[.A51])*1000" office:value-type="float" office:value="18.5010000000005" calcext:value-type="float">
            <text:p>18.5010000000005</text:p>
          </table:table-cell>
          <table:table-cell table:formula="of:=1000/[.B52]" office:value-type="float" office:value="54.0511323712216" calcext:value-type="float">
            <text:p>54.0511323712216</text:p>
          </table:table-cell>
          <table:table-cell table:formula="of:=AVERAGE([.C50:.C52])" office:value-type="float" office:value="55.6633948302716" calcext:value-type="float">
            <text:p>55.6633948302716</text:p>
          </table:table-cell>
        </table:table-row>
        <table:table-row table:style-name="ro1">
          <table:table-cell office:value-type="float" office:value="52.253327" calcext:value-type="float">
            <text:p>52.253327</text:p>
          </table:table-cell>
          <table:table-cell table:formula="of:=([.A53]-[.A52])*1000" office:value-type="float" office:value="17.2230000000013" calcext:value-type="float">
            <text:p>17.2230000000013</text:p>
          </table:table-cell>
          <table:table-cell table:formula="of:=1000/[.B53]" office:value-type="float" office:value="58.0618939789771" calcext:value-type="float">
            <text:p>58.0618939789771</text:p>
          </table:table-cell>
          <table:table-cell table:formula="of:=AVERAGE([.C51:.C53])" office:value-type="float" office:value="56.0650435169225" calcext:value-type="float">
            <text:p>56.0650435169225</text:p>
          </table:table-cell>
        </table:table-row>
        <table:table-row table:style-name="ro1">
          <table:table-cell office:value-type="float" office:value="52.270892" calcext:value-type="float">
            <text:p>52.270892</text:p>
          </table:table-cell>
          <table:table-cell table:formula="of:=([.A54]-[.A53])*1000" office:value-type="float" office:value="17.5650000000047" calcext:value-type="float">
            <text:p>17.5650000000047</text:p>
          </table:table-cell>
          <table:table-cell table:formula="of:=1000/[.B54]" office:value-type="float" office:value="56.9313976657974" calcext:value-type="float">
            <text:p>56.9313976657974</text:p>
          </table:table-cell>
          <table:table-cell table:formula="of:=AVERAGE([.C52:.C54])" office:value-type="float" office:value="56.3481413386654" calcext:value-type="float">
            <text:p>56.3481413386654</text:p>
          </table:table-cell>
        </table:table-row>
        <table:table-row table:style-name="ro1">
          <table:table-cell office:value-type="float" office:value="52.289276" calcext:value-type="float">
            <text:p>52.289276</text:p>
          </table:table-cell>
          <table:table-cell table:formula="of:=([.A55]-[.A54])*1000" office:value-type="float" office:value="18.3839999999975" calcext:value-type="float">
            <text:p>18.3839999999975</text:p>
          </table:table-cell>
          <table:table-cell table:formula="of:=1000/[.B55]" office:value-type="float" office:value="54.3951261967001" calcext:value-type="float">
            <text:p>54.3951261967001</text:p>
          </table:table-cell>
          <table:table-cell table:formula="of:=AVERAGE([.C53:.C55])" office:value-type="float" office:value="56.4628059471582" calcext:value-type="float">
            <text:p>56.4628059471582</text:p>
          </table:table-cell>
        </table:table-row>
        <table:table-row table:style-name="ro1">
          <table:table-cell office:value-type="float" office:value="52.30637" calcext:value-type="float">
            <text:p>52.30637</text:p>
          </table:table-cell>
          <table:table-cell table:formula="of:=([.A56]-[.A55])*1000" office:value-type="float" office:value="17.0940000000002" calcext:value-type="float">
            <text:p>17.0940000000002</text:p>
          </table:table-cell>
          <table:table-cell table:formula="of:=1000/[.B56]" office:value-type="float" office:value="58.5000585000579" calcext:value-type="float">
            <text:p>58.5000585000579</text:p>
          </table:table-cell>
          <table:table-cell table:formula="of:=AVERAGE([.C54:.C56])" office:value-type="float" office:value="56.6088607875185" calcext:value-type="float">
            <text:p>56.6088607875185</text:p>
          </table:table-cell>
        </table:table-row>
        <table:table-row table:style-name="ro1">
          <table:table-cell office:value-type="float" office:value="52.324286" calcext:value-type="float">
            <text:p>52.324286</text:p>
          </table:table-cell>
          <table:table-cell table:formula="of:=([.A57]-[.A56])*1000" office:value-type="float" office:value="17.9159999999996" calcext:value-type="float">
            <text:p>17.9159999999996</text:p>
          </table:table-cell>
          <table:table-cell table:formula="of:=1000/[.B57]" office:value-type="float" office:value="55.8160303639218" calcext:value-type="float">
            <text:p>55.8160303639218</text:p>
          </table:table-cell>
          <table:table-cell table:formula="of:=AVERAGE([.C55:.C57])" office:value-type="float" office:value="56.2370716868933" calcext:value-type="float">
            <text:p>56.2370716868933</text:p>
          </table:table-cell>
        </table:table-row>
        <table:table-row table:style-name="ro1">
          <table:table-cell office:value-type="float" office:value="52.342538" calcext:value-type="float">
            <text:p>52.342538</text:p>
          </table:table-cell>
          <table:table-cell table:formula="of:=([.A58]-[.A57])*1000" office:value-type="float" office:value="18.2519999999968" calcext:value-type="float">
            <text:p>18.2519999999968</text:p>
          </table:table-cell>
          <table:table-cell table:formula="of:=1000/[.B58]" office:value-type="float" office:value="54.7885163269874" calcext:value-type="float">
            <text:p>54.7885163269874</text:p>
          </table:table-cell>
          <table:table-cell table:formula="of:=AVERAGE([.C56:.C58])" office:value-type="float" office:value="56.3682017303224" calcext:value-type="float">
            <text:p>56.3682017303224</text:p>
          </table:table-cell>
        </table:table-row>
        <table:table-row table:style-name="ro1">
          <table:table-cell office:value-type="float" office:value="52.359901" calcext:value-type="float">
            <text:p>52.359901</text:p>
          </table:table-cell>
          <table:table-cell table:formula="of:=([.A59]-[.A58])*1000" office:value-type="float" office:value="17.3630000000031" calcext:value-type="float">
            <text:p>17.3630000000031</text:p>
          </table:table-cell>
          <table:table-cell table:formula="of:=1000/[.B59]" office:value-type="float" office:value="57.593733801752" calcext:value-type="float">
            <text:p>57.593733801752</text:p>
          </table:table-cell>
          <table:table-cell table:formula="of:=AVERAGE([.C57:.C59])" office:value-type="float" office:value="56.0660934975537" calcext:value-type="float">
            <text:p>56.0660934975537</text:p>
          </table:table-cell>
        </table:table-row>
        <table:table-row table:style-name="ro1">
          <table:table-cell office:value-type="float" office:value="52.378315" calcext:value-type="float">
            <text:p>52.378315</text:p>
          </table:table-cell>
          <table:table-cell table:formula="of:=([.A60]-[.A59])*1000" office:value-type="float" office:value="18.4139999999999" calcext:value-type="float">
            <text:p>18.4139999999999</text:p>
          </table:table-cell>
          <table:table-cell table:formula="of:=1000/[.B60]" office:value-type="float" office:value="54.3065059194094" calcext:value-type="float">
            <text:p>54.3065059194094</text:p>
          </table:table-cell>
          <table:table-cell table:formula="of:=AVERAGE([.C58:.C60])" office:value-type="float" office:value="55.5629186827163" calcext:value-type="float">
            <text:p>55.5629186827163</text:p>
          </table:table-cell>
        </table:table-row>
        <table:table-row table:style-name="ro1">
          <table:table-cell office:value-type="float" office:value="52.397434" calcext:value-type="float">
            <text:p>52.397434</text:p>
          </table:table-cell>
          <table:table-cell table:formula="of:=([.A61]-[.A60])*1000" office:value-type="float" office:value="19.1189999999963" calcext:value-type="float">
            <text:p>19.1189999999963</text:p>
          </table:table-cell>
          <table:table-cell table:formula="of:=1000/[.B61]" office:value-type="float" office:value="52.3039907945076" calcext:value-type="float">
            <text:p>52.3039907945076</text:p>
          </table:table-cell>
          <table:table-cell table:formula="of:=AVERAGE([.C59:.C61])" office:value-type="float" office:value="54.734743505223" calcext:value-type="float">
            <text:p>54.734743505223</text:p>
          </table:table-cell>
        </table:table-row>
        <table:table-row table:style-name="ro1">
          <table:table-cell office:value-type="float" office:value="52.415374" calcext:value-type="float">
            <text:p>52.415374</text:p>
          </table:table-cell>
          <table:table-cell table:formula="of:=([.A62]-[.A61])*1000" office:value-type="float" office:value="17.940000000003" calcext:value-type="float">
            <text:p>17.940000000003</text:p>
          </table:table-cell>
          <table:table-cell table:formula="of:=1000/[.B62]" office:value-type="float" office:value="55.741360089177" calcext:value-type="float">
            <text:p>55.741360089177</text:p>
          </table:table-cell>
          <table:table-cell table:formula="of:=AVERAGE([.C60:.C62])" office:value-type="float" office:value="54.1172856010313" calcext:value-type="float">
            <text:p>54.1172856010313</text:p>
          </table:table-cell>
        </table:table-row>
        <table:table-row table:style-name="ro1">
          <table:table-cell office:value-type="float" office:value="52.432772" calcext:value-type="float">
            <text:p>52.432772</text:p>
          </table:table-cell>
          <table:table-cell table:formula="of:=([.A63]-[.A62])*1000" office:value-type="float" office:value="17.398" calcext:value-type="float">
            <text:p>17.398</text:p>
          </table:table-cell>
          <table:table-cell table:formula="of:=1000/[.B63]" office:value-type="float" office:value="57.4778710196574" calcext:value-type="float">
            <text:p>57.4778710196574</text:p>
          </table:table-cell>
          <table:table-cell table:formula="of:=AVERAGE([.C61:.C63])" office:value-type="float" office:value="55.174407301114" calcext:value-type="float">
            <text:p>55.174407301114</text:p>
          </table:table-cell>
        </table:table-row>
        <table:table-row table:style-name="ro1">
          <table:table-cell office:value-type="float" office:value="52.451956" calcext:value-type="float">
            <text:p>52.451956</text:p>
          </table:table-cell>
          <table:table-cell table:formula="of:=([.A64]-[.A63])*1000" office:value-type="float" office:value="19.1840000000028" calcext:value-type="float">
            <text:p>19.1840000000028</text:p>
          </table:table-cell>
          <table:table-cell table:formula="of:=1000/[.B64]" office:value-type="float" office:value="52.1267723102511" calcext:value-type="float">
            <text:p>52.1267723102511</text:p>
          </table:table-cell>
          <table:table-cell table:formula="of:=AVERAGE([.C62:.C64])" office:value-type="float" office:value="55.1153344730285" calcext:value-type="float">
            <text:p>55.1153344730285</text:p>
          </table:table-cell>
        </table:table-row>
        <table:table-row table:style-name="ro1">
          <table:table-cell office:value-type="float" office:value="52.470776" calcext:value-type="float">
            <text:p>52.470776</text:p>
          </table:table-cell>
          <table:table-cell table:formula="of:=([.A65]-[.A64])*1000" office:value-type="float" office:value="18.8199999999981" calcext:value-type="float">
            <text:p>18.8199999999981</text:p>
          </table:table-cell>
          <table:table-cell table:formula="of:=1000/[.B65]" office:value-type="float" office:value="53.1349628055315" calcext:value-type="float">
            <text:p>53.1349628055315</text:p>
          </table:table-cell>
          <table:table-cell table:formula="of:=AVERAGE([.C63:.C65])" office:value-type="float" office:value="54.24653537848" calcext:value-type="float">
            <text:p>54.24653537848</text:p>
          </table:table-cell>
        </table:table-row>
        <table:table-row table:style-name="ro1">
          <table:table-cell office:value-type="float" office:value="52.489018" calcext:value-type="float">
            <text:p>52.489018</text:p>
          </table:table-cell>
          <table:table-cell table:formula="of:=([.A66]-[.A65])*1000" office:value-type="float" office:value="18.2420000000008" calcext:value-type="float">
            <text:p>18.2420000000008</text:p>
          </table:table-cell>
          <table:table-cell table:formula="of:=1000/[.B66]" office:value-type="float" office:value="54.8185505975199" calcext:value-type="float">
            <text:p>54.8185505975199</text:p>
          </table:table-cell>
          <table:table-cell table:formula="of:=AVERAGE([.C64:.C66])" office:value-type="float" office:value="53.3600952377675" calcext:value-type="float">
            <text:p>53.3600952377675</text:p>
          </table:table-cell>
        </table:table-row>
        <table:table-row table:style-name="ro1">
          <table:table-cell office:value-type="float" office:value="52.508083" calcext:value-type="float">
            <text:p>52.508083</text:p>
          </table:table-cell>
          <table:table-cell table:formula="of:=([.A67]-[.A66])*1000" office:value-type="float" office:value="19.0649999999977" calcext:value-type="float">
            <text:p>19.0649999999977</text:p>
          </table:table-cell>
          <table:table-cell table:formula="of:=1000/[.B67]" office:value-type="float" office:value="52.4521374246065" calcext:value-type="float">
            <text:p>52.4521374246065</text:p>
          </table:table-cell>
          <table:table-cell table:formula="of:=AVERAGE([.C65:.C67])" office:value-type="float" office:value="53.468550275886" calcext:value-type="float">
            <text:p>53.468550275886</text:p>
          </table:table-cell>
        </table:table-row>
        <table:table-row table:style-name="ro1">
          <table:table-cell office:value-type="float" office:value="52.526267" calcext:value-type="float">
            <text:p>52.526267</text:p>
          </table:table-cell>
          <table:table-cell table:formula="of:=([.A68]-[.A67])*1000" office:value-type="float" office:value="18.183999999998" calcext:value-type="float">
            <text:p>18.183999999998</text:p>
          </table:table-cell>
          <table:table-cell table:formula="of:=1000/[.B68]" office:value-type="float" office:value="54.9934007919111" calcext:value-type="float">
            <text:p>54.9934007919111</text:p>
          </table:table-cell>
          <table:table-cell table:formula="of:=AVERAGE([.C66:.C68])" office:value-type="float" office:value="54.0880296046792" calcext:value-type="float">
            <text:p>54.0880296046792</text:p>
          </table:table-cell>
        </table:table-row>
        <table:table-row table:style-name="ro1">
          <table:table-cell office:value-type="float" office:value="52.544574" calcext:value-type="float">
            <text:p>52.544574</text:p>
          </table:table-cell>
          <table:table-cell table:formula="of:=([.A69]-[.A68])*1000" office:value-type="float" office:value="18.3070000000001" calcext:value-type="float">
            <text:p>18.3070000000001</text:p>
          </table:table-cell>
          <table:table-cell table:formula="of:=1000/[.B69]" office:value-type="float" office:value="54.6239143497021" calcext:value-type="float">
            <text:p>54.6239143497021</text:p>
          </table:table-cell>
          <table:table-cell table:formula="of:=AVERAGE([.C67:.C69])" office:value-type="float" office:value="54.0231508554066" calcext:value-type="float">
            <text:p>54.0231508554066</text:p>
          </table:table-cell>
        </table:table-row>
        <table:table-row table:style-name="ro1">
          <table:table-cell office:value-type="float" office:value="52.56398" calcext:value-type="float">
            <text:p>52.56398</text:p>
          </table:table-cell>
          <table:table-cell table:formula="of:=([.A70]-[.A69])*1000" office:value-type="float" office:value="19.4060000000036" calcext:value-type="float">
            <text:p>19.4060000000036</text:p>
          </table:table-cell>
          <table:table-cell table:formula="of:=1000/[.B70]" office:value-type="float" office:value="51.5304544985992" calcext:value-type="float">
            <text:p>51.5304544985992</text:p>
          </table:table-cell>
          <table:table-cell table:formula="of:=AVERAGE([.C68:.C70])" office:value-type="float" office:value="53.7159232134041" calcext:value-type="float">
            <text:p>53.7159232134041</text:p>
          </table:table-cell>
        </table:table-row>
        <table:table-row table:style-name="ro1">
          <table:table-cell office:value-type="float" office:value="52.582093" calcext:value-type="float">
            <text:p>52.582093</text:p>
          </table:table-cell>
          <table:table-cell table:formula="of:=([.A71]-[.A70])*1000" office:value-type="float" office:value="18.1129999999996" calcext:value-type="float">
            <text:p>18.1129999999996</text:p>
          </table:table-cell>
          <table:table-cell table:formula="of:=1000/[.B71]" office:value-type="float" office:value="55.2089659360692" calcext:value-type="float">
            <text:p>55.2089659360692</text:p>
          </table:table-cell>
          <table:table-cell table:formula="of:=AVERAGE([.C69:.C71])" office:value-type="float" office:value="53.7877782614568" calcext:value-type="float">
            <text:p>53.7877782614568</text:p>
          </table:table-cell>
        </table:table-row>
        <table:table-row table:style-name="ro1">
          <table:table-cell office:value-type="float" office:value="52.600395" calcext:value-type="float">
            <text:p>52.600395</text:p>
          </table:table-cell>
          <table:table-cell table:formula="of:=([.A72]-[.A71])*1000" office:value-type="float" office:value="18.3019999999985" calcext:value-type="float">
            <text:p>18.3019999999985</text:p>
          </table:table-cell>
          <table:table-cell table:formula="of:=1000/[.B72]" office:value-type="float" office:value="54.6388372855471" calcext:value-type="float">
            <text:p>54.6388372855471</text:p>
          </table:table-cell>
          <table:table-cell table:formula="of:=AVERAGE([.C70:.C72])" office:value-type="float" office:value="53.7927525734052" calcext:value-type="float">
            <text:p>53.7927525734052</text:p>
          </table:table-cell>
        </table:table-row>
        <table:table-row table:style-name="ro1">
          <table:table-cell office:value-type="float" office:value="52.619698" calcext:value-type="float">
            <text:p>52.619698</text:p>
          </table:table-cell>
          <table:table-cell table:formula="of:=([.A73]-[.A72])*1000" office:value-type="float" office:value="19.3030000000007" calcext:value-type="float">
            <text:p>19.3030000000007</text:p>
          </table:table-cell>
          <table:table-cell table:formula="of:=1000/[.B73]" office:value-type="float" office:value="51.8054188468094" calcext:value-type="float">
            <text:p>51.8054188468094</text:p>
          </table:table-cell>
          <table:table-cell table:formula="of:=AVERAGE([.C71:.C73])" office:value-type="float" office:value="53.8844073561419" calcext:value-type="float">
            <text:p>53.8844073561419</text:p>
          </table:table-cell>
        </table:table-row>
        <table:table-row table:style-name="ro1">
          <table:table-cell office:value-type="float" office:value="52.638023" calcext:value-type="float">
            <text:p>52.638023</text:p>
          </table:table-cell>
          <table:table-cell table:formula="of:=([.A74]-[.A73])*1000" office:value-type="float" office:value="18.3249999999973" calcext:value-type="float">
            <text:p>18.3249999999973</text:p>
          </table:table-cell>
          <table:table-cell table:formula="of:=1000/[.B74]" office:value-type="float" office:value="54.5702592087394" calcext:value-type="float">
            <text:p>54.5702592087394</text:p>
          </table:table-cell>
          <table:table-cell table:formula="of:=AVERAGE([.C72:.C74])" office:value-type="float" office:value="53.6715051136986" calcext:value-type="float">
            <text:p>53.6715051136986</text:p>
          </table:table-cell>
        </table:table-row>
        <table:table-row table:style-name="ro1">
          <table:table-cell office:value-type="float" office:value="52.656038" calcext:value-type="float">
            <text:p>52.656038</text:p>
          </table:table-cell>
          <table:table-cell table:formula="of:=([.A75]-[.A74])*1000" office:value-type="float" office:value="18.0150000000054" calcext:value-type="float">
            <text:p>18.0150000000054</text:p>
          </table:table-cell>
          <table:table-cell table:formula="of:=1000/[.B75]" office:value-type="float" office:value="55.509297807366" calcext:value-type="float">
            <text:p>55.509297807366</text:p>
          </table:table-cell>
          <table:table-cell table:formula="of:=AVERAGE([.C73:.C75])" office:value-type="float" office:value="53.9616586209716" calcext:value-type="float">
            <text:p>53.9616586209716</text:p>
          </table:table-cell>
        </table:table-row>
        <table:table-row table:style-name="ro1">
          <table:table-cell office:value-type="float" office:value="52.674146" calcext:value-type="float">
            <text:p>52.674146</text:p>
          </table:table-cell>
          <table:table-cell table:formula="of:=([.A76]-[.A75])*1000" office:value-type="float" office:value="18.107999999998" calcext:value-type="float">
            <text:p>18.107999999998</text:p>
          </table:table-cell>
          <table:table-cell table:formula="of:=1000/[.B76]" office:value-type="float" office:value="55.2242102937989" calcext:value-type="float">
            <text:p>55.2242102937989</text:p>
          </table:table-cell>
          <table:table-cell table:formula="of:=AVERAGE([.C74:.C76])" office:value-type="float" office:value="55.1012557699681" calcext:value-type="float">
            <text:p>55.1012557699681</text:p>
          </table:table-cell>
        </table:table-row>
        <table:table-row table:style-name="ro1">
          <table:table-cell office:value-type="float" office:value="52.692014" calcext:value-type="float">
            <text:p>52.692014</text:p>
          </table:table-cell>
          <table:table-cell table:formula="of:=([.A77]-[.A76])*1000" office:value-type="float" office:value="17.868" calcext:value-type="float">
            <text:p>17.868</text:p>
          </table:table-cell>
          <table:table-cell table:formula="of:=1000/[.B77]" office:value-type="float" office:value="55.9659726886053" calcext:value-type="float">
            <text:p>55.9659726886053</text:p>
          </table:table-cell>
          <table:table-cell table:formula="of:=AVERAGE([.C75:.C77])" office:value-type="float" office:value="55.5664935965901" calcext:value-type="float">
            <text:p>55.5664935965901</text:p>
          </table:table-cell>
        </table:table-row>
        <table:table-row table:style-name="ro1">
          <table:table-cell office:value-type="float" office:value="52.710214" calcext:value-type="float">
            <text:p>52.710214</text:p>
          </table:table-cell>
          <table:table-cell table:formula="of:=([.A78]-[.A77])*1000" office:value-type="float" office:value="18.2000000000002" calcext:value-type="float">
            <text:p>18.2000000000002</text:p>
          </table:table-cell>
          <table:table-cell table:formula="of:=1000/[.B78]" office:value-type="float" office:value="54.9450549450543" calcext:value-type="float">
            <text:p>54.9450549450543</text:p>
          </table:table-cell>
          <table:table-cell table:formula="of:=AVERAGE([.C76:.C78])" office:value-type="float" office:value="55.3784126424862" calcext:value-type="float">
            <text:p>55.3784126424862</text:p>
          </table:table-cell>
        </table:table-row>
        <table:table-row table:style-name="ro1">
          <table:table-cell office:value-type="float" office:value="52.729499" calcext:value-type="float">
            <text:p>52.729499</text:p>
          </table:table-cell>
          <table:table-cell table:formula="of:=([.A79]-[.A78])*1000" office:value-type="float" office:value="19.2849999999964" calcext:value-type="float">
            <text:p>19.2849999999964</text:p>
          </table:table-cell>
          <table:table-cell table:formula="of:=1000/[.B79]" office:value-type="float" office:value="51.8537723619489" calcext:value-type="float">
            <text:p>51.8537723619489</text:p>
          </table:table-cell>
          <table:table-cell table:formula="of:=AVERAGE([.C77:.C79])" office:value-type="float" office:value="54.2549333318695" calcext:value-type="float">
            <text:p>54.2549333318695</text:p>
          </table:table-cell>
        </table:table-row>
        <table:table-row table:style-name="ro1">
          <table:table-cell office:value-type="float" office:value="52.747982" calcext:value-type="float">
            <text:p>52.747982</text:p>
          </table:table-cell>
          <table:table-cell table:formula="of:=([.A80]-[.A79])*1000" office:value-type="float" office:value="18.4830000000034" calcext:value-type="float">
            <text:p>18.4830000000034</text:p>
          </table:table-cell>
          <table:table-cell table:formula="of:=1000/[.B80]" office:value-type="float" office:value="54.1037710328312" calcext:value-type="float">
            <text:p>54.1037710328312</text:p>
          </table:table-cell>
          <table:table-cell table:formula="of:=AVERAGE([.C78:.C80])" office:value-type="float" office:value="53.6341994466115" calcext:value-type="float">
            <text:p>53.6341994466115</text:p>
          </table:table-cell>
        </table:table-row>
        <table:table-row table:style-name="ro1">
          <table:table-cell office:value-type="float" office:value="52.76627" calcext:value-type="float">
            <text:p>52.76627</text:p>
          </table:table-cell>
          <table:table-cell table:formula="of:=([.A81]-[.A80])*1000" office:value-type="float" office:value="18.2879999999983" calcext:value-type="float">
            <text:p>18.2879999999983</text:p>
          </table:table-cell>
          <table:table-cell table:formula="of:=1000/[.B81]" office:value-type="float" office:value="54.6806649168905" calcext:value-type="float">
            <text:p>54.6806649168905</text:p>
          </table:table-cell>
          <table:table-cell table:formula="of:=AVERAGE([.C79:.C81])" office:value-type="float" office:value="53.5460694372235" calcext:value-type="float">
            <text:p>53.5460694372235</text:p>
          </table:table-cell>
        </table:table-row>
        <table:table-row table:style-name="ro1">
          <table:table-cell office:value-type="float" office:value="52.785487" calcext:value-type="float">
            <text:p>52.785487</text:p>
          </table:table-cell>
          <table:table-cell table:formula="of:=([.A82]-[.A81])*1000" office:value-type="float" office:value="19.2170000000047" calcext:value-type="float">
            <text:p>19.2170000000047</text:p>
          </table:table-cell>
          <table:table-cell table:formula="of:=1000/[.B82]" office:value-type="float" office:value="52.0372586772002" calcext:value-type="float">
            <text:p>52.0372586772002</text:p>
          </table:table-cell>
          <table:table-cell table:formula="of:=AVERAGE([.C80:.C82])" office:value-type="float" office:value="53.6072315423073" calcext:value-type="float">
            <text:p>53.6072315423073</text:p>
          </table:table-cell>
        </table:table-row>
        <table:table-row table:style-name="ro1">
          <table:table-cell office:value-type="float" office:value="52.803941" calcext:value-type="float">
            <text:p>52.803941</text:p>
          </table:table-cell>
          <table:table-cell table:formula="of:=([.A83]-[.A82])*1000" office:value-type="float" office:value="18.4539999999984" calcext:value-type="float">
            <text:p>18.4539999999984</text:p>
          </table:table-cell>
          <table:table-cell table:formula="of:=1000/[.B83]" office:value-type="float" office:value="54.1887937574556" calcext:value-type="float">
            <text:p>54.1887937574556</text:p>
          </table:table-cell>
          <table:table-cell table:formula="of:=AVERAGE([.C81:.C83])" office:value-type="float" office:value="53.6355724505154" calcext:value-type="float">
            <text:p>53.6355724505154</text:p>
          </table:table-cell>
        </table:table-row>
        <table:table-row table:style-name="ro1">
          <table:table-cell office:value-type="float" office:value="52.821364" calcext:value-type="float">
            <text:p>52.821364</text:p>
          </table:table-cell>
          <table:table-cell table:formula="of:=([.A84]-[.A83])*1000" office:value-type="float" office:value="17.4230000000009" calcext:value-type="float">
            <text:p>17.4230000000009</text:p>
          </table:table-cell>
          <table:table-cell table:formula="of:=1000/[.B84]" office:value-type="float" office:value="57.3953968891667" calcext:value-type="float">
            <text:p>57.3953968891667</text:p>
          </table:table-cell>
          <table:table-cell table:formula="of:=AVERAGE([.C82:.C84])" office:value-type="float" office:value="54.5404831079408" calcext:value-type="float">
            <text:p>54.5404831079408</text:p>
          </table:table-cell>
        </table:table-row>
        <table:table-row table:style-name="ro1">
          <table:table-cell office:value-type="float" office:value="52.8396" calcext:value-type="float">
            <text:p>52.8396</text:p>
          </table:table-cell>
          <table:table-cell table:formula="of:=([.A85]-[.A84])*1000" office:value-type="float" office:value="18.2359999999946" calcext:value-type="float">
            <text:p>18.2359999999946</text:p>
          </table:table-cell>
          <table:table-cell table:formula="of:=1000/[.B85]" office:value-type="float" office:value="54.8365869708432" calcext:value-type="float">
            <text:p>54.8365869708432</text:p>
          </table:table-cell>
          <table:table-cell table:formula="of:=AVERAGE([.C83:.C85])" office:value-type="float" office:value="55.4735925391552" calcext:value-type="float">
            <text:p>55.4735925391552</text:p>
          </table:table-cell>
        </table:table-row>
        <table:table-row table:style-name="ro1">
          <table:table-cell office:value-type="float" office:value="52.856663" calcext:value-type="float">
            <text:p>52.856663</text:p>
          </table:table-cell>
          <table:table-cell table:formula="of:=([.A86]-[.A85])*1000" office:value-type="float" office:value="17.0630000000003" calcext:value-type="float">
            <text:p>17.0630000000003</text:p>
          </table:table-cell>
          <table:table-cell table:formula="of:=1000/[.B86]" office:value-type="float" office:value="58.6063412061176" calcext:value-type="float">
            <text:p>58.6063412061176</text:p>
          </table:table-cell>
          <table:table-cell table:formula="of:=AVERAGE([.C84:.C86])" office:value-type="float" office:value="56.9461083553758" calcext:value-type="float">
            <text:p>56.9461083553758</text:p>
          </table:table-cell>
        </table:table-row>
        <table:table-row table:style-name="ro1">
          <table:table-cell office:value-type="float" office:value="52.874248" calcext:value-type="float">
            <text:p>52.874248</text:p>
          </table:table-cell>
          <table:table-cell table:formula="of:=([.A87]-[.A86])*1000" office:value-type="float" office:value="17.585000000004" calcext:value-type="float">
            <text:p>17.585000000004</text:p>
          </table:table-cell>
          <table:table-cell table:formula="of:=1000/[.B87]" office:value-type="float" office:value="56.8666477111046" calcext:value-type="float">
            <text:p>56.8666477111046</text:p>
          </table:table-cell>
          <table:table-cell table:formula="of:=AVERAGE([.C85:.C87])" office:value-type="float" office:value="56.7698586293551" calcext:value-type="float">
            <text:p>56.7698586293551</text:p>
          </table:table-cell>
        </table:table-row>
        <table:table-row table:style-name="ro1">
          <table:table-cell office:value-type="float" office:value="52.892582" calcext:value-type="float">
            <text:p>52.892582</text:p>
          </table:table-cell>
          <table:table-cell table:formula="of:=([.A88]-[.A87])*1000" office:value-type="float" office:value="18.3339999999959" calcext:value-type="float">
            <text:p>18.3339999999959</text:p>
          </table:table-cell>
          <table:table-cell table:formula="of:=1000/[.B88]" office:value-type="float" office:value="54.5434711465161" calcext:value-type="float">
            <text:p>54.5434711465161</text:p>
          </table:table-cell>
          <table:table-cell table:formula="of:=AVERAGE([.C86:.C88])" office:value-type="float" office:value="56.6721533545794" calcext:value-type="float">
            <text:p>56.6721533545794</text:p>
          </table:table-cell>
        </table:table-row>
        <table:table-row table:style-name="ro1">
          <table:table-cell office:value-type="float" office:value="52.91081" calcext:value-type="float">
            <text:p>52.91081</text:p>
          </table:table-cell>
          <table:table-cell table:formula="of:=([.A89]-[.A88])*1000" office:value-type="float" office:value="18.2280000000006" calcext:value-type="float">
            <text:p>18.2280000000006</text:p>
          </table:table-cell>
          <table:table-cell table:formula="of:=1000/[.B89]" office:value-type="float" office:value="54.8606539389932" calcext:value-type="float">
            <text:p>54.8606539389932</text:p>
          </table:table-cell>
          <table:table-cell table:formula="of:=AVERAGE([.C87:.C89])" office:value-type="float" office:value="55.4235909322046" calcext:value-type="float">
            <text:p>55.4235909322046</text:p>
          </table:table-cell>
        </table:table-row>
        <table:table-row table:style-name="ro1">
          <table:table-cell office:value-type="float" office:value="52.929384" calcext:value-type="float">
            <text:p>52.929384</text:p>
          </table:table-cell>
          <table:table-cell table:formula="of:=([.A90]-[.A89])*1000" office:value-type="float" office:value="18.574000000001" calcext:value-type="float">
            <text:p>18.574000000001</text:p>
          </table:table-cell>
          <table:table-cell table:formula="of:=1000/[.B90]" office:value-type="float" office:value="53.8386992570231" calcext:value-type="float">
            <text:p>53.8386992570231</text:p>
          </table:table-cell>
          <table:table-cell table:formula="of:=AVERAGE([.C88:.C90])" office:value-type="float" office:value="54.4142747808442" calcext:value-type="float">
            <text:p>54.4142747808442</text:p>
          </table:table-cell>
        </table:table-row>
        <table:table-row table:style-name="ro1">
          <table:table-cell office:value-type="float" office:value="52.946748" calcext:value-type="float">
            <text:p>52.946748</text:p>
          </table:table-cell>
          <table:table-cell table:formula="of:=([.A91]-[.A90])*1000" office:value-type="float" office:value="17.3640000000006" calcext:value-type="float">
            <text:p>17.3640000000006</text:p>
          </table:table-cell>
          <table:table-cell table:formula="of:=1000/[.B91]" office:value-type="float" office:value="57.5904169546168" calcext:value-type="float">
            <text:p>57.5904169546168</text:p>
          </table:table-cell>
          <table:table-cell table:formula="of:=AVERAGE([.C89:.C91])" office:value-type="float" office:value="55.4299233835444" calcext:value-type="float">
            <text:p>55.4299233835444</text:p>
          </table:table-cell>
        </table:table-row>
        <table:table-row table:style-name="ro1">
          <table:table-cell office:value-type="float" office:value="52.96978" calcext:value-type="float">
            <text:p>52.96978</text:p>
          </table:table-cell>
          <table:table-cell table:formula="of:=([.A92]-[.A91])*1000" office:value-type="float" office:value="23.0320000000006" calcext:value-type="float">
            <text:p>23.0320000000006</text:p>
          </table:table-cell>
          <table:table-cell table:formula="of:=1000/[.B92]" office:value-type="float" office:value="43.4178534213257" calcext:value-type="float">
            <text:p>43.4178534213257</text:p>
          </table:table-cell>
          <table:table-cell table:formula="of:=AVERAGE([.C90:.C92])" office:value-type="float" office:value="51.6156565443219" calcext:value-type="float">
            <text:p>51.6156565443219</text:p>
          </table:table-cell>
        </table:table-row>
        <table:table-row table:style-name="ro1">
          <table:table-cell office:value-type="float" office:value="52.986523" calcext:value-type="float">
            <text:p>52.986523</text:p>
          </table:table-cell>
          <table:table-cell table:formula="of:=([.A93]-[.A92])*1000" office:value-type="float" office:value="16.7429999999982" calcext:value-type="float">
            <text:p>16.7429999999982</text:p>
          </table:table-cell>
          <table:table-cell table:formula="of:=1000/[.B93]" office:value-type="float" office:value="59.726452845972" calcext:value-type="float">
            <text:p>59.726452845972</text:p>
          </table:table-cell>
          <table:table-cell table:formula="of:=AVERAGE([.C91:.C93])" office:value-type="float" office:value="53.5782410739715" calcext:value-type="float">
            <text:p>53.5782410739715</text:p>
          </table:table-cell>
        </table:table-row>
        <table:table-row table:style-name="ro1">
          <table:table-cell office:value-type="float" office:value="53.00432" calcext:value-type="float">
            <text:p>53.00432</text:p>
          </table:table-cell>
          <table:table-cell table:formula="of:=([.A94]-[.A93])*1000" office:value-type="float" office:value="17.7970000000016" calcext:value-type="float">
            <text:p>17.7970000000016</text:p>
          </table:table-cell>
          <table:table-cell table:formula="of:=1000/[.B94]" office:value-type="float" office:value="56.1892453784295" calcext:value-type="float">
            <text:p>56.1892453784295</text:p>
          </table:table-cell>
          <table:table-cell table:formula="of:=AVERAGE([.C92:.C94])" office:value-type="float" office:value="53.1111838819091" calcext:value-type="float">
            <text:p>53.1111838819091</text:p>
          </table:table-cell>
        </table:table-row>
        <table:table-row table:style-name="ro1">
          <table:table-cell office:value-type="float" office:value="53.021043" calcext:value-type="float">
            <text:p>53.021043</text:p>
          </table:table-cell>
          <table:table-cell table:formula="of:=([.A95]-[.A94])*1000" office:value-type="float" office:value="16.7229999999989" calcext:value-type="float">
            <text:p>16.7229999999989</text:p>
          </table:table-cell>
          <table:table-cell table:formula="of:=1000/[.B95]" office:value-type="float" office:value="59.7978831549401" calcext:value-type="float">
            <text:p>59.7978831549401</text:p>
          </table:table-cell>
          <table:table-cell table:formula="of:=AVERAGE([.C93:.C95])" office:value-type="float" office:value="58.5711937931139" calcext:value-type="float">
            <text:p>58.5711937931139</text:p>
          </table:table-cell>
        </table:table-row>
        <table:table-row table:style-name="ro1">
          <table:table-cell office:value-type="float" office:value="53.037635" calcext:value-type="float">
            <text:p>53.037635</text:p>
          </table:table-cell>
          <table:table-cell table:formula="of:=([.A96]-[.A95])*1000" office:value-type="float" office:value="16.5920000000028" calcext:value-type="float">
            <text:p>16.5920000000028</text:p>
          </table:table-cell>
          <table:table-cell table:formula="of:=1000/[.B96]" office:value-type="float" office:value="60.2700096431913" calcext:value-type="float">
            <text:p>60.2700096431913</text:p>
          </table:table-cell>
          <table:table-cell table:formula="of:=AVERAGE([.C94:.C96])" office:value-type="float" office:value="58.752379392187" calcext:value-type="float">
            <text:p>58.752379392187</text:p>
          </table:table-cell>
        </table:table-row>
        <table:table-row table:style-name="ro1">
          <table:table-cell office:value-type="float" office:value="53.055315" calcext:value-type="float">
            <text:p>53.055315</text:p>
          </table:table-cell>
          <table:table-cell table:formula="of:=([.A97]-[.A96])*1000" office:value-type="float" office:value="17.6799999999986" calcext:value-type="float">
            <text:p>17.6799999999986</text:p>
          </table:table-cell>
          <table:table-cell table:formula="of:=1000/[.B97]" office:value-type="float" office:value="56.5610859728552" calcext:value-type="float">
            <text:p>56.5610859728552</text:p>
          </table:table-cell>
          <table:table-cell table:formula="of:=AVERAGE([.C95:.C97])" office:value-type="float" office:value="58.8763262569955" calcext:value-type="float">
            <text:p>58.8763262569955</text:p>
          </table:table-cell>
        </table:table-row>
        <table:table-row table:style-name="ro1">
          <table:table-cell office:value-type="float" office:value="53.071797" calcext:value-type="float">
            <text:p>53.071797</text:p>
          </table:table-cell>
          <table:table-cell table:formula="of:=([.A98]-[.A97])*1000" office:value-type="float" office:value="16.4819999999963" calcext:value-type="float">
            <text:p>16.4819999999963</text:p>
          </table:table-cell>
          <table:table-cell table:formula="of:=1000/[.B98]" office:value-type="float" office:value="60.6722485135434" calcext:value-type="float">
            <text:p>60.6722485135434</text:p>
          </table:table-cell>
          <table:table-cell table:formula="of:=AVERAGE([.C96:.C98])" office:value-type="float" office:value="59.16778137653" calcext:value-type="float">
            <text:p>59.16778137653</text:p>
          </table:table-cell>
        </table:table-row>
        <table:table-row table:style-name="ro1">
          <table:table-cell office:value-type="float" office:value="53.08832" calcext:value-type="float">
            <text:p>53.08832</text:p>
          </table:table-cell>
          <table:table-cell table:formula="of:=([.A99]-[.A98])*1000" office:value-type="float" office:value="16.5230000000065" calcext:value-type="float">
            <text:p>16.5230000000065</text:p>
          </table:table-cell>
          <table:table-cell table:formula="of:=1000/[.B99]" office:value-type="float" office:value="60.5216970283608" calcext:value-type="float">
            <text:p>60.5216970283608</text:p>
          </table:table-cell>
          <table:table-cell table:formula="of:=AVERAGE([.C97:.C99])" office:value-type="float" office:value="59.2516771715865" calcext:value-type="float">
            <text:p>59.2516771715865</text:p>
          </table:table-cell>
        </table:table-row>
        <table:table-row table:style-name="ro1">
          <table:table-cell office:value-type="float" office:value="53.105795" calcext:value-type="float">
            <text:p>53.105795</text:p>
          </table:table-cell>
          <table:table-cell table:formula="of:=([.A100]-[.A99])*1000" office:value-type="float" office:value="17.4749999999975" calcext:value-type="float">
            <text:p>17.4749999999975</text:p>
          </table:table-cell>
          <table:table-cell table:formula="of:=1000/[.B100]" office:value-type="float" office:value="57.2246065808381" calcext:value-type="float">
            <text:p>57.2246065808381</text:p>
          </table:table-cell>
          <table:table-cell table:formula="of:=AVERAGE([.C98:.C100])" office:value-type="float" office:value="59.4728507075808" calcext:value-type="float">
            <text:p>59.4728507075808</text:p>
          </table:table-cell>
        </table:table-row>
        <table:table-row table:style-name="ro1">
          <table:table-cell office:value-type="float" office:value="53.122179" calcext:value-type="float">
            <text:p>53.122179</text:p>
          </table:table-cell>
          <table:table-cell table:formula="of:=([.A101]-[.A100])*1000" office:value-type="float" office:value="16.3840000000022" calcext:value-type="float">
            <text:p>16.3840000000022</text:p>
          </table:table-cell>
          <table:table-cell table:formula="of:=1000/[.B101]" office:value-type="float" office:value="61.0351562499919" calcext:value-type="float">
            <text:p>61.0351562499919</text:p>
          </table:table-cell>
          <table:table-cell table:formula="of:=AVERAGE([.C99:.C101])" office:value-type="float" office:value="59.5938199530636" calcext:value-type="float">
            <text:p>59.5938199530636</text:p>
          </table:table-cell>
        </table:table-row>
        <table:table-row table:style-name="ro1">
          <table:table-cell office:value-type="float" office:value="53.138552" calcext:value-type="float">
            <text:p>53.138552</text:p>
          </table:table-cell>
          <table:table-cell table:formula="of:=([.A102]-[.A101])*1000" office:value-type="float" office:value="16.3729999999944" calcext:value-type="float">
            <text:p>16.3729999999944</text:p>
          </table:table-cell>
          <table:table-cell table:formula="of:=1000/[.B102]" office:value-type="float" office:value="61.0761619740024" calcext:value-type="float">
            <text:p>61.0761619740024</text:p>
          </table:table-cell>
          <table:table-cell table:formula="of:=AVERAGE([.C100:.C102])" office:value-type="float" office:value="59.7786416016108" calcext:value-type="float">
            <text:p>59.7786416016108</text:p>
          </table:table-cell>
        </table:table-row>
        <table:table-row table:style-name="ro1">
          <table:table-cell office:value-type="float" office:value="53.156291" calcext:value-type="float">
            <text:p>53.156291</text:p>
          </table:table-cell>
          <table:table-cell table:formula="of:=([.A103]-[.A102])*1000" office:value-type="float" office:value="17.7390000000059" calcext:value-type="float">
            <text:p>17.7390000000059</text:p>
          </table:table-cell>
          <table:table-cell table:formula="of:=1000/[.B103]" office:value-type="float" office:value="56.3729635266737" calcext:value-type="float">
            <text:p>56.3729635266737</text:p>
          </table:table-cell>
          <table:table-cell table:formula="of:=AVERAGE([.C101:.C103])" office:value-type="float" office:value="59.494760583556" calcext:value-type="float">
            <text:p>59.494760583556</text:p>
          </table:table-cell>
        </table:table-row>
        <table:table-row table:style-name="ro1">
          <table:table-cell office:value-type="float" office:value="53.172671" calcext:value-type="float">
            <text:p>53.172671</text:p>
          </table:table-cell>
          <table:table-cell table:formula="of:=([.A104]-[.A103])*1000" office:value-type="float" office:value="16.3799999999981" calcext:value-type="float">
            <text:p>16.3799999999981</text:p>
          </table:table-cell>
          <table:table-cell table:formula="of:=1000/[.B104]" office:value-type="float" office:value="61.0500610500683" calcext:value-type="float">
            <text:p>61.0500610500683</text:p>
          </table:table-cell>
          <table:table-cell table:formula="of:=AVERAGE([.C102:.C104])" office:value-type="float" office:value="59.4997288502481" calcext:value-type="float">
            <text:p>59.4997288502481</text:p>
          </table:table-cell>
        </table:table-row>
        <table:table-row table:style-name="ro1">
          <table:table-cell office:value-type="float" office:value="53.189076" calcext:value-type="float">
            <text:p>53.189076</text:p>
          </table:table-cell>
          <table:table-cell table:formula="of:=([.A105]-[.A104])*1000" office:value-type="float" office:value="16.4049999999989" calcext:value-type="float">
            <text:p>16.4049999999989</text:p>
          </table:table-cell>
          <table:table-cell table:formula="of:=1000/[.B105]" office:value-type="float" office:value="60.9570252971696" calcext:value-type="float">
            <text:p>60.9570252971696</text:p>
          </table:table-cell>
          <table:table-cell table:formula="of:=AVERAGE([.C103:.C105])" office:value-type="float" office:value="59.4600166246372" calcext:value-type="float">
            <text:p>59.4600166246372</text:p>
          </table:table-cell>
        </table:table-row>
        <table:table-row table:style-name="ro1">
          <table:table-cell office:value-type="float" office:value="53.20721" calcext:value-type="float">
            <text:p>53.20721</text:p>
          </table:table-cell>
          <table:table-cell table:formula="of:=([.A106]-[.A105])*1000" office:value-type="float" office:value="18.1340000000034" calcext:value-type="float">
            <text:p>18.1340000000034</text:p>
          </table:table-cell>
          <table:table-cell table:formula="of:=1000/[.B106]" office:value-type="float" office:value="55.1450314326575" calcext:value-type="float">
            <text:p>55.1450314326575</text:p>
          </table:table-cell>
          <table:table-cell table:formula="of:=AVERAGE([.C104:.C106])" office:value-type="float" office:value="59.0507059266318" calcext:value-type="float">
            <text:p>59.0507059266318</text:p>
          </table:table-cell>
        </table:table-row>
        <table:table-row table:style-name="ro1">
          <table:table-cell office:value-type="float" office:value="53.224068" calcext:value-type="float">
            <text:p>53.224068</text:p>
          </table:table-cell>
          <table:table-cell table:formula="of:=([.A107]-[.A106])*1000" office:value-type="float" office:value="16.8579999999992" calcext:value-type="float">
            <text:p>16.8579999999992</text:p>
          </table:table-cell>
          <table:table-cell table:formula="of:=1000/[.B107]" office:value-type="float" office:value="59.3190176770703" calcext:value-type="float">
            <text:p>59.3190176770703</text:p>
          </table:table-cell>
          <table:table-cell table:formula="of:=AVERAGE([.C105:.C107])" office:value-type="float" office:value="58.4736914689658" calcext:value-type="float">
            <text:p>58.4736914689658</text:p>
          </table:table-cell>
        </table:table-row>
        <table:table-row table:style-name="ro1">
          <table:table-cell office:value-type="float" office:value="53.242326" calcext:value-type="float">
            <text:p>53.242326</text:p>
          </table:table-cell>
          <table:table-cell table:formula="of:=([.A108]-[.A107])*1000" office:value-type="float" office:value="18.2579999999959" calcext:value-type="float">
            <text:p>18.2579999999959</text:p>
          </table:table-cell>
          <table:table-cell table:formula="of:=1000/[.B108]" office:value-type="float" office:value="54.7705115565903" calcext:value-type="float">
            <text:p>54.7705115565903</text:p>
          </table:table-cell>
          <table:table-cell table:formula="of:=AVERAGE([.C106:.C108])" office:value-type="float" office:value="56.411520222106" calcext:value-type="float">
            <text:p>56.411520222106</text:p>
          </table:table-cell>
        </table:table-row>
        <table:table-row table:style-name="ro1">
          <table:table-cell office:value-type="float" office:value="53.26016" calcext:value-type="float">
            <text:p>53.26016</text:p>
          </table:table-cell>
          <table:table-cell table:formula="of:=([.A109]-[.A108])*1000" office:value-type="float" office:value="17.8340000000006" calcext:value-type="float">
            <text:p>17.8340000000006</text:p>
          </table:table-cell>
          <table:table-cell table:formula="of:=1000/[.B109]" office:value-type="float" office:value="56.0726701805522" calcext:value-type="float">
            <text:p>56.0726701805522</text:p>
          </table:table-cell>
          <table:table-cell table:formula="of:=AVERAGE([.C107:.C109])" office:value-type="float" office:value="56.7207331380709" calcext:value-type="float">
            <text:p>56.7207331380709</text:p>
          </table:table-cell>
        </table:table-row>
        <table:table-row table:style-name="ro1">
          <table:table-cell office:value-type="float" office:value="53.278423" calcext:value-type="float">
            <text:p>53.278423</text:p>
          </table:table-cell>
          <table:table-cell table:formula="of:=([.A110]-[.A109])*1000" office:value-type="float" office:value="18.2629999999975" calcext:value-type="float">
            <text:p>18.2629999999975</text:p>
          </table:table-cell>
          <table:table-cell table:formula="of:=1000/[.B110]" office:value-type="float" office:value="54.7555166183069" calcext:value-type="float">
            <text:p>54.7555166183069</text:p>
          </table:table-cell>
          <table:table-cell table:formula="of:=AVERAGE([.C108:.C110])" office:value-type="float" office:value="55.1995661184831" calcext:value-type="float">
            <text:p>55.1995661184831</text:p>
          </table:table-cell>
        </table:table-row>
        <table:table-row table:style-name="ro1">
          <table:table-cell office:value-type="float" office:value="53.297807" calcext:value-type="float">
            <text:p>53.297807</text:p>
          </table:table-cell>
          <table:table-cell table:formula="of:=([.A111]-[.A110])*1000" office:value-type="float" office:value="19.3840000000023" calcext:value-type="float">
            <text:p>19.3840000000023</text:p>
          </table:table-cell>
          <table:table-cell table:formula="of:=1000/[.B111]" office:value-type="float" office:value="51.5889393314013" calcext:value-type="float">
            <text:p>51.5889393314013</text:p>
          </table:table-cell>
          <table:table-cell table:formula="of:=AVERAGE([.C109:.C111])" office:value-type="float" office:value="54.1390420434201" calcext:value-type="float">
            <text:p>54.1390420434201</text:p>
          </table:table-cell>
        </table:table-row>
        <table:table-row table:style-name="ro1">
          <table:table-cell office:value-type="float" office:value="53.314885" calcext:value-type="float">
            <text:p>53.314885</text:p>
          </table:table-cell>
          <table:table-cell table:formula="of:=([.A112]-[.A111])*1000" office:value-type="float" office:value="17.0779999999979" calcext:value-type="float">
            <text:p>17.0779999999979</text:p>
          </table:table-cell>
          <table:table-cell table:formula="of:=1000/[.B112]" office:value-type="float" office:value="58.5548659093642" calcext:value-type="float">
            <text:p>58.5548659093642</text:p>
          </table:table-cell>
          <table:table-cell table:formula="of:=AVERAGE([.C110:.C112])" office:value-type="float" office:value="54.9664406196908" calcext:value-type="float">
            <text:p>54.9664406196908</text:p>
          </table:table-cell>
        </table:table-row>
        <table:table-row table:style-name="ro1">
          <table:table-cell office:value-type="float" office:value="53.332065" calcext:value-type="float">
            <text:p>53.332065</text:p>
          </table:table-cell>
          <table:table-cell table:formula="of:=([.A113]-[.A112])*1000" office:value-type="float" office:value="17.1800000000033" calcext:value-type="float">
            <text:p>17.1800000000033</text:p>
          </table:table-cell>
          <table:table-cell table:formula="of:=1000/[.B113]" office:value-type="float" office:value="58.207217694983" calcext:value-type="float">
            <text:p>58.207217694983</text:p>
          </table:table-cell>
          <table:table-cell table:formula="of:=AVERAGE([.C111:.C113])" office:value-type="float" office:value="56.1170076452495" calcext:value-type="float">
            <text:p>56.1170076452495</text:p>
          </table:table-cell>
        </table:table-row>
        <table:table-row table:style-name="ro1">
          <table:table-cell office:value-type="float" office:value="53.35101" calcext:value-type="float">
            <text:p>53.35101</text:p>
          </table:table-cell>
          <table:table-cell table:formula="of:=([.A114]-[.A113])*1000" office:value-type="float" office:value="18.9450000000022" calcext:value-type="float">
            <text:p>18.9450000000022</text:p>
          </table:table-cell>
          <table:table-cell table:formula="of:=1000/[.B114]" office:value-type="float" office:value="52.7843758247497" calcext:value-type="float">
            <text:p>52.7843758247497</text:p>
          </table:table-cell>
          <table:table-cell table:formula="of:=AVERAGE([.C112:.C114])" office:value-type="float" office:value="56.5154864763656" calcext:value-type="float">
            <text:p>56.5154864763656</text:p>
          </table:table-cell>
        </table:table-row>
        <table:table-row table:style-name="ro1">
          <table:table-cell office:value-type="float" office:value="53.369943" calcext:value-type="float">
            <text:p>53.369943</text:p>
          </table:table-cell>
          <table:table-cell table:formula="of:=([.A115]-[.A114])*1000" office:value-type="float" office:value="18.932999999997" calcext:value-type="float">
            <text:p>18.932999999997</text:p>
          </table:table-cell>
          <table:table-cell table:formula="of:=1000/[.B115]" office:value-type="float" office:value="52.8178312998553" calcext:value-type="float">
            <text:p>52.8178312998553</text:p>
          </table:table-cell>
          <table:table-cell table:formula="of:=AVERAGE([.C113:.C115])" office:value-type="float" office:value="54.6031416065293" calcext:value-type="float">
            <text:p>54.6031416065293</text:p>
          </table:table-cell>
        </table:table-row>
        <table:table-row table:style-name="ro1">
          <table:table-cell office:value-type="float" office:value="53.387674" calcext:value-type="float">
            <text:p>53.387674</text:p>
          </table:table-cell>
          <table:table-cell table:formula="of:=([.A116]-[.A115])*1000" office:value-type="float" office:value="17.7309999999977" calcext:value-type="float">
            <text:p>17.7309999999977</text:p>
          </table:table-cell>
          <table:table-cell table:formula="of:=1000/[.B116]" office:value-type="float" office:value="56.3983982854959" calcext:value-type="float">
            <text:p>56.3983982854959</text:p>
          </table:table-cell>
          <table:table-cell table:formula="of:=AVERAGE([.C114:.C116])" office:value-type="float" office:value="54.000201803367" calcext:value-type="float">
            <text:p>54.000201803367</text:p>
          </table:table-cell>
        </table:table-row>
        <table:table-row table:style-name="ro1">
          <table:table-cell office:value-type="float" office:value="53.405835" calcext:value-type="float">
            <text:p>53.405835</text:p>
          </table:table-cell>
          <table:table-cell table:formula="of:=([.A117]-[.A116])*1000" office:value-type="float" office:value="18.1610000000063" calcext:value-type="float">
            <text:p>18.1610000000063</text:p>
          </table:table-cell>
          <table:table-cell table:formula="of:=1000/[.B117]" office:value-type="float" office:value="55.0630471890123" calcext:value-type="float">
            <text:p>55.0630471890123</text:p>
          </table:table-cell>
          <table:table-cell table:formula="of:=AVERAGE([.C115:.C117])" office:value-type="float" office:value="54.7597589247878" calcext:value-type="float">
            <text:p>54.7597589247878</text:p>
          </table:table-cell>
        </table:table-row>
        <table:table-row table:style-name="ro1">
          <table:table-cell office:value-type="float" office:value="53.423459" calcext:value-type="float">
            <text:p>53.423459</text:p>
          </table:table-cell>
          <table:table-cell table:formula="of:=([.A118]-[.A117])*1000" office:value-type="float" office:value="17.6239999999979" calcext:value-type="float">
            <text:p>17.6239999999979</text:p>
          </table:table-cell>
          <table:table-cell table:formula="of:=1000/[.B118]" office:value-type="float" office:value="56.7408079891126" calcext:value-type="float">
            <text:p>56.7408079891126</text:p>
          </table:table-cell>
          <table:table-cell table:formula="of:=AVERAGE([.C116:.C118])" office:value-type="float" office:value="56.067417821207" calcext:value-type="float">
            <text:p>56.067417821207</text:p>
          </table:table-cell>
        </table:table-row>
        <table:table-row table:style-name="ro1">
          <table:table-cell office:value-type="float" office:value="53.4407" calcext:value-type="float">
            <text:p>53.4407</text:p>
          </table:table-cell>
          <table:table-cell table:formula="of:=([.A119]-[.A118])*1000" office:value-type="float" office:value="17.2409999999985" calcext:value-type="float">
            <text:p>17.2409999999985</text:p>
          </table:table-cell>
          <table:table-cell table:formula="of:=1000/[.B119]" office:value-type="float" office:value="58.0012760280776" calcext:value-type="float">
            <text:p>58.0012760280776</text:p>
          </table:table-cell>
          <table:table-cell table:formula="of:=AVERAGE([.C117:.C119])" office:value-type="float" office:value="56.6017104020675" calcext:value-type="float">
            <text:p>56.6017104020675</text:p>
          </table:table-cell>
        </table:table-row>
        <table:table-row table:style-name="ro1">
          <table:table-cell office:value-type="float" office:value="53.459257" calcext:value-type="float">
            <text:p>53.459257</text:p>
          </table:table-cell>
          <table:table-cell table:formula="of:=([.A120]-[.A119])*1000" office:value-type="float" office:value="18.5570000000013" calcext:value-type="float">
            <text:p>18.5570000000013</text:p>
          </table:table-cell>
          <table:table-cell table:formula="of:=1000/[.B120]" office:value-type="float" office:value="53.8880206929963" calcext:value-type="float">
            <text:p>53.8880206929963</text:p>
          </table:table-cell>
          <table:table-cell table:formula="of:=AVERAGE([.C118:.C120])" office:value-type="float" office:value="56.2100349033955" calcext:value-type="float">
            <text:p>56.2100349033955</text:p>
          </table:table-cell>
        </table:table-row>
        <table:table-row table:style-name="ro1">
          <table:table-cell office:value-type="float" office:value="53.477481" calcext:value-type="float">
            <text:p>53.477481</text:p>
          </table:table-cell>
          <table:table-cell table:formula="of:=([.A121]-[.A120])*1000" office:value-type="float" office:value="18.2239999999965" calcext:value-type="float">
            <text:p>18.2239999999965</text:p>
          </table:table-cell>
          <table:table-cell table:formula="of:=1000/[.B121]" office:value-type="float" office:value="54.8726953468061" calcext:value-type="float">
            <text:p>54.8726953468061</text:p>
          </table:table-cell>
          <table:table-cell table:formula="of:=AVERAGE([.C119:.C121])" office:value-type="float" office:value="55.5873306892933" calcext:value-type="float">
            <text:p>55.5873306892933</text:p>
          </table:table-cell>
        </table:table-row>
        <table:table-row table:style-name="ro1">
          <table:table-cell office:value-type="float" office:value="53.495202" calcext:value-type="float">
            <text:p>53.495202</text:p>
          </table:table-cell>
          <table:table-cell table:formula="of:=([.A122]-[.A121])*1000" office:value-type="float" office:value="17.7210000000017" calcext:value-type="float">
            <text:p>17.7210000000017</text:p>
          </table:table-cell>
          <table:table-cell table:formula="of:=1000/[.B122]" office:value-type="float" office:value="56.4302240279841" calcext:value-type="float">
            <text:p>56.4302240279841</text:p>
          </table:table-cell>
          <table:table-cell table:formula="of:=AVERAGE([.C120:.C122])" office:value-type="float" office:value="55.0636466892622" calcext:value-type="float">
            <text:p>55.0636466892622</text:p>
          </table:table-cell>
        </table:table-row>
        <table:table-row table:style-name="ro1">
          <table:table-cell office:value-type="float" office:value="53.515419" calcext:value-type="float">
            <text:p>53.515419</text:p>
          </table:table-cell>
          <table:table-cell table:formula="of:=([.A123]-[.A122])*1000" office:value-type="float" office:value="20.2170000000024" calcext:value-type="float">
            <text:p>20.2170000000024</text:p>
          </table:table-cell>
          <table:table-cell table:formula="of:=1000/[.B123]" office:value-type="float" office:value="49.4633229460297" calcext:value-type="float">
            <text:p>49.4633229460297</text:p>
          </table:table-cell>
          <table:table-cell table:formula="of:=AVERAGE([.C121:.C123])" office:value-type="float" office:value="53.5887474402733" calcext:value-type="float">
            <text:p>53.5887474402733</text:p>
          </table:table-cell>
        </table:table-row>
        <table:table-row table:style-name="ro1">
          <table:table-cell office:value-type="float" office:value="53.533807" calcext:value-type="float">
            <text:p>53.533807</text:p>
          </table:table-cell>
          <table:table-cell table:formula="of:=([.A124]-[.A123])*1000" office:value-type="float" office:value="18.3880000000016" calcext:value-type="float">
            <text:p>18.3880000000016</text:p>
          </table:table-cell>
          <table:table-cell table:formula="of:=1000/[.B124]" office:value-type="float" office:value="54.3832934522467" calcext:value-type="float">
            <text:p>54.3832934522467</text:p>
          </table:table-cell>
          <table:table-cell table:formula="of:=AVERAGE([.C122:.C124])" office:value-type="float" office:value="53.4256134754202" calcext:value-type="float">
            <text:p>53.4256134754202</text:p>
          </table:table-cell>
        </table:table-row>
        <table:table-row table:style-name="ro1">
          <table:table-cell office:value-type="float" office:value="53.552398" calcext:value-type="float">
            <text:p>53.552398</text:p>
          </table:table-cell>
          <table:table-cell table:formula="of:=([.A125]-[.A124])*1000" office:value-type="float" office:value="18.5909999999936" calcext:value-type="float">
            <text:p>18.5909999999936</text:p>
          </table:table-cell>
          <table:table-cell table:formula="of:=1000/[.B125]" office:value-type="float" office:value="53.7894680221798" calcext:value-type="float">
            <text:p>53.7894680221798</text:p>
          </table:table-cell>
          <table:table-cell table:formula="of:=AVERAGE([.C123:.C125])" office:value-type="float" office:value="52.5453614734854" calcext:value-type="float">
            <text:p>52.5453614734854</text:p>
          </table:table-cell>
        </table:table-row>
        <table:table-row table:style-name="ro1">
          <table:table-cell office:value-type="float" office:value="53.571926" calcext:value-type="float">
            <text:p>53.571926</text:p>
          </table:table-cell>
          <table:table-cell table:formula="of:=([.A126]-[.A125])*1000" office:value-type="float" office:value="19.5280000000011" calcext:value-type="float">
            <text:p>19.5280000000011</text:p>
          </table:table-cell>
          <table:table-cell table:formula="of:=1000/[.B126]" office:value-type="float" office:value="51.2085210979078" calcext:value-type="float">
            <text:p>51.2085210979078</text:p>
          </table:table-cell>
          <table:table-cell table:formula="of:=AVERAGE([.C124:.C126])" office:value-type="float" office:value="53.1270941907781" calcext:value-type="float">
            <text:p>53.1270941907781</text:p>
          </table:table-cell>
        </table:table-row>
        <table:table-row table:style-name="ro1">
          <table:table-cell office:value-type="float" office:value="53.590226" calcext:value-type="float">
            <text:p>53.590226</text:p>
          </table:table-cell>
          <table:table-cell table:formula="of:=([.A127]-[.A126])*1000" office:value-type="float" office:value="18.3000000000035" calcext:value-type="float">
            <text:p>18.3000000000035</text:p>
          </table:table-cell>
          <table:table-cell table:formula="of:=1000/[.B127]" office:value-type="float" office:value="54.6448087431588" calcext:value-type="float">
            <text:p>54.6448087431588</text:p>
          </table:table-cell>
          <table:table-cell table:formula="of:=AVERAGE([.C125:.C127])" office:value-type="float" office:value="53.2142659544155" calcext:value-type="float">
            <text:p>53.2142659544155</text:p>
          </table:table-cell>
        </table:table-row>
        <table:table-row table:style-name="ro1">
          <table:table-cell office:value-type="float" office:value="53.608431" calcext:value-type="float">
            <text:p>53.608431</text:p>
          </table:table-cell>
          <table:table-cell table:formula="of:=([.A128]-[.A127])*1000" office:value-type="float" office:value="18.2050000000018" calcext:value-type="float">
            <text:p>18.2050000000018</text:p>
          </table:table-cell>
          <table:table-cell table:formula="of:=1000/[.B128]" office:value-type="float" office:value="54.9299642955178" calcext:value-type="float">
            <text:p>54.9299642955178</text:p>
          </table:table-cell>
          <table:table-cell table:formula="of:=AVERAGE([.C126:.C128])" office:value-type="float" office:value="53.5944313788615" calcext:value-type="float">
            <text:p>53.5944313788615</text:p>
          </table:table-cell>
        </table:table-row>
        <table:table-row table:style-name="ro1">
          <table:table-cell office:value-type="float" office:value="53.627075" calcext:value-type="float">
            <text:p>53.627075</text:p>
          </table:table-cell>
          <table:table-cell table:formula="of:=([.A129]-[.A128])*1000" office:value-type="float" office:value="18.6439999999948" calcext:value-type="float">
            <text:p>18.6439999999948</text:p>
          </table:table-cell>
          <table:table-cell table:formula="of:=1000/[.B129]" office:value-type="float" office:value="53.6365586784102" calcext:value-type="float">
            <text:p>53.6365586784102</text:p>
          </table:table-cell>
          <table:table-cell table:formula="of:=AVERAGE([.C127:.C129])" office:value-type="float" office:value="54.403777239029" calcext:value-type="float">
            <text:p>54.403777239029</text:p>
          </table:table-cell>
        </table:table-row>
        <table:table-row table:style-name="ro1">
          <table:table-cell office:value-type="float" office:value="53.644467" calcext:value-type="float">
            <text:p>53.644467</text:p>
          </table:table-cell>
          <table:table-cell table:formula="of:=([.A130]-[.A129])*1000" office:value-type="float" office:value="17.392000000001" calcext:value-type="float">
            <text:p>17.392000000001</text:p>
          </table:table-cell>
          <table:table-cell table:formula="of:=1000/[.B130]" office:value-type="float" office:value="57.4977000919931" calcext:value-type="float">
            <text:p>57.4977000919931</text:p>
          </table:table-cell>
          <table:table-cell table:formula="of:=AVERAGE([.C128:.C130])" office:value-type="float" office:value="55.3547410219737" calcext:value-type="float">
            <text:p>55.3547410219737</text:p>
          </table:table-cell>
        </table:table-row>
        <table:table-row table:style-name="ro1">
          <table:table-cell office:value-type="float" office:value="53.661957" calcext:value-type="float">
            <text:p>53.661957</text:p>
          </table:table-cell>
          <table:table-cell table:formula="of:=([.A131]-[.A130])*1000" office:value-type="float" office:value="17.4900000000022" calcext:value-type="float">
            <text:p>17.4900000000022</text:p>
          </table:table-cell>
          <table:table-cell table:formula="of:=1000/[.B131]" office:value-type="float" office:value="57.1755288736348" calcext:value-type="float">
            <text:p>57.1755288736348</text:p>
          </table:table-cell>
          <table:table-cell table:formula="of:=AVERAGE([.C129:.C131])" office:value-type="float" office:value="56.1032625480127" calcext:value-type="float">
            <text:p>56.1032625480127</text:p>
          </table:table-cell>
        </table:table-row>
        <table:table-row table:style-name="ro1">
          <table:table-cell office:value-type="float" office:value="53.680742" calcext:value-type="float">
            <text:p>53.680742</text:p>
          </table:table-cell>
          <table:table-cell table:formula="of:=([.A132]-[.A131])*1000" office:value-type="float" office:value="18.7850000000012" calcext:value-type="float">
            <text:p>18.7850000000012</text:p>
          </table:table-cell>
          <table:table-cell table:formula="of:=1000/[.B132]" office:value-type="float" office:value="53.2339632685621" calcext:value-type="float">
            <text:p>53.2339632685621</text:p>
          </table:table-cell>
          <table:table-cell table:formula="of:=AVERAGE([.C130:.C132])" office:value-type="float" office:value="55.9690640780633" calcext:value-type="float">
            <text:p>55.9690640780633</text:p>
          </table:table-cell>
        </table:table-row>
        <table:table-row table:style-name="ro1">
          <table:table-cell office:value-type="float" office:value="53.698135" calcext:value-type="float">
            <text:p>53.698135</text:p>
          </table:table-cell>
          <table:table-cell table:formula="of:=([.A133]-[.A132])*1000" office:value-type="float" office:value="17.3929999999984" calcext:value-type="float">
            <text:p>17.3929999999984</text:p>
          </table:table-cell>
          <table:table-cell table:formula="of:=1000/[.B133]" office:value-type="float" office:value="57.4943942965613" calcext:value-type="float">
            <text:p>57.4943942965613</text:p>
          </table:table-cell>
          <table:table-cell table:formula="of:=AVERAGE([.C131:.C133])" office:value-type="float" office:value="55.9679621462527" calcext:value-type="float">
            <text:p>55.9679621462527</text:p>
          </table:table-cell>
        </table:table-row>
        <table:table-row table:style-name="ro1">
          <table:table-cell office:value-type="float" office:value="53.715965" calcext:value-type="float">
            <text:p>53.715965</text:p>
          </table:table-cell>
          <table:table-cell table:formula="of:=([.A134]-[.A133])*1000" office:value-type="float" office:value="17.8299999999965" calcext:value-type="float">
            <text:p>17.8299999999965</text:p>
          </table:table-cell>
          <table:table-cell table:formula="of:=1000/[.B134]" office:value-type="float" office:value="56.0852495793718" calcext:value-type="float">
            <text:p>56.0852495793718</text:p>
          </table:table-cell>
          <table:table-cell table:formula="of:=AVERAGE([.C132:.C134])" office:value-type="float" office:value="55.6045357148317" calcext:value-type="float">
            <text:p>55.6045357148317</text:p>
          </table:table-cell>
        </table:table-row>
        <table:table-row table:style-name="ro1">
          <table:table-cell office:value-type="float" office:value="53.734962" calcext:value-type="float">
            <text:p>53.734962</text:p>
          </table:table-cell>
          <table:table-cell table:formula="of:=([.A135]-[.A134])*1000" office:value-type="float" office:value="18.9970000000059" calcext:value-type="float">
            <text:p>18.9970000000059</text:p>
          </table:table-cell>
          <table:table-cell table:formula="of:=1000/[.B135]" office:value-type="float" office:value="52.6398905090113" calcext:value-type="float">
            <text:p>52.6398905090113</text:p>
          </table:table-cell>
          <table:table-cell table:formula="of:=AVERAGE([.C133:.C135])" office:value-type="float" office:value="55.4065114616481" calcext:value-type="float">
            <text:p>55.4065114616481</text:p>
          </table:table-cell>
        </table:table-row>
        <table:table-row table:style-name="ro1">
          <table:table-cell office:value-type="float" office:value="53.752904" calcext:value-type="float">
            <text:p>53.752904</text:p>
          </table:table-cell>
          <table:table-cell table:formula="of:=([.A136]-[.A135])*1000" office:value-type="float" office:value="17.9419999999979" calcext:value-type="float">
            <text:p>17.9419999999979</text:p>
          </table:table-cell>
          <table:table-cell table:formula="of:=1000/[.B136]" office:value-type="float" office:value="55.735146583442" calcext:value-type="float">
            <text:p>55.735146583442</text:p>
          </table:table-cell>
          <table:table-cell table:formula="of:=AVERAGE([.C134:.C136])" office:value-type="float" office:value="54.820095557275" calcext:value-type="float">
            <text:p>54.820095557275</text:p>
          </table:table-cell>
        </table:table-row>
        <table:table-row table:style-name="ro1">
          <table:table-cell office:value-type="float" office:value="53.771093" calcext:value-type="float">
            <text:p>53.771093</text:p>
          </table:table-cell>
          <table:table-cell table:formula="of:=([.A137]-[.A136])*1000" office:value-type="float" office:value="18.1889999999996" calcext:value-type="float">
            <text:p>18.1889999999996</text:p>
          </table:table-cell>
          <table:table-cell table:formula="of:=1000/[.B137]" office:value-type="float" office:value="54.978283577988" calcext:value-type="float">
            <text:p>54.978283577988</text:p>
          </table:table-cell>
          <table:table-cell table:formula="of:=AVERAGE([.C135:.C137])" office:value-type="float" office:value="54.4511068901471" calcext:value-type="float">
            <text:p>54.4511068901471</text:p>
          </table:table-cell>
        </table:table-row>
        <table:table-row table:style-name="ro1">
          <table:table-cell office:value-type="float" office:value="53.789308" calcext:value-type="float">
            <text:p>53.789308</text:p>
          </table:table-cell>
          <table:table-cell table:formula="of:=([.A138]-[.A137])*1000" office:value-type="float" office:value="18.2149999999979" calcext:value-type="float">
            <text:p>18.2149999999979</text:p>
          </table:table-cell>
          <table:table-cell table:formula="of:=1000/[.B138]" office:value-type="float" office:value="54.8998078506789" calcext:value-type="float">
            <text:p>54.8998078506789</text:p>
          </table:table-cell>
          <table:table-cell table:formula="of:=AVERAGE([.C136:.C138])" office:value-type="float" office:value="55.204412670703" calcext:value-type="float">
            <text:p>55.204412670703</text:p>
          </table:table-cell>
        </table:table-row>
        <table:table-row table:style-name="ro1">
          <table:table-cell office:value-type="float" office:value="53.807364" calcext:value-type="float">
            <text:p>53.807364</text:p>
          </table:table-cell>
          <table:table-cell table:formula="of:=([.A139]-[.A138])*1000" office:value-type="float" office:value="18.0560000000014" calcext:value-type="float">
            <text:p>18.0560000000014</text:p>
          </table:table-cell>
          <table:table-cell table:formula="of:=1000/[.B139]" office:value-type="float" office:value="55.3832521045593" calcext:value-type="float">
            <text:p>55.3832521045593</text:p>
          </table:table-cell>
          <table:table-cell table:formula="of:=AVERAGE([.C137:.C139])" office:value-type="float" office:value="55.0871145110754" calcext:value-type="float">
            <text:p>55.0871145110754</text:p>
          </table:table-cell>
        </table:table-row>
        <table:table-row table:style-name="ro1">
          <table:table-cell office:value-type="float" office:value="53.824646" calcext:value-type="float">
            <text:p>53.824646</text:p>
          </table:table-cell>
          <table:table-cell table:formula="of:=([.A140]-[.A139])*1000" office:value-type="float" office:value="17.2820000000016" calcext:value-type="float">
            <text:p>17.2820000000016</text:p>
          </table:table-cell>
          <table:table-cell table:formula="of:=1000/[.B140]" office:value-type="float" office:value="57.8636731859686" calcext:value-type="float">
            <text:p>57.8636731859686</text:p>
          </table:table-cell>
          <table:table-cell table:formula="of:=AVERAGE([.C138:.C140])" office:value-type="float" office:value="56.0489110470689" calcext:value-type="float">
            <text:p>56.0489110470689</text:p>
          </table:table-cell>
        </table:table-row>
        <table:table-row table:style-name="ro1">
          <table:table-cell office:value-type="float" office:value="53.843688" calcext:value-type="float">
            <text:p>53.843688</text:p>
          </table:table-cell>
          <table:table-cell table:formula="of:=([.A141]-[.A140])*1000" office:value-type="float" office:value="19.0419999999989" calcext:value-type="float">
            <text:p>19.0419999999989</text:p>
          </table:table-cell>
          <table:table-cell table:formula="of:=1000/[.B141]" office:value-type="float" office:value="52.5154920701638" calcext:value-type="float">
            <text:p>52.5154920701638</text:p>
          </table:table-cell>
          <table:table-cell table:formula="of:=AVERAGE([.C139:.C141])" office:value-type="float" office:value="55.2541391202305" calcext:value-type="float">
            <text:p>55.2541391202305</text:p>
          </table:table-cell>
        </table:table-row>
        <table:table-row table:style-name="ro1">
          <table:table-cell office:value-type="float" office:value="53.86189" calcext:value-type="float">
            <text:p>53.86189</text:p>
          </table:table-cell>
          <table:table-cell table:formula="of:=([.A142]-[.A141])*1000" office:value-type="float" office:value="18.2020000000023" calcext:value-type="float">
            <text:p>18.2020000000023</text:p>
          </table:table-cell>
          <table:table-cell table:formula="of:=1000/[.B142]" office:value-type="float" office:value="54.9390176903568" calcext:value-type="float">
            <text:p>54.9390176903568</text:p>
          </table:table-cell>
          <table:table-cell table:formula="of:=AVERAGE([.C140:.C142])" office:value-type="float" office:value="55.1060609821631" calcext:value-type="float">
            <text:p>55.1060609821631</text:p>
          </table:table-cell>
        </table:table-row>
        <table:table-row table:style-name="ro1">
          <table:table-cell office:value-type="float" office:value="53.880194" calcext:value-type="float">
            <text:p>53.880194</text:p>
          </table:table-cell>
          <table:table-cell table:formula="of:=([.A143]-[.A142])*1000" office:value-type="float" office:value="18.3040000000005" calcext:value-type="float">
            <text:p>18.3040000000005</text:p>
          </table:table-cell>
          <table:table-cell table:formula="of:=1000/[.B143]" office:value-type="float" office:value="54.6328671328655" calcext:value-type="float">
            <text:p>54.6328671328655</text:p>
          </table:table-cell>
          <table:table-cell table:formula="of:=AVERAGE([.C141:.C143])" office:value-type="float" office:value="54.0291256311287" calcext:value-type="float">
            <text:p>54.0291256311287</text:p>
          </table:table-cell>
        </table:table-row>
        <table:table-row table:style-name="ro1">
          <table:table-cell office:value-type="float" office:value="53.89919" calcext:value-type="float">
            <text:p>53.89919</text:p>
          </table:table-cell>
          <table:table-cell table:formula="of:=([.A144]-[.A143])*1000" office:value-type="float" office:value="18.9959999999942" calcext:value-type="float">
            <text:p>18.9959999999942</text:p>
          </table:table-cell>
          <table:table-cell table:formula="of:=1000/[.B144]" office:value-type="float" office:value="52.6426616129871" calcext:value-type="float">
            <text:p>52.6426616129871</text:p>
          </table:table-cell>
          <table:table-cell table:formula="of:=AVERAGE([.C142:.C144])" office:value-type="float" office:value="54.0715154787365" calcext:value-type="float">
            <text:p>54.0715154787365</text:p>
          </table:table-cell>
        </table:table-row>
        <table:table-row table:style-name="ro1">
          <table:table-cell office:value-type="float" office:value="53.917355" calcext:value-type="float">
            <text:p>53.917355</text:p>
          </table:table-cell>
          <table:table-cell table:formula="of:=([.A145]-[.A144])*1000" office:value-type="float" office:value="18.1650000000033" calcext:value-type="float">
            <text:p>18.1650000000033</text:p>
          </table:table-cell>
          <table:table-cell table:formula="of:=1000/[.B145]" office:value-type="float" office:value="55.0509221029352" calcext:value-type="float">
            <text:p>55.0509221029352</text:p>
          </table:table-cell>
          <table:table-cell table:formula="of:=AVERAGE([.C143:.C145])" office:value-type="float" office:value="54.1088169495959" calcext:value-type="float">
            <text:p>54.1088169495959</text:p>
          </table:table-cell>
        </table:table-row>
        <table:table-row table:style-name="ro1">
          <table:table-cell office:value-type="float" office:value="53.935675" calcext:value-type="float">
            <text:p>53.935675</text:p>
          </table:table-cell>
          <table:table-cell table:formula="of:=([.A146]-[.A145])*1000" office:value-type="float" office:value="18.3200000000028" calcext:value-type="float">
            <text:p>18.3200000000028</text:p>
          </table:table-cell>
          <table:table-cell table:formula="of:=1000/[.B146]" office:value-type="float" office:value="54.5851528384197" calcext:value-type="float">
            <text:p>54.5851528384197</text:p>
          </table:table-cell>
          <table:table-cell table:formula="of:=AVERAGE([.C144:.C146])" office:value-type="float" office:value="54.0929121847807" calcext:value-type="float">
            <text:p>54.0929121847807</text:p>
          </table:table-cell>
        </table:table-row>
        <table:table-row table:style-name="ro1">
          <table:table-cell office:value-type="float" office:value="53.955162" calcext:value-type="float">
            <text:p>53.955162</text:p>
          </table:table-cell>
          <table:table-cell table:formula="of:=([.A147]-[.A146])*1000" office:value-type="float" office:value="19.486999999998" calcext:value-type="float">
            <text:p>19.486999999998</text:p>
          </table:table-cell>
          <table:table-cell table:formula="of:=1000/[.B147]" office:value-type="float" office:value="51.3162621234721" calcext:value-type="float">
            <text:p>51.3162621234721</text:p>
          </table:table-cell>
          <table:table-cell table:formula="of:=AVERAGE([.C145:.C147])" office:value-type="float" office:value="53.650779021609" calcext:value-type="float">
            <text:p>53.650779021609</text:p>
          </table:table-cell>
        </table:table-row>
        <table:table-row table:style-name="ro1">
          <table:table-cell office:value-type="float" office:value="53.973241" calcext:value-type="float">
            <text:p>53.973241</text:p>
          </table:table-cell>
          <table:table-cell table:formula="of:=([.A148]-[.A147])*1000" office:value-type="float" office:value="18.0790000000002" calcext:value-type="float">
            <text:p>18.0790000000002</text:p>
          </table:table-cell>
          <table:table-cell table:formula="of:=1000/[.B148]" office:value-type="float" office:value="55.3127938492168" calcext:value-type="float">
            <text:p>55.3127938492168</text:p>
          </table:table-cell>
          <table:table-cell table:formula="of:=AVERAGE([.C146:.C148])" office:value-type="float" office:value="53.7380696037029" calcext:value-type="float">
            <text:p>53.7380696037029</text:p>
          </table:table-cell>
        </table:table-row>
        <table:table-row table:style-name="ro1">
          <table:table-cell office:value-type="float" office:value="53.99139" calcext:value-type="float">
            <text:p>53.99139</text:p>
          </table:table-cell>
          <table:table-cell table:formula="of:=([.A149]-[.A148])*1000" office:value-type="float" office:value="18.1490000000011" calcext:value-type="float">
            <text:p>18.1490000000011</text:p>
          </table:table-cell>
          <table:table-cell table:formula="of:=1000/[.B149]" office:value-type="float" office:value="55.099454515397" calcext:value-type="float">
            <text:p>55.099454515397</text:p>
          </table:table-cell>
          <table:table-cell table:formula="of:=AVERAGE([.C147:.C149])" office:value-type="float" office:value="53.9095034960286" calcext:value-type="float">
            <text:p>53.9095034960286</text:p>
          </table:table-cell>
        </table:table-row>
        <table:table-row table:style-name="ro1">
          <table:table-cell office:value-type="float" office:value="54.010404" calcext:value-type="float">
            <text:p>54.010404</text:p>
          </table:table-cell>
          <table:table-cell table:formula="of:=([.A150]-[.A149])*1000" office:value-type="float" office:value="19.0139999999985" calcext:value-type="float">
            <text:p>19.0139999999985</text:p>
          </table:table-cell>
          <table:table-cell table:formula="of:=1000/[.B150]" office:value-type="float" office:value="52.5928263384915" calcext:value-type="float">
            <text:p>52.5928263384915</text:p>
          </table:table-cell>
          <table:table-cell table:formula="of:=AVERAGE([.C148:.C150])" office:value-type="float" office:value="54.3350249010351" calcext:value-type="float">
            <text:p>54.3350249010351</text:p>
          </table:table-cell>
        </table:table-row>
        <table:table-row table:style-name="ro1">
          <table:table-cell office:value-type="float" office:value="54.027918" calcext:value-type="float">
            <text:p>54.027918</text:p>
          </table:table-cell>
          <table:table-cell table:formula="of:=([.A151]-[.A150])*1000" office:value-type="float" office:value="17.5139999999985" calcext:value-type="float">
            <text:p>17.5139999999985</text:p>
          </table:table-cell>
          <table:table-cell table:formula="of:=1000/[.B151]" office:value-type="float" office:value="57.0971793993426" calcext:value-type="float">
            <text:p>57.0971793993426</text:p>
          </table:table-cell>
          <table:table-cell table:formula="of:=AVERAGE([.C149:.C151])" office:value-type="float" office:value="54.9298200844104" calcext:value-type="float">
            <text:p>54.9298200844104</text:p>
          </table:table-cell>
        </table:table-row>
        <table:table-row table:style-name="ro1">
          <table:table-cell office:value-type="float" office:value="54.046056" calcext:value-type="float">
            <text:p>54.046056</text:p>
          </table:table-cell>
          <table:table-cell table:formula="of:=([.A152]-[.A151])*1000" office:value-type="float" office:value="18.1380000000004" calcext:value-type="float">
            <text:p>18.1380000000004</text:p>
          </table:table-cell>
          <table:table-cell table:formula="of:=1000/[.B152]" office:value-type="float" office:value="55.1328702172222" calcext:value-type="float">
            <text:p>55.1328702172222</text:p>
          </table:table-cell>
          <table:table-cell table:formula="of:=AVERAGE([.C150:.C152])" office:value-type="float" office:value="54.9409586516854" calcext:value-type="float">
            <text:p>54.9409586516854</text:p>
          </table:table-cell>
        </table:table-row>
        <table:table-row table:style-name="ro1">
          <table:table-cell office:value-type="float" office:value="54.064973" calcext:value-type="float">
            <text:p>54.064973</text:p>
          </table:table-cell>
          <table:table-cell table:formula="of:=([.A153]-[.A152])*1000" office:value-type="float" office:value="18.9170000000019" calcext:value-type="float">
            <text:p>18.9170000000019</text:p>
          </table:table-cell>
          <table:table-cell table:formula="of:=1000/[.B153]" office:value-type="float" office:value="52.862504625464" calcext:value-type="float">
            <text:p>52.862504625464</text:p>
          </table:table-cell>
          <table:table-cell table:formula="of:=AVERAGE([.C151:.C153])" office:value-type="float" office:value="55.0308514140096" calcext:value-type="float">
            <text:p>55.0308514140096</text:p>
          </table:table-cell>
        </table:table-row>
        <table:table-row table:style-name="ro1">
          <table:table-cell office:value-type="float" office:value="54.083072" calcext:value-type="float">
            <text:p>54.083072</text:p>
          </table:table-cell>
          <table:table-cell table:formula="of:=([.A154]-[.A153])*1000" office:value-type="float" office:value="18.0989999999994" calcext:value-type="float">
            <text:p>18.0989999999994</text:p>
          </table:table-cell>
          <table:table-cell table:formula="of:=1000/[.B154]" office:value-type="float" office:value="55.2516713630605" calcext:value-type="float">
            <text:p>55.2516713630605</text:p>
          </table:table-cell>
          <table:table-cell table:formula="of:=AVERAGE([.C152:.C154])" office:value-type="float" office:value="54.4156820685822" calcext:value-type="float">
            <text:p>54.4156820685822</text:p>
          </table:table-cell>
        </table:table-row>
        <table:table-row table:style-name="ro1">
          <table:table-cell office:value-type="float" office:value="54.101244" calcext:value-type="float">
            <text:p>54.101244</text:p>
          </table:table-cell>
          <table:table-cell table:formula="of:=([.A155]-[.A154])*1000" office:value-type="float" office:value="18.1719999999999" calcext:value-type="float">
            <text:p>18.1719999999999</text:p>
          </table:table-cell>
          <table:table-cell table:formula="of:=1000/[.B155]" office:value-type="float" office:value="55.0297160466656" calcext:value-type="float">
            <text:p>55.0297160466656</text:p>
          </table:table-cell>
          <table:table-cell table:formula="of:=AVERAGE([.C153:.C155])" office:value-type="float" office:value="54.3812973450634" calcext:value-type="float">
            <text:p>54.3812973450634</text:p>
          </table:table-cell>
        </table:table-row>
        <table:table-row table:style-name="ro1">
          <table:table-cell office:value-type="float" office:value="54.120629" calcext:value-type="float">
            <text:p>54.120629</text:p>
          </table:table-cell>
          <table:table-cell table:formula="of:=([.A156]-[.A155])*1000" office:value-type="float" office:value="19.3849999999998" calcext:value-type="float">
            <text:p>19.3849999999998</text:p>
          </table:table-cell>
          <table:table-cell table:formula="of:=1000/[.B156]" office:value-type="float" office:value="51.5862780500393" calcext:value-type="float">
            <text:p>51.5862780500393</text:p>
          </table:table-cell>
          <table:table-cell table:formula="of:=AVERAGE([.C154:.C156])" office:value-type="float" office:value="53.9558884865885" calcext:value-type="float">
            <text:p>53.9558884865885</text:p>
          </table:table-cell>
        </table:table-row>
        <table:table-row table:style-name="ro1">
          <table:table-cell office:value-type="float" office:value="54.13853" calcext:value-type="float">
            <text:p>54.13853</text:p>
          </table:table-cell>
          <table:table-cell table:formula="of:=([.A157]-[.A156])*1000" office:value-type="float" office:value="17.9010000000019" calcext:value-type="float">
            <text:p>17.9010000000019</text:p>
          </table:table-cell>
          <table:table-cell table:formula="of:=1000/[.B157]" office:value-type="float" office:value="55.8628009608341" calcext:value-type="float">
            <text:p>55.8628009608341</text:p>
          </table:table-cell>
          <table:table-cell table:formula="of:=AVERAGE([.C155:.C157])" office:value-type="float" office:value="54.159598352513" calcext:value-type="float">
            <text:p>54.159598352513</text:p>
          </table:table-cell>
        </table:table-row>
        <table:table-row table:style-name="ro1">
          <table:table-cell office:value-type="float" office:value="54.155997" calcext:value-type="float">
            <text:p>54.155997</text:p>
          </table:table-cell>
          <table:table-cell table:formula="of:=([.A158]-[.A157])*1000" office:value-type="float" office:value="17.4669999999963" calcext:value-type="float">
            <text:p>17.4669999999963</text:p>
          </table:table-cell>
          <table:table-cell table:formula="of:=1000/[.B158]" office:value-type="float" office:value="57.2508158241375" calcext:value-type="float">
            <text:p>57.2508158241375</text:p>
          </table:table-cell>
          <table:table-cell table:formula="of:=AVERAGE([.C156:.C158])" office:value-type="float" office:value="54.8999649450036" calcext:value-type="float">
            <text:p>54.8999649450036</text:p>
          </table:table-cell>
        </table:table-row>
        <table:table-row table:style-name="ro1">
          <table:table-cell office:value-type="float" office:value="54.175325" calcext:value-type="float">
            <text:p>54.175325</text:p>
          </table:table-cell>
          <table:table-cell table:formula="of:=([.A159]-[.A158])*1000" office:value-type="float" office:value="19.3280000000016" calcext:value-type="float">
            <text:p>19.3280000000016</text:p>
          </table:table-cell>
          <table:table-cell table:formula="of:=1000/[.B159]" office:value-type="float" office:value="51.7384105960223" calcext:value-type="float">
            <text:p>51.7384105960223</text:p>
          </table:table-cell>
          <table:table-cell table:formula="of:=AVERAGE([.C157:.C159])" office:value-type="float" office:value="54.9506757936646" calcext:value-type="float">
            <text:p>54.9506757936646</text:p>
          </table:table-cell>
        </table:table-row>
        <table:table-row table:style-name="ro1">
          <table:table-cell office:value-type="float" office:value="54.193586" calcext:value-type="float">
            <text:p>54.193586</text:p>
          </table:table-cell>
          <table:table-cell table:formula="of:=([.A160]-[.A159])*1000" office:value-type="float" office:value="18.2610000000025" calcext:value-type="float">
            <text:p>18.2610000000025</text:p>
          </table:table-cell>
          <table:table-cell table:formula="of:=1000/[.B160]" office:value-type="float" office:value="54.7615136082286" calcext:value-type="float">
            <text:p>54.7615136082286</text:p>
          </table:table-cell>
          <table:table-cell table:formula="of:=AVERAGE([.C158:.C160])" office:value-type="float" office:value="54.5835800094628" calcext:value-type="float">
            <text:p>54.5835800094628</text:p>
          </table:table-cell>
        </table:table-row>
        <table:table-row table:style-name="ro1">
          <table:table-cell office:value-type="float" office:value="54.212086" calcext:value-type="float">
            <text:p>54.212086</text:p>
          </table:table-cell>
          <table:table-cell table:formula="of:=([.A161]-[.A160])*1000" office:value-type="float" office:value="18.499999999996" calcext:value-type="float">
            <text:p>18.499999999996</text:p>
          </table:table-cell>
          <table:table-cell table:formula="of:=1000/[.B161]" office:value-type="float" office:value="54.0540540540659" calcext:value-type="float">
            <text:p>54.0540540540659</text:p>
          </table:table-cell>
          <table:table-cell table:formula="of:=AVERAGE([.C159:.C161])" office:value-type="float" office:value="53.5179927527722" calcext:value-type="float">
            <text:p>53.5179927527722</text:p>
          </table:table-cell>
        </table:table-row>
        <table:table-row table:style-name="ro1">
          <table:table-cell office:value-type="float" office:value="54.231409" calcext:value-type="float">
            <text:p>54.231409</text:p>
          </table:table-cell>
          <table:table-cell table:formula="of:=([.A162]-[.A161])*1000" office:value-type="float" office:value="19.323" calcext:value-type="float">
            <text:p>19.323</text:p>
          </table:table-cell>
          <table:table-cell table:formula="of:=1000/[.B162]" office:value-type="float" office:value="51.7517983749936" calcext:value-type="float">
            <text:p>51.7517983749936</text:p>
          </table:table-cell>
          <table:table-cell table:formula="of:=AVERAGE([.C160:.C162])" office:value-type="float" office:value="53.5224553457627" calcext:value-type="float">
            <text:p>53.5224553457627</text:p>
          </table:table-cell>
        </table:table-row>
        <table:table-row table:style-name="ro1">
          <table:table-cell office:value-type="float" office:value="54.249523" calcext:value-type="float">
            <text:p>54.249523</text:p>
          </table:table-cell>
          <table:table-cell table:formula="of:=([.A163]-[.A162])*1000" office:value-type="float" office:value="18.1140000000042" calcext:value-type="float">
            <text:p>18.1140000000042</text:p>
          </table:table-cell>
          <table:table-cell table:formula="of:=1000/[.B163]" office:value-type="float" office:value="55.2059180744048" calcext:value-type="float">
            <text:p>55.2059180744048</text:p>
          </table:table-cell>
          <table:table-cell table:formula="of:=AVERAGE([.C161:.C163])" office:value-type="float" office:value="53.6705901678214" calcext:value-type="float">
            <text:p>53.6705901678214</text:p>
          </table:table-cell>
        </table:table-row>
        <table:table-row table:style-name="ro1">
          <table:table-cell office:value-type="float" office:value="54.267573" calcext:value-type="float">
            <text:p>54.267573</text:p>
          </table:table-cell>
          <table:table-cell table:formula="of:=([.A164]-[.A163])*1000" office:value-type="float" office:value="18.0499999999952" calcext:value-type="float">
            <text:p>18.0499999999952</text:p>
          </table:table-cell>
          <table:table-cell table:formula="of:=1000/[.B164]" office:value-type="float" office:value="55.4016620498761" calcext:value-type="float">
            <text:p>55.4016620498761</text:p>
          </table:table-cell>
          <table:table-cell table:formula="of:=AVERAGE([.C162:.C164])" office:value-type="float" office:value="54.1197928330915" calcext:value-type="float">
            <text:p>54.1197928330915</text:p>
          </table:table-cell>
        </table:table-row>
        <table:table-row table:style-name="ro1">
          <table:table-cell office:value-type="float" office:value="54.286207" calcext:value-type="float">
            <text:p>54.286207</text:p>
          </table:table-cell>
          <table:table-cell table:formula="of:=([.A165]-[.A164])*1000" office:value-type="float" office:value="18.6339999999987" calcext:value-type="float">
            <text:p>18.6339999999987</text:p>
          </table:table-cell>
          <table:table-cell table:formula="of:=1000/[.B165]" office:value-type="float" office:value="53.665342921545" calcext:value-type="float">
            <text:p>53.665342921545</text:p>
          </table:table-cell>
          <table:table-cell table:formula="of:=AVERAGE([.C163:.C165])" office:value-type="float" office:value="54.7576410152753" calcext:value-type="float">
            <text:p>54.7576410152753</text:p>
          </table:table-cell>
        </table:table-row>
        <table:table-row table:style-name="ro1">
          <table:table-cell office:value-type="float" office:value="54.304172" calcext:value-type="float">
            <text:p>54.304172</text:p>
          </table:table-cell>
          <table:table-cell table:formula="of:=([.A166]-[.A165])*1000" office:value-type="float" office:value="17.9650000000038" calcext:value-type="float">
            <text:p>17.9650000000038</text:p>
          </table:table-cell>
          <table:table-cell table:formula="of:=1000/[.B166]" office:value-type="float" office:value="55.6637907041352" calcext:value-type="float">
            <text:p>55.6637907041352</text:p>
          </table:table-cell>
          <table:table-cell table:formula="of:=AVERAGE([.C164:.C166])" office:value-type="float" office:value="54.9102652251854" calcext:value-type="float">
            <text:p>54.9102652251854</text:p>
          </table:table-cell>
        </table:table-row>
        <table:table-row table:style-name="ro1">
          <table:table-cell office:value-type="float" office:value="54.321971" calcext:value-type="float">
            <text:p>54.321971</text:p>
          </table:table-cell>
          <table:table-cell table:formula="of:=([.A167]-[.A166])*1000" office:value-type="float" office:value="17.7989999999966" calcext:value-type="float">
            <text:p>17.7989999999966</text:p>
          </table:table-cell>
          <table:table-cell table:formula="of:=1000/[.B167]" office:value-type="float" office:value="56.1829316253831" calcext:value-type="float">
            <text:p>56.1829316253831</text:p>
          </table:table-cell>
          <table:table-cell table:formula="of:=AVERAGE([.C165:.C167])" office:value-type="float" office:value="55.1706884170211" calcext:value-type="float">
            <text:p>55.1706884170211</text:p>
          </table:table-cell>
        </table:table-row>
        <table:table-row table:style-name="ro1">
          <table:table-cell office:value-type="float" office:value="54.339289" calcext:value-type="float">
            <text:p>54.339289</text:p>
          </table:table-cell>
          <table:table-cell table:formula="of:=([.A168]-[.A167])*1000" office:value-type="float" office:value="17.3180000000031" calcext:value-type="float">
            <text:p>17.3180000000031</text:p>
          </table:table-cell>
          <table:table-cell table:formula="of:=1000/[.B168]" office:value-type="float" office:value="57.7433883820201" calcext:value-type="float">
            <text:p>57.7433883820201</text:p>
          </table:table-cell>
          <table:table-cell table:formula="of:=AVERAGE([.C166:.C168])" office:value-type="float" office:value="56.5300369038461" calcext:value-type="float">
            <text:p>56.5300369038461</text:p>
          </table:table-cell>
        </table:table-row>
        <table:table-row table:style-name="ro1">
          <table:table-cell office:value-type="float" office:value="54.363879" calcext:value-type="float">
            <text:p>54.363879</text:p>
          </table:table-cell>
          <table:table-cell table:formula="of:=([.A169]-[.A168])*1000" office:value-type="float" office:value="24.5899999999963" calcext:value-type="float">
            <text:p>24.5899999999963</text:p>
          </table:table-cell>
          <table:table-cell table:formula="of:=1000/[.B169]" office:value-type="float" office:value="40.6669377795913" calcext:value-type="float">
            <text:p>40.6669377795913</text:p>
          </table:table-cell>
          <table:table-cell table:formula="of:=AVERAGE([.C167:.C169])" office:value-type="float" office:value="51.5310859289981" calcext:value-type="float">
            <text:p>51.5310859289981</text:p>
          </table:table-cell>
        </table:table-row>
        <table:table-row table:style-name="ro1">
          <table:table-cell office:value-type="float" office:value="54.380289" calcext:value-type="float">
            <text:p>54.380289</text:p>
          </table:table-cell>
          <table:table-cell table:formula="of:=([.A170]-[.A169])*1000" office:value-type="float" office:value="16.4100000000005" calcext:value-type="float">
            <text:p>16.4100000000005</text:p>
          </table:table-cell>
          <table:table-cell table:formula="of:=1000/[.B170]" office:value-type="float" office:value="60.9384521633133" calcext:value-type="float">
            <text:p>60.9384521633133</text:p>
          </table:table-cell>
          <table:table-cell table:formula="of:=AVERAGE([.C168:.C170])" office:value-type="float" office:value="53.1162594416415" calcext:value-type="float">
            <text:p>53.1162594416415</text:p>
          </table:table-cell>
        </table:table-row>
        <table:table-row table:style-name="ro1">
          <table:table-cell office:value-type="float" office:value="54.397745" calcext:value-type="float">
            <text:p>54.397745</text:p>
          </table:table-cell>
          <table:table-cell table:formula="of:=([.A171]-[.A170])*1000" office:value-type="float" office:value="17.4560000000028" calcext:value-type="float">
            <text:p>17.4560000000028</text:p>
          </table:table-cell>
          <table:table-cell table:formula="of:=1000/[.B171]" office:value-type="float" office:value="57.2868927589276" calcext:value-type="float">
            <text:p>57.2868927589276</text:p>
          </table:table-cell>
          <table:table-cell table:formula="of:=AVERAGE([.C169:.C171])" office:value-type="float" office:value="52.964094233944" calcext:value-type="float">
            <text:p>52.964094233944</text:p>
          </table:table-cell>
        </table:table-row>
        <table:table-row table:style-name="ro1">
          <table:table-cell office:value-type="float" office:value="54.414253" calcext:value-type="float">
            <text:p>54.414253</text:p>
          </table:table-cell>
          <table:table-cell table:formula="of:=([.A172]-[.A171])*1000" office:value-type="float" office:value="16.5080000000017" calcext:value-type="float">
            <text:p>16.5080000000017</text:p>
          </table:table-cell>
          <table:table-cell table:formula="of:=1000/[.B172]" office:value-type="float" office:value="60.5766900896471" calcext:value-type="float">
            <text:p>60.5766900896471</text:p>
          </table:table-cell>
          <table:table-cell table:formula="of:=AVERAGE([.C170:.C172])" office:value-type="float" office:value="59.600678337296" calcext:value-type="float">
            <text:p>59.600678337296</text:p>
          </table:table-cell>
        </table:table-row>
        <table:table-row table:style-name="ro1">
          <table:table-cell office:value-type="float" office:value="54.430717" calcext:value-type="float">
            <text:p>54.430717</text:p>
          </table:table-cell>
          <table:table-cell table:formula="of:=([.A173]-[.A172])*1000" office:value-type="float" office:value="16.4639999999991" calcext:value-type="float">
            <text:p>16.4639999999991</text:p>
          </table:table-cell>
          <table:table-cell table:formula="of:=1000/[.B173]" office:value-type="float" office:value="60.7385811467476" calcext:value-type="float">
            <text:p>60.7385811467476</text:p>
          </table:table-cell>
          <table:table-cell table:formula="of:=AVERAGE([.C171:.C173])" office:value-type="float" office:value="59.5340546651074" calcext:value-type="float">
            <text:p>59.5340546651074</text:p>
          </table:table-cell>
        </table:table-row>
        <table:table-row table:style-name="ro1">
          <table:table-cell office:value-type="float" office:value="54.448214" calcext:value-type="float">
            <text:p>54.448214</text:p>
          </table:table-cell>
          <table:table-cell table:formula="of:=([.A174]-[.A173])*1000" office:value-type="float" office:value="17.4969999999988" calcext:value-type="float">
            <text:p>17.4969999999988</text:p>
          </table:table-cell>
          <table:table-cell table:formula="of:=1000/[.B174]" office:value-type="float" office:value="57.1526547408168" calcext:value-type="float">
            <text:p>57.1526547408168</text:p>
          </table:table-cell>
          <table:table-cell table:formula="of:=AVERAGE([.C172:.C174])" office:value-type="float" office:value="59.4893086590705" calcext:value-type="float">
            <text:p>59.4893086590705</text:p>
          </table:table-cell>
        </table:table-row>
        <table:table-row table:style-name="ro1">
          <table:table-cell office:value-type="float" office:value="54.464837" calcext:value-type="float">
            <text:p>54.464837</text:p>
          </table:table-cell>
          <table:table-cell table:formula="of:=([.A175]-[.A174])*1000" office:value-type="float" office:value="16.6230000000027" calcext:value-type="float">
            <text:p>16.6230000000027</text:p>
          </table:table-cell>
          <table:table-cell table:formula="of:=1000/[.B175]" office:value-type="float" office:value="60.1576129459085" calcext:value-type="float">
            <text:p>60.1576129459085</text:p>
          </table:table-cell>
          <table:table-cell table:formula="of:=AVERAGE([.C173:.C175])" office:value-type="float" office:value="59.3496162778243" calcext:value-type="float">
            <text:p>59.3496162778243</text:p>
          </table:table-cell>
        </table:table-row>
        <table:table-row table:style-name="ro1">
          <table:table-cell office:value-type="float" office:value="54.481491" calcext:value-type="float">
            <text:p>54.481491</text:p>
          </table:table-cell>
          <table:table-cell table:formula="of:=([.A176]-[.A175])*1000" office:value-type="float" office:value="16.6539999999955" calcext:value-type="float">
            <text:p>16.6539999999955</text:p>
          </table:table-cell>
          <table:table-cell table:formula="of:=1000/[.B176]" office:value-type="float" office:value="60.0456346823748" calcext:value-type="float">
            <text:p>60.0456346823748</text:p>
          </table:table-cell>
          <table:table-cell table:formula="of:=AVERAGE([.C174:.C176])" office:value-type="float" office:value="59.1186341230333" calcext:value-type="float">
            <text:p>59.1186341230333</text:p>
          </table:table-cell>
        </table:table-row>
        <table:table-row table:style-name="ro1">
          <table:table-cell office:value-type="float" office:value="54.49902" calcext:value-type="float">
            <text:p>54.49902</text:p>
          </table:table-cell>
          <table:table-cell table:formula="of:=([.A177]-[.A176])*1000" office:value-type="float" office:value="17.5290000000032" calcext:value-type="float">
            <text:p>17.5290000000032</text:p>
          </table:table-cell>
          <table:table-cell table:formula="of:=1000/[.B177]" office:value-type="float" office:value="57.0483199269676" calcext:value-type="float">
            <text:p>57.0483199269676</text:p>
          </table:table-cell>
          <table:table-cell table:formula="of:=AVERAGE([.C175:.C177])" office:value-type="float" office:value="59.0838558517503" calcext:value-type="float">
            <text:p>59.0838558517503</text:p>
          </table:table-cell>
        </table:table-row>
        <table:table-row table:style-name="ro1">
          <table:table-cell office:value-type="float" office:value="54.515631" calcext:value-type="float">
            <text:p>54.515631</text:p>
          </table:table-cell>
          <table:table-cell table:formula="of:=([.A178]-[.A177])*1000" office:value-type="float" office:value="16.6109999999975" calcext:value-type="float">
            <text:p>16.6109999999975</text:p>
          </table:table-cell>
          <table:table-cell table:formula="of:=1000/[.B178]" office:value-type="float" office:value="60.2010715790832" calcext:value-type="float">
            <text:p>60.2010715790832</text:p>
          </table:table-cell>
          <table:table-cell table:formula="of:=AVERAGE([.C176:.C178])" office:value-type="float" office:value="59.0983420628085" calcext:value-type="float">
            <text:p>59.0983420628085</text:p>
          </table:table-cell>
        </table:table-row>
        <table:table-row table:style-name="ro1">
          <table:table-cell office:value-type="float" office:value="54.540207" calcext:value-type="float">
            <text:p>54.540207</text:p>
          </table:table-cell>
          <table:table-cell table:formula="of:=([.A179]-[.A178])*1000" office:value-type="float" office:value="24.5760000000033" calcext:value-type="float">
            <text:p>24.5760000000033</text:p>
          </table:table-cell>
          <table:table-cell table:formula="of:=1000/[.B179]" office:value-type="float" office:value="40.6901041666613" calcext:value-type="float">
            <text:p>40.6901041666613</text:p>
          </table:table-cell>
          <table:table-cell table:formula="of:=AVERAGE([.C177:.C179])" office:value-type="float" office:value="52.6464985575707" calcext:value-type="float">
            <text:p>52.6464985575707</text:p>
          </table:table-cell>
        </table:table-row>
        <table:table-row table:style-name="ro1">
          <table:table-cell office:value-type="float" office:value="54.55863" calcext:value-type="float">
            <text:p>54.55863</text:p>
          </table:table-cell>
          <table:table-cell table:formula="of:=([.A180]-[.A179])*1000" office:value-type="float" office:value="18.4229999999985" calcext:value-type="float">
            <text:p>18.4229999999985</text:p>
          </table:table-cell>
          <table:table-cell table:formula="of:=1000/[.B180]" office:value-type="float" office:value="54.2799761168149" calcext:value-type="float">
            <text:p>54.2799761168149</text:p>
          </table:table-cell>
          <table:table-cell table:formula="of:=AVERAGE([.C178:.C180])" office:value-type="float" office:value="51.7237172875198" calcext:value-type="float">
            <text:p>51.7237172875198</text:p>
          </table:table-cell>
        </table:table-row>
        <table:table-row table:style-name="ro1">
          <table:table-cell office:value-type="float" office:value="54.577869" calcext:value-type="float">
            <text:p>54.577869</text:p>
          </table:table-cell>
          <table:table-cell table:formula="of:=([.A181]-[.A180])*1000" office:value-type="float" office:value="19.2389999999989" calcext:value-type="float">
            <text:p>19.2389999999989</text:p>
          </table:table-cell>
          <table:table-cell table:formula="of:=1000/[.B181]" office:value-type="float" office:value="51.9777535214958" calcext:value-type="float">
            <text:p>51.9777535214958</text:p>
          </table:table-cell>
          <table:table-cell table:formula="of:=AVERAGE([.C179:.C181])" office:value-type="float" office:value="48.982611268324" calcext:value-type="float">
            <text:p>48.982611268324</text:p>
          </table:table-cell>
        </table:table-row>
        <table:table-row table:style-name="ro1">
          <table:table-cell office:value-type="float" office:value="54.596286" calcext:value-type="float">
            <text:p>54.596286</text:p>
          </table:table-cell>
          <table:table-cell table:formula="of:=([.A182]-[.A181])*1000" office:value-type="float" office:value="18.4169999999995" calcext:value-type="float">
            <text:p>18.4169999999995</text:p>
          </table:table-cell>
          <table:table-cell table:formula="of:=1000/[.B182]" office:value-type="float" office:value="54.2976597708655" calcext:value-type="float">
            <text:p>54.2976597708655</text:p>
          </table:table-cell>
          <table:table-cell table:formula="of:=AVERAGE([.C180:.C182])" office:value-type="float" office:value="53.518463136392" calcext:value-type="float">
            <text:p>53.518463136392</text:p>
          </table:table-cell>
        </table:table-row>
        <table:table-row table:style-name="ro1">
          <table:table-cell office:value-type="float" office:value="54.614079" calcext:value-type="float">
            <text:p>54.614079</text:p>
          </table:table-cell>
          <table:table-cell table:formula="of:=([.A183]-[.A182])*1000" office:value-type="float" office:value="17.7929999999975" calcext:value-type="float">
            <text:p>17.7929999999975</text:p>
          </table:table-cell>
          <table:table-cell table:formula="of:=1000/[.B183]" office:value-type="float" office:value="56.2018771427045" calcext:value-type="float">
            <text:p>56.2018771427045</text:p>
          </table:table-cell>
          <table:table-cell table:formula="of:=AVERAGE([.C181:.C183])" office:value-type="float" office:value="54.1590968116886" calcext:value-type="float">
            <text:p>54.1590968116886</text:p>
          </table:table-cell>
        </table:table-row>
        <table:table-row table:style-name="ro1">
          <table:table-cell office:value-type="float" office:value="54.633346" calcext:value-type="float">
            <text:p>54.633346</text:p>
          </table:table-cell>
          <table:table-cell table:formula="of:=([.A184]-[.A183])*1000" office:value-type="float" office:value="19.2670000000064" calcext:value-type="float">
            <text:p>19.2670000000064</text:p>
          </table:table-cell>
          <table:table-cell table:formula="of:=1000/[.B184]" office:value-type="float" office:value="51.9022162246157" calcext:value-type="float">
            <text:p>51.9022162246157</text:p>
          </table:table-cell>
          <table:table-cell table:formula="of:=AVERAGE([.C182:.C184])" office:value-type="float" office:value="54.1339177127285" calcext:value-type="float">
            <text:p>54.1339177127285</text:p>
          </table:table-cell>
        </table:table-row>
        <table:table-row table:style-name="ro1">
          <table:table-cell office:value-type="float" office:value="54.650844" calcext:value-type="float">
            <text:p>54.650844</text:p>
          </table:table-cell>
          <table:table-cell table:formula="of:=([.A185]-[.A184])*1000" office:value-type="float" office:value="17.4979999999962" calcext:value-type="float">
            <text:p>17.4979999999962</text:p>
          </table:table-cell>
          <table:table-cell table:formula="of:=1000/[.B185]" office:value-type="float" office:value="57.1493885015553" calcext:value-type="float">
            <text:p>57.1493885015553</text:p>
          </table:table-cell>
          <table:table-cell table:formula="of:=AVERAGE([.C183:.C185])" office:value-type="float" office:value="55.0844939562918" calcext:value-type="float">
            <text:p>55.0844939562918</text:p>
          </table:table-cell>
        </table:table-row>
        <table:table-row table:style-name="ro1">
          <table:table-cell office:value-type="float" office:value="54.668168" calcext:value-type="float">
            <text:p>54.668168</text:p>
          </table:table-cell>
          <table:table-cell table:formula="of:=([.A186]-[.A185])*1000" office:value-type="float" office:value="17.3240000000021" calcext:value-type="float">
            <text:p>17.3240000000021</text:p>
          </table:table-cell>
          <table:table-cell table:formula="of:=1000/[.B186]" office:value-type="float" office:value="57.7233895174254" calcext:value-type="float">
            <text:p>57.7233895174254</text:p>
          </table:table-cell>
          <table:table-cell table:formula="of:=AVERAGE([.C184:.C186])" office:value-type="float" office:value="55.5916647478655" calcext:value-type="float">
            <text:p>55.5916647478655</text:p>
          </table:table-cell>
        </table:table-row>
        <table:table-row table:style-name="ro1">
          <table:table-cell office:value-type="float" office:value="54.687075" calcext:value-type="float">
            <text:p>54.687075</text:p>
          </table:table-cell>
          <table:table-cell table:formula="of:=([.A187]-[.A186])*1000" office:value-type="float" office:value="18.9069999999987" calcext:value-type="float">
            <text:p>18.9069999999987</text:p>
          </table:table-cell>
          <table:table-cell table:formula="of:=1000/[.B187]" office:value-type="float" office:value="52.8904638493717" calcext:value-type="float">
            <text:p>52.8904638493717</text:p>
          </table:table-cell>
          <table:table-cell table:formula="of:=AVERAGE([.C185:.C187])" office:value-type="float" office:value="55.9210806227841" calcext:value-type="float">
            <text:p>55.9210806227841</text:p>
          </table:table-cell>
        </table:table-row>
        <table:table-row table:style-name="ro1">
          <table:table-cell office:value-type="float" office:value="54.70419" calcext:value-type="float">
            <text:p>54.70419</text:p>
          </table:table-cell>
          <table:table-cell table:formula="of:=([.A188]-[.A187])*1000" office:value-type="float" office:value="17.1149999999969" calcext:value-type="float">
            <text:p>17.1149999999969</text:p>
          </table:table-cell>
          <table:table-cell table:formula="of:=1000/[.B188]" office:value-type="float" office:value="58.4282792871856" calcext:value-type="float">
            <text:p>58.4282792871856</text:p>
          </table:table-cell>
          <table:table-cell table:formula="of:=AVERAGE([.C186:.C188])" office:value-type="float" office:value="56.3473775513276" calcext:value-type="float">
            <text:p>56.3473775513276</text:p>
          </table:table-cell>
        </table:table-row>
        <table:table-row table:style-name="ro1">
          <table:table-cell office:value-type="float" office:value="54.721326" calcext:value-type="float">
            <text:p>54.721326</text:p>
          </table:table-cell>
          <table:table-cell table:formula="of:=([.A189]-[.A188])*1000" office:value-type="float" office:value="17.1360000000007" calcext:value-type="float">
            <text:p>17.1360000000007</text:p>
          </table:table-cell>
          <table:table-cell table:formula="of:=1000/[.B189]" office:value-type="float" office:value="58.3566760037324" calcext:value-type="float">
            <text:p>58.3566760037324</text:p>
          </table:table-cell>
          <table:table-cell table:formula="of:=AVERAGE([.C187:.C189])" office:value-type="float" office:value="56.5584730467632" calcext:value-type="float">
            <text:p>56.5584730467632</text:p>
          </table:table-cell>
        </table:table-row>
        <table:table-row table:style-name="ro1">
          <table:table-cell office:value-type="float" office:value="54.739387" calcext:value-type="float">
            <text:p>54.739387</text:p>
          </table:table-cell>
          <table:table-cell table:formula="of:=([.A190]-[.A189])*1000" office:value-type="float" office:value="18.061000000003" calcext:value-type="float">
            <text:p>18.061000000003</text:p>
          </table:table-cell>
          <table:table-cell table:formula="of:=1000/[.B190]" office:value-type="float" office:value="55.3679198272429" calcext:value-type="float">
            <text:p>55.3679198272429</text:p>
          </table:table-cell>
          <table:table-cell table:formula="of:=AVERAGE([.C188:.C190])" office:value-type="float" office:value="57.3842917060537" calcext:value-type="float">
            <text:p>57.3842917060537</text:p>
          </table:table-cell>
        </table:table-row>
        <table:table-row table:style-name="ro1">
          <table:table-cell office:value-type="float" office:value="54.757616" calcext:value-type="float">
            <text:p>54.757616</text:p>
          </table:table-cell>
          <table:table-cell table:formula="of:=([.A191]-[.A190])*1000" office:value-type="float" office:value="18.2289999999981" calcext:value-type="float">
            <text:p>18.2289999999981</text:p>
          </table:table-cell>
          <table:table-cell table:formula="of:=1000/[.B191]" office:value-type="float" office:value="54.8576444127548" calcext:value-type="float">
            <text:p>54.8576444127548</text:p>
          </table:table-cell>
          <table:table-cell table:formula="of:=AVERAGE([.C189:.C191])" office:value-type="float" office:value="56.1940800812434" calcext:value-type="float">
            <text:p>56.1940800812434</text:p>
          </table:table-cell>
        </table:table-row>
        <table:table-row table:style-name="ro1">
          <table:table-cell office:value-type="float" office:value="54.775953" calcext:value-type="float">
            <text:p>54.775953</text:p>
          </table:table-cell>
          <table:table-cell table:formula="of:=([.A192]-[.A191])*1000" office:value-type="float" office:value="18.3370000000025" calcext:value-type="float">
            <text:p>18.3370000000025</text:p>
          </table:table-cell>
          <table:table-cell table:formula="of:=1000/[.B192]" office:value-type="float" office:value="54.53454763592" calcext:value-type="float">
            <text:p>54.53454763592</text:p>
          </table:table-cell>
          <table:table-cell table:formula="of:=AVERAGE([.C190:.C192])" office:value-type="float" office:value="54.9200372919726" calcext:value-type="float">
            <text:p>54.9200372919726</text:p>
          </table:table-cell>
        </table:table-row>
        <table:table-row table:style-name="ro1">
          <table:table-cell office:value-type="float" office:value="54.795191" calcext:value-type="float">
            <text:p>54.795191</text:p>
          </table:table-cell>
          <table:table-cell table:formula="of:=([.A193]-[.A192])*1000" office:value-type="float" office:value="19.2380000000014" calcext:value-type="float">
            <text:p>19.2380000000014</text:p>
          </table:table-cell>
          <table:table-cell table:formula="of:=1000/[.B193]" office:value-type="float" office:value="51.980455348785" calcext:value-type="float">
            <text:p>51.980455348785</text:p>
          </table:table-cell>
          <table:table-cell table:formula="of:=AVERAGE([.C191:.C193])" office:value-type="float" office:value="53.7908824658199" calcext:value-type="float">
            <text:p>53.7908824658199</text:p>
          </table:table-cell>
        </table:table-row>
        <table:table-row table:style-name="ro1">
          <table:table-cell office:value-type="float" office:value="54.81263" calcext:value-type="float">
            <text:p>54.81263</text:p>
          </table:table-cell>
          <table:table-cell table:formula="of:=([.A194]-[.A193])*1000" office:value-type="float" office:value="17.438999999996" calcext:value-type="float">
            <text:p>17.438999999996</text:p>
          </table:table-cell>
          <table:table-cell table:formula="of:=1000/[.B194]" office:value-type="float" office:value="57.3427375423035" calcext:value-type="float">
            <text:p>57.3427375423035</text:p>
          </table:table-cell>
          <table:table-cell table:formula="of:=AVERAGE([.C192:.C194])" office:value-type="float" office:value="54.6192468423361" calcext:value-type="float">
            <text:p>54.6192468423361</text:p>
          </table:table-cell>
        </table:table-row>
        <table:table-row table:style-name="ro1">
          <table:table-cell office:value-type="float" office:value="54.830538" calcext:value-type="float">
            <text:p>54.830538</text:p>
          </table:table-cell>
          <table:table-cell table:formula="of:=([.A195]-[.A194])*1000" office:value-type="float" office:value="17.9079999999985" calcext:value-type="float">
            <text:p>17.9079999999985</text:p>
          </table:table-cell>
          <table:table-cell table:formula="of:=1000/[.B195]" office:value-type="float" office:value="55.8409649318788" calcext:value-type="float">
            <text:p>55.8409649318788</text:p>
          </table:table-cell>
          <table:table-cell table:formula="of:=AVERAGE([.C193:.C195])" office:value-type="float" office:value="55.0547192743224" calcext:value-type="float">
            <text:p>55.0547192743224</text:p>
          </table:table-cell>
        </table:table-row>
        <table:table-row table:style-name="ro1">
          <table:table-cell office:value-type="float" office:value="54.849662" calcext:value-type="float">
            <text:p>54.849662</text:p>
          </table:table-cell>
          <table:table-cell table:formula="of:=([.A196]-[.A195])*1000" office:value-type="float" office:value="19.124000000005" calcext:value-type="float">
            <text:p>19.124000000005</text:p>
          </table:table-cell>
          <table:table-cell table:formula="of:=1000/[.B196]" office:value-type="float" office:value="52.2903158334939" calcext:value-type="float">
            <text:p>52.2903158334939</text:p>
          </table:table-cell>
          <table:table-cell table:formula="of:=AVERAGE([.C194:.C196])" office:value-type="float" office:value="55.1580061025587" calcext:value-type="float">
            <text:p>55.1580061025587</text:p>
          </table:table-cell>
        </table:table-row>
        <table:table-row table:style-name="ro1">
          <table:table-cell office:value-type="float" office:value="54.867659" calcext:value-type="float">
            <text:p>54.867659</text:p>
          </table:table-cell>
          <table:table-cell table:formula="of:=([.A197]-[.A196])*1000" office:value-type="float" office:value="17.9970000000012" calcext:value-type="float">
            <text:p>17.9970000000012</text:p>
          </table:table-cell>
          <table:table-cell table:formula="of:=1000/[.B197]" office:value-type="float" office:value="55.5648163582784" calcext:value-type="float">
            <text:p>55.5648163582784</text:p>
          </table:table-cell>
          <table:table-cell table:formula="of:=AVERAGE([.C195:.C197])" office:value-type="float" office:value="54.5653657078837" calcext:value-type="float">
            <text:p>54.5653657078837</text:p>
          </table:table-cell>
        </table:table-row>
        <table:table-row table:style-name="ro1">
          <table:table-cell office:value-type="float" office:value="54.886208" calcext:value-type="float">
            <text:p>54.886208</text:p>
          </table:table-cell>
          <table:table-cell table:formula="of:=([.A198]-[.A197])*1000" office:value-type="float" office:value="18.5490000000002" calcext:value-type="float">
            <text:p>18.5490000000002</text:p>
          </table:table-cell>
          <table:table-cell table:formula="of:=1000/[.B198]" office:value-type="float" office:value="53.9112620626445" calcext:value-type="float">
            <text:p>53.9112620626445</text:p>
          </table:table-cell>
          <table:table-cell table:formula="of:=AVERAGE([.C196:.C198])" office:value-type="float" office:value="53.9221314181389" calcext:value-type="float">
            <text:p>53.9221314181389</text:p>
          </table:table-cell>
        </table:table-row>
        <table:table-row table:style-name="ro1">
          <table:table-cell office:value-type="float" office:value="54.905672" calcext:value-type="float">
            <text:p>54.905672</text:p>
          </table:table-cell>
          <table:table-cell table:formula="of:=([.A199]-[.A198])*1000" office:value-type="float" office:value="19.4639999999993" calcext:value-type="float">
            <text:p>19.4639999999993</text:p>
          </table:table-cell>
          <table:table-cell table:formula="of:=1000/[.B199]" office:value-type="float" office:value="51.3769009453369" calcext:value-type="float">
            <text:p>51.3769009453369</text:p>
          </table:table-cell>
          <table:table-cell table:formula="of:=AVERAGE([.C197:.C199])" office:value-type="float" office:value="53.6176597887533" calcext:value-type="float">
            <text:p>53.6176597887533</text:p>
          </table:table-cell>
        </table:table-row>
        <table:table-row table:style-name="ro1">
          <table:table-cell office:value-type="float" office:value="54.923848" calcext:value-type="float">
            <text:p>54.923848</text:p>
          </table:table-cell>
          <table:table-cell table:formula="of:=([.A200]-[.A199])*1000" office:value-type="float" office:value="18.1759999999969" calcext:value-type="float">
            <text:p>18.1759999999969</text:p>
          </table:table-cell>
          <table:table-cell table:formula="of:=1000/[.B200]" office:value-type="float" office:value="55.0176056338123" calcext:value-type="float">
            <text:p>55.0176056338123</text:p>
          </table:table-cell>
          <table:table-cell table:formula="of:=AVERAGE([.C198:.C200])" office:value-type="float" office:value="53.4352562139312" calcext:value-type="float">
            <text:p>53.4352562139312</text:p>
          </table:table-cell>
        </table:table-row>
        <table:table-row table:style-name="ro1">
          <table:table-cell office:value-type="float" office:value="54.94226" calcext:value-type="float">
            <text:p>54.94226</text:p>
          </table:table-cell>
          <table:table-cell table:formula="of:=([.A201]-[.A200])*1000" office:value-type="float" office:value="18.4119999999979" calcext:value-type="float">
            <text:p>18.4119999999979</text:p>
          </table:table-cell>
          <table:table-cell table:formula="of:=1000/[.B201]" office:value-type="float" office:value="54.3124049532976" calcext:value-type="float">
            <text:p>54.3124049532976</text:p>
          </table:table-cell>
          <table:table-cell table:formula="of:=AVERAGE([.C199:.C201])" office:value-type="float" office:value="53.5689705108156" calcext:value-type="float">
            <text:p>53.5689705108156</text:p>
          </table:table-cell>
        </table:table-row>
        <table:table-row table:style-name="ro1">
          <table:table-cell office:value-type="float" office:value="54.961658" calcext:value-type="float">
            <text:p>54.961658</text:p>
          </table:table-cell>
          <table:table-cell table:formula="of:=([.A202]-[.A201])*1000" office:value-type="float" office:value="19.3980000000025" calcext:value-type="float">
            <text:p>19.3980000000025</text:p>
          </table:table-cell>
          <table:table-cell table:formula="of:=1000/[.B202]" office:value-type="float" office:value="51.551706361474" calcext:value-type="float">
            <text:p>51.551706361474</text:p>
          </table:table-cell>
          <table:table-cell table:formula="of:=AVERAGE([.C200:.C202])" office:value-type="float" office:value="53.6272389828613" calcext:value-type="float">
            <text:p>53.6272389828613</text:p>
          </table:table-cell>
        </table:table-row>
        <table:table-row table:style-name="ro1">
          <table:table-cell office:value-type="float" office:value="54.980374" calcext:value-type="float">
            <text:p>54.980374</text:p>
          </table:table-cell>
          <table:table-cell table:formula="of:=([.A203]-[.A202])*1000" office:value-type="float" office:value="18.7159999999977" calcext:value-type="float">
            <text:p>18.7159999999977</text:p>
          </table:table-cell>
          <table:table-cell table:formula="of:=1000/[.B203]" office:value-type="float" office:value="53.4302201325134" calcext:value-type="float">
            <text:p>53.4302201325134</text:p>
          </table:table-cell>
          <table:table-cell table:formula="of:=AVERAGE([.C201:.C203])" office:value-type="float" office:value="53.0981104824283" calcext:value-type="float">
            <text:p>53.0981104824283</text:p>
          </table:table-cell>
        </table:table-row>
        <table:table-row table:style-name="ro1">
          <table:table-cell office:value-type="float" office:value="54.999119" calcext:value-type="float">
            <text:p>54.999119</text:p>
          </table:table-cell>
          <table:table-cell table:formula="of:=([.A204]-[.A203])*1000" office:value-type="float" office:value="18.7450000000027" calcext:value-type="float">
            <text:p>18.7450000000027</text:p>
          </table:table-cell>
          <table:table-cell table:formula="of:=1000/[.B204]" office:value-type="float" office:value="53.3475593491522" calcext:value-type="float">
            <text:p>53.3475593491522</text:p>
          </table:table-cell>
          <table:table-cell table:formula="of:=AVERAGE([.C202:.C204])" office:value-type="float" office:value="52.7764952810465" calcext:value-type="float">
            <text:p>52.7764952810465</text:p>
          </table:table-cell>
        </table:table-row>
        <table:table-row table:style-name="ro1">
          <table:table-cell office:value-type="float" office:value="55.018576" calcext:value-type="float">
            <text:p>55.018576</text:p>
          </table:table-cell>
          <table:table-cell table:formula="of:=([.A205]-[.A204])*1000" office:value-type="float" office:value="19.4570000000027" calcext:value-type="float">
            <text:p>19.4570000000027</text:p>
          </table:table-cell>
          <table:table-cell table:formula="of:=1000/[.B205]" office:value-type="float" office:value="51.3953846944473" calcext:value-type="float">
            <text:p>51.3953846944473</text:p>
          </table:table-cell>
          <table:table-cell table:formula="of:=AVERAGE([.C203:.C205])" office:value-type="float" office:value="52.7243880587043" calcext:value-type="float">
            <text:p>52.7243880587043</text:p>
          </table:table-cell>
        </table:table-row>
        <table:table-row table:style-name="ro1">
          <table:table-cell office:value-type="float" office:value="55.037072" calcext:value-type="float">
            <text:p>55.037072</text:p>
          </table:table-cell>
          <table:table-cell table:formula="of:=([.A206]-[.A205])*1000" office:value-type="float" office:value="18.495999999999" calcext:value-type="float">
            <text:p>18.495999999999</text:p>
          </table:table-cell>
          <table:table-cell table:formula="of:=1000/[.B206]" office:value-type="float" office:value="54.0657439446397" calcext:value-type="float">
            <text:p>54.0657439446397</text:p>
          </table:table-cell>
          <table:table-cell table:formula="of:=AVERAGE([.C204:.C206])" office:value-type="float" office:value="52.936229329413" calcext:value-type="float">
            <text:p>52.936229329413</text:p>
          </table:table-cell>
        </table:table-row>
        <table:table-row table:style-name="ro1">
          <table:table-cell office:value-type="float" office:value="55.054883" calcext:value-type="float">
            <text:p>55.054883</text:p>
          </table:table-cell>
          <table:table-cell table:formula="of:=([.A207]-[.A206])*1000" office:value-type="float" office:value="17.8109999999947" calcext:value-type="float">
            <text:p>17.8109999999947</text:p>
          </table:table-cell>
          <table:table-cell table:formula="of:=1000/[.B207]" office:value-type="float" office:value="56.1450788838526" calcext:value-type="float">
            <text:p>56.1450788838526</text:p>
          </table:table-cell>
          <table:table-cell table:formula="of:=AVERAGE([.C205:.C207])" office:value-type="float" office:value="53.8687358409798" calcext:value-type="float">
            <text:p>53.8687358409798</text:p>
          </table:table-cell>
        </table:table-row>
        <table:table-row table:style-name="ro1">
          <table:table-cell office:value-type="float" office:value="55.073813" calcext:value-type="float">
            <text:p>55.073813</text:p>
          </table:table-cell>
          <table:table-cell table:formula="of:=([.A208]-[.A207])*1000" office:value-type="float" office:value="18.9300000000046" calcext:value-type="float">
            <text:p>18.9300000000046</text:p>
          </table:table-cell>
          <table:table-cell table:formula="of:=1000/[.B208]" office:value-type="float" office:value="52.8262017960782" calcext:value-type="float">
            <text:p>52.8262017960782</text:p>
          </table:table-cell>
          <table:table-cell table:formula="of:=AVERAGE([.C206:.C208])" office:value-type="float" office:value="54.3456748748568" calcext:value-type="float">
            <text:p>54.3456748748568</text:p>
          </table:table-cell>
        </table:table-row>
        <table:table-row table:style-name="ro1">
          <table:table-cell office:value-type="float" office:value="55.091828" calcext:value-type="float">
            <text:p>55.091828</text:p>
          </table:table-cell>
          <table:table-cell table:formula="of:=([.A209]-[.A208])*1000" office:value-type="float" office:value="18.0149999999983" calcext:value-type="float">
            <text:p>18.0149999999983</text:p>
          </table:table-cell>
          <table:table-cell table:formula="of:=1000/[.B209]" office:value-type="float" office:value="55.5092978073879" calcext:value-type="float">
            <text:p>55.5092978073879</text:p>
          </table:table-cell>
          <table:table-cell table:formula="of:=AVERAGE([.C207:.C209])" office:value-type="float" office:value="54.8268594957729" calcext:value-type="float">
            <text:p>54.8268594957729</text:p>
          </table:table-cell>
        </table:table-row>
        <table:table-row table:style-name="ro1">
          <table:table-cell office:value-type="float" office:value="55.11025" calcext:value-type="float">
            <text:p>55.11025</text:p>
          </table:table-cell>
          <table:table-cell table:formula="of:=([.A210]-[.A209])*1000" office:value-type="float" office:value="18.4220000000011" calcext:value-type="float">
            <text:p>18.4220000000011</text:p>
          </table:table-cell>
          <table:table-cell table:formula="of:=1000/[.B210]" office:value-type="float" office:value="54.2829225925493" calcext:value-type="float">
            <text:p>54.2829225925493</text:p>
          </table:table-cell>
          <table:table-cell table:formula="of:=AVERAGE([.C208:.C210])" office:value-type="float" office:value="54.2061407320051" calcext:value-type="float">
            <text:p>54.2061407320051</text:p>
          </table:table-cell>
        </table:table-row>
        <table:table-row table:style-name="ro1">
          <table:table-cell office:value-type="float" office:value="55.129713" calcext:value-type="float">
            <text:p>55.129713</text:p>
          </table:table-cell>
          <table:table-cell table:formula="of:=([.A211]-[.A210])*1000" office:value-type="float" office:value="19.4630000000018" calcext:value-type="float">
            <text:p>19.4630000000018</text:p>
          </table:table-cell>
          <table:table-cell table:formula="of:=1000/[.B211]" office:value-type="float" office:value="51.3795406669017" calcext:value-type="float">
            <text:p>51.3795406669017</text:p>
          </table:table-cell>
          <table:table-cell table:formula="of:=AVERAGE([.C209:.C211])" office:value-type="float" office:value="53.723920355613" calcext:value-type="float">
            <text:p>53.723920355613</text:p>
          </table:table-cell>
        </table:table-row>
        <table:table-row table:style-name="ro1">
          <table:table-cell office:value-type="float" office:value="55.147581" calcext:value-type="float">
            <text:p>55.147581</text:p>
          </table:table-cell>
          <table:table-cell table:formula="of:=([.A212]-[.A211])*1000" office:value-type="float" office:value="17.868" calcext:value-type="float">
            <text:p>17.868</text:p>
          </table:table-cell>
          <table:table-cell table:formula="of:=1000/[.B212]" office:value-type="float" office:value="55.9659726886053" calcext:value-type="float">
            <text:p>55.9659726886053</text:p>
          </table:table-cell>
          <table:table-cell table:formula="of:=AVERAGE([.C210:.C212])" office:value-type="float" office:value="53.8761453160188" calcext:value-type="float">
            <text:p>53.8761453160188</text:p>
          </table:table-cell>
        </table:table-row>
        <table:table-row table:style-name="ro1">
          <table:table-cell office:value-type="float" office:value="55.165767" calcext:value-type="float">
            <text:p>55.165767</text:p>
          </table:table-cell>
          <table:table-cell table:formula="of:=([.A213]-[.A212])*1000" office:value-type="float" office:value="18.186" calcext:value-type="float">
            <text:p>18.186</text:p>
          </table:table-cell>
          <table:table-cell table:formula="of:=1000/[.B213]" office:value-type="float" office:value="54.9873529088309" calcext:value-type="float">
            <text:p>54.9873529088309</text:p>
          </table:table-cell>
          <table:table-cell table:formula="of:=AVERAGE([.C211:.C213])" office:value-type="float" office:value="54.110955421446" calcext:value-type="float">
            <text:p>54.110955421446</text:p>
          </table:table-cell>
        </table:table-row>
        <table:table-row table:style-name="ro1">
          <table:table-cell office:value-type="float" office:value="55.184801" calcext:value-type="float">
            <text:p>55.184801</text:p>
          </table:table-cell>
          <table:table-cell table:formula="of:=([.A214]-[.A213])*1000" office:value-type="float" office:value="19.0339999999978" calcext:value-type="float">
            <text:p>19.0339999999978</text:p>
          </table:table-cell>
          <table:table-cell table:formula="of:=1000/[.B214]" office:value-type="float" office:value="52.5375643585225" calcext:value-type="float">
            <text:p>52.5375643585225</text:p>
          </table:table-cell>
          <table:table-cell table:formula="of:=AVERAGE([.C212:.C214])" office:value-type="float" office:value="54.4969633186529" calcext:value-type="float">
            <text:p>54.4969633186529</text:p>
          </table:table-cell>
        </table:table-row>
        <table:table-row table:style-name="ro1">
          <table:table-cell office:value-type="float" office:value="55.203199" calcext:value-type="float">
            <text:p>55.203199</text:p>
          </table:table-cell>
          <table:table-cell table:formula="of:=([.A215]-[.A214])*1000" office:value-type="float" office:value="18.3979999999977" calcext:value-type="float">
            <text:p>18.3979999999977</text:p>
          </table:table-cell>
          <table:table-cell table:formula="of:=1000/[.B215]" office:value-type="float" office:value="54.3537341015396" calcext:value-type="float">
            <text:p>54.3537341015396</text:p>
          </table:table-cell>
          <table:table-cell table:formula="of:=AVERAGE([.C213:.C215])" office:value-type="float" office:value="53.9595504562976" calcext:value-type="float">
            <text:p>53.9595504562976</text:p>
          </table:table-cell>
        </table:table-row>
        <table:table-row table:style-name="ro1">
          <table:table-cell office:value-type="float" office:value="55.220525" calcext:value-type="float">
            <text:p>55.220525</text:p>
          </table:table-cell>
          <table:table-cell table:formula="of:=([.A216]-[.A215])*1000" office:value-type="float" office:value="17.3260000000042" calcext:value-type="float">
            <text:p>17.3260000000042</text:p>
          </table:table-cell>
          <table:table-cell table:formula="of:=1000/[.B216]" office:value-type="float" office:value="57.71672630727" calcext:value-type="float">
            <text:p>57.71672630727</text:p>
          </table:table-cell>
          <table:table-cell table:formula="of:=AVERAGE([.C214:.C216])" office:value-type="float" office:value="54.8693415891107" calcext:value-type="float">
            <text:p>54.8693415891107</text:p>
          </table:table-cell>
        </table:table-row>
        <table:table-row table:style-name="ro1">
          <table:table-cell office:value-type="float" office:value="55.238792" calcext:value-type="float">
            <text:p>55.238792</text:p>
          </table:table-cell>
          <table:table-cell table:formula="of:=([.A217]-[.A216])*1000" office:value-type="float" office:value="18.2669999999945" calcext:value-type="float">
            <text:p>18.2669999999945</text:p>
          </table:table-cell>
          <table:table-cell table:formula="of:=1000/[.B217]" office:value-type="float" office:value="54.7435265779987" calcext:value-type="float">
            <text:p>54.7435265779987</text:p>
          </table:table-cell>
          <table:table-cell table:formula="of:=AVERAGE([.C215:.C217])" office:value-type="float" office:value="55.6046623289361" calcext:value-type="float">
            <text:p>55.6046623289361</text:p>
          </table:table-cell>
        </table:table-row>
        <table:table-row table:style-name="ro1">
          <table:table-cell office:value-type="float" office:value="55.256092" calcext:value-type="float">
            <text:p>55.256092</text:p>
          </table:table-cell>
          <table:table-cell table:formula="of:=([.A218]-[.A217])*1000" office:value-type="float" office:value="17.3000000000059" calcext:value-type="float">
            <text:p>17.3000000000059</text:p>
          </table:table-cell>
          <table:table-cell table:formula="of:=1000/[.B218]" office:value-type="float" office:value="57.8034682080729" calcext:value-type="float">
            <text:p>57.8034682080729</text:p>
          </table:table-cell>
          <table:table-cell table:formula="of:=AVERAGE([.C216:.C218])" office:value-type="float" office:value="56.7545736977805" calcext:value-type="float">
            <text:p>56.7545736977805</text:p>
          </table:table-cell>
        </table:table-row>
        <table:table-row table:style-name="ro1">
          <table:table-cell office:value-type="float" office:value="55.273246" calcext:value-type="float">
            <text:p>55.273246</text:p>
          </table:table-cell>
          <table:table-cell table:formula="of:=([.A219]-[.A218])*1000" office:value-type="float" office:value="17.1539999999979" calcext:value-type="float">
            <text:p>17.1539999999979</text:p>
          </table:table-cell>
          <table:table-cell table:formula="of:=1000/[.B219]" office:value-type="float" office:value="58.2954412964978" calcext:value-type="float">
            <text:p>58.2954412964978</text:p>
          </table:table-cell>
          <table:table-cell table:formula="of:=AVERAGE([.C217:.C219])" office:value-type="float" office:value="56.9474786941898" calcext:value-type="float">
            <text:p>56.9474786941898</text:p>
          </table:table-cell>
        </table:table-row>
        <table:table-row table:style-name="ro1">
          <table:table-cell office:value-type="float" office:value="55.292292" calcext:value-type="float">
            <text:p>55.292292</text:p>
          </table:table-cell>
          <table:table-cell table:formula="of:=([.A220]-[.A219])*1000" office:value-type="float" office:value="19.046000000003" calcext:value-type="float">
            <text:p>19.046000000003</text:p>
          </table:table-cell>
          <table:table-cell table:formula="of:=1000/[.B220]" office:value-type="float" office:value="52.5044628793365" calcext:value-type="float">
            <text:p>52.5044628793365</text:p>
          </table:table-cell>
          <table:table-cell table:formula="of:=AVERAGE([.C218:.C220])" office:value-type="float" office:value="56.2011241279691" calcext:value-type="float">
            <text:p>56.2011241279691</text:p>
          </table:table-cell>
        </table:table-row>
        <table:table-row table:style-name="ro1">
          <table:table-cell office:value-type="float" office:value="55.310309" calcext:value-type="float">
            <text:p>55.310309</text:p>
          </table:table-cell>
          <table:table-cell table:formula="of:=([.A221]-[.A220])*1000" office:value-type="float" office:value="18.0169999999933" calcext:value-type="float">
            <text:p>18.0169999999933</text:p>
          </table:table-cell>
          <table:table-cell table:formula="of:=1000/[.B221]" office:value-type="float" office:value="55.5031359272006" calcext:value-type="float">
            <text:p>55.5031359272006</text:p>
          </table:table-cell>
          <table:table-cell table:formula="of:=AVERAGE([.C219:.C221])" office:value-type="float" office:value="55.4343467010116" calcext:value-type="float">
            <text:p>55.4343467010116</text:p>
          </table:table-cell>
        </table:table-row>
        <table:table-row table:style-name="ro1">
          <table:table-cell office:value-type="float" office:value="55.328726" calcext:value-type="float">
            <text:p>55.328726</text:p>
          </table:table-cell>
          <table:table-cell table:formula="of:=([.A222]-[.A221])*1000" office:value-type="float" office:value="18.4170000000066" calcext:value-type="float">
            <text:p>18.4170000000066</text:p>
          </table:table-cell>
          <table:table-cell table:formula="of:=1000/[.B222]" office:value-type="float" office:value="54.2976597708445" calcext:value-type="float">
            <text:p>54.2976597708445</text:p>
          </table:table-cell>
          <table:table-cell table:formula="of:=AVERAGE([.C220:.C222])" office:value-type="float" office:value="54.1017528591272" calcext:value-type="float">
            <text:p>54.1017528591272</text:p>
          </table:table-cell>
        </table:table-row>
        <table:table-row table:style-name="ro1">
          <table:table-cell office:value-type="float" office:value="55.347599" calcext:value-type="float">
            <text:p>55.347599</text:p>
          </table:table-cell>
          <table:table-cell table:formula="of:=([.A223]-[.A222])*1000" office:value-type="float" office:value="18.8729999999993" calcext:value-type="float">
            <text:p>18.8729999999993</text:p>
          </table:table-cell>
          <table:table-cell table:formula="of:=1000/[.B223]" office:value-type="float" office:value="52.9857468341037" calcext:value-type="float">
            <text:p>52.9857468341037</text:p>
          </table:table-cell>
          <table:table-cell table:formula="of:=AVERAGE([.C221:.C223])" office:value-type="float" office:value="54.2621808440496" calcext:value-type="float">
            <text:p>54.2621808440496</text:p>
          </table:table-cell>
        </table:table-row>
        <table:table-row table:style-name="ro1">
          <table:table-cell office:value-type="float" office:value="55.365564" calcext:value-type="float">
            <text:p>55.365564</text:p>
          </table:table-cell>
          <table:table-cell table:formula="of:=([.A224]-[.A223])*1000" office:value-type="float" office:value="17.9649999999967" calcext:value-type="float">
            <text:p>17.9649999999967</text:p>
          </table:table-cell>
          <table:table-cell table:formula="of:=1000/[.B224]" office:value-type="float" office:value="55.6637907041572" calcext:value-type="float">
            <text:p>55.6637907041572</text:p>
          </table:table-cell>
          <table:table-cell table:formula="of:=AVERAGE([.C222:.C224])" office:value-type="float" office:value="54.3157324363685" calcext:value-type="float">
            <text:p>54.3157324363685</text:p>
          </table:table-cell>
        </table:table-row>
        <table:table-row table:style-name="ro1">
          <table:table-cell office:value-type="float" office:value="55.38393" calcext:value-type="float">
            <text:p>55.38393</text:p>
          </table:table-cell>
          <table:table-cell table:formula="of:=([.A225]-[.A224])*1000" office:value-type="float" office:value="18.3660000000003" calcext:value-type="float">
            <text:p>18.3660000000003</text:p>
          </table:table-cell>
          <table:table-cell table:formula="of:=1000/[.B225]" office:value-type="float" office:value="54.4484373298477" calcext:value-type="float">
            <text:p>54.4484373298477</text:p>
          </table:table-cell>
          <table:table-cell table:formula="of:=AVERAGE([.C223:.C225])" office:value-type="float" office:value="54.3659916227029" calcext:value-type="float">
            <text:p>54.3659916227029</text:p>
          </table:table-cell>
        </table:table-row>
        <table:table-row table:style-name="ro1">
          <table:table-cell office:value-type="float" office:value="55.402557" calcext:value-type="float">
            <text:p>55.402557</text:p>
          </table:table-cell>
          <table:table-cell table:formula="of:=([.A226]-[.A225])*1000" office:value-type="float" office:value="18.6270000000022" calcext:value-type="float">
            <text:p>18.6270000000022</text:p>
          </table:table-cell>
          <table:table-cell table:formula="of:=1000/[.B226]" office:value-type="float" office:value="53.685510280769" calcext:value-type="float">
            <text:p>53.685510280769</text:p>
          </table:table-cell>
          <table:table-cell table:formula="of:=AVERAGE([.C224:.C226])" office:value-type="float" office:value="54.5992461049246" calcext:value-type="float">
            <text:p>54.5992461049246</text:p>
          </table:table-cell>
        </table:table-row>
        <table:table-row table:style-name="ro1">
          <table:table-cell office:value-type="float" office:value="55.419675" calcext:value-type="float">
            <text:p>55.419675</text:p>
          </table:table-cell>
          <table:table-cell table:formula="of:=([.A227]-[.A226])*1000" office:value-type="float" office:value="17.1179999999964" calcext:value-type="float">
            <text:p>17.1179999999964</text:p>
          </table:table-cell>
          <table:table-cell table:formula="of:=1000/[.B227]" office:value-type="float" office:value="58.4180394906069" calcext:value-type="float">
            <text:p>58.4180394906069</text:p>
          </table:table-cell>
          <table:table-cell table:formula="of:=AVERAGE([.C225:.C227])" office:value-type="float" office:value="55.5173290337412" calcext:value-type="float">
            <text:p>55.5173290337412</text:p>
          </table:table-cell>
        </table:table-row>
        <table:table-row table:style-name="ro1">
          <table:table-cell office:value-type="float" office:value="55.436779" calcext:value-type="float">
            <text:p>55.436779</text:p>
          </table:table-cell>
          <table:table-cell table:formula="of:=([.A228]-[.A227])*1000" office:value-type="float" office:value="17.1040000000033" calcext:value-type="float">
            <text:p>17.1040000000033</text:p>
          </table:table-cell>
          <table:table-cell table:formula="of:=1000/[.B228]" office:value-type="float" office:value="58.4658559401196" calcext:value-type="float">
            <text:p>58.4658559401196</text:p>
          </table:table-cell>
          <table:table-cell table:formula="of:=AVERAGE([.C226:.C228])" office:value-type="float" office:value="56.8564685704985" calcext:value-type="float">
            <text:p>56.8564685704985</text:p>
          </table:table-cell>
        </table:table-row>
        <table:table-row table:style-name="ro1">
          <table:table-cell office:value-type="float" office:value="55.45584" calcext:value-type="float">
            <text:p>55.45584</text:p>
          </table:table-cell>
          <table:table-cell table:formula="of:=([.A229]-[.A228])*1000" office:value-type="float" office:value="19.0610000000007" calcext:value-type="float">
            <text:p>19.0610000000007</text:p>
          </table:table-cell>
          <table:table-cell table:formula="of:=1000/[.B229]" office:value-type="float" office:value="52.463144640888" calcext:value-type="float">
            <text:p>52.463144640888</text:p>
          </table:table-cell>
          <table:table-cell table:formula="of:=AVERAGE([.C227:.C229])" office:value-type="float" office:value="56.4490133572048" calcext:value-type="float">
            <text:p>56.4490133572048</text:p>
          </table:table-cell>
        </table:table-row>
        <table:table-row table:style-name="ro1">
          <table:table-cell office:value-type="float" office:value="55.474304" calcext:value-type="float">
            <text:p>55.474304</text:p>
          </table:table-cell>
          <table:table-cell table:formula="of:=([.A230]-[.A229])*1000" office:value-type="float" office:value="18.4639999999945" calcext:value-type="float">
            <text:p>18.4639999999945</text:p>
          </table:table-cell>
          <table:table-cell table:formula="of:=1000/[.B230]" office:value-type="float" office:value="54.1594454072952" calcext:value-type="float">
            <text:p>54.1594454072952</text:p>
          </table:table-cell>
          <table:table-cell table:formula="of:=AVERAGE([.C228:.C230])" office:value-type="float" office:value="55.0294819961009" calcext:value-type="float">
            <text:p>55.0294819961009</text:p>
          </table:table-cell>
        </table:table-row>
        <table:table-row table:style-name="ro1">
          <table:table-cell office:value-type="float" office:value="55.492534" calcext:value-type="float">
            <text:p>55.492534</text:p>
          </table:table-cell>
          <table:table-cell table:formula="of:=([.A231]-[.A230])*1000" office:value-type="float" office:value="18.2300000000026" calcext:value-type="float">
            <text:p>18.2300000000026</text:p>
          </table:table-cell>
          <table:table-cell table:formula="of:=1000/[.B231]" office:value-type="float" office:value="54.8546352166679" calcext:value-type="float">
            <text:p>54.8546352166679</text:p>
          </table:table-cell>
          <table:table-cell table:formula="of:=AVERAGE([.C229:.C231])" office:value-type="float" office:value="53.8257417549504" calcext:value-type="float">
            <text:p>53.8257417549504</text:p>
          </table:table-cell>
        </table:table-row>
        <table:table-row table:style-name="ro1">
          <table:table-cell office:value-type="float" office:value="55.511837" calcext:value-type="float">
            <text:p>55.511837</text:p>
          </table:table-cell>
          <table:table-cell table:formula="of:=([.A232]-[.A231])*1000" office:value-type="float" office:value="19.3030000000007" calcext:value-type="float">
            <text:p>19.3030000000007</text:p>
          </table:table-cell>
          <table:table-cell table:formula="of:=1000/[.B232]" office:value-type="float" office:value="51.8054188468094" calcext:value-type="float">
            <text:p>51.8054188468094</text:p>
          </table:table-cell>
          <table:table-cell table:formula="of:=AVERAGE([.C230:.C232])" office:value-type="float" office:value="53.6064998235908" calcext:value-type="float">
            <text:p>53.6064998235908</text:p>
          </table:table-cell>
        </table:table-row>
        <table:table-row table:style-name="ro1">
          <table:table-cell office:value-type="float" office:value="55.529753" calcext:value-type="float">
            <text:p>55.529753</text:p>
          </table:table-cell>
          <table:table-cell table:formula="of:=([.A233]-[.A232])*1000" office:value-type="float" office:value="17.9159999999996" calcext:value-type="float">
            <text:p>17.9159999999996</text:p>
          </table:table-cell>
          <table:table-cell table:formula="of:=1000/[.B233]" office:value-type="float" office:value="55.8160303639218" calcext:value-type="float">
            <text:p>55.8160303639218</text:p>
          </table:table-cell>
          <table:table-cell table:formula="of:=AVERAGE([.C231:.C233])" office:value-type="float" office:value="54.158694809133" calcext:value-type="float">
            <text:p>54.158694809133</text:p>
          </table:table-cell>
        </table:table-row>
        <table:table-row table:style-name="ro1">
          <table:table-cell office:value-type="float" office:value="55.547631" calcext:value-type="float">
            <text:p>55.547631</text:p>
          </table:table-cell>
          <table:table-cell table:formula="of:=([.A234]-[.A233])*1000" office:value-type="float" office:value="17.8780000000032" calcext:value-type="float">
            <text:p>17.8780000000032</text:p>
          </table:table-cell>
          <table:table-cell table:formula="of:=1000/[.B234]" office:value-type="float" office:value="55.934668307407" calcext:value-type="float">
            <text:p>55.934668307407</text:p>
          </table:table-cell>
          <table:table-cell table:formula="of:=AVERAGE([.C232:.C234])" office:value-type="float" office:value="54.5187058393794" calcext:value-type="float">
            <text:p>54.5187058393794</text:p>
          </table:table-cell>
        </table:table-row>
        <table:table-row table:style-name="ro1">
          <table:table-cell office:value-type="float" office:value="55.566554" calcext:value-type="float">
            <text:p>55.566554</text:p>
          </table:table-cell>
          <table:table-cell table:formula="of:=([.A235]-[.A234])*1000" office:value-type="float" office:value="18.9229999999938" calcext:value-type="float">
            <text:p>18.9229999999938</text:p>
          </table:table-cell>
          <table:table-cell table:formula="of:=1000/[.B235]" office:value-type="float" office:value="52.8457432753965" calcext:value-type="float">
            <text:p>52.8457432753965</text:p>
          </table:table-cell>
          <table:table-cell table:formula="of:=AVERAGE([.C233:.C235])" office:value-type="float" office:value="54.8654806489084" calcext:value-type="float">
            <text:p>54.8654806489084</text:p>
          </table:table-cell>
        </table:table-row>
        <table:table-row table:style-name="ro1">
          <table:table-cell office:value-type="float" office:value="55.585205" calcext:value-type="float">
            <text:p>55.585205</text:p>
          </table:table-cell>
          <table:table-cell table:formula="of:=([.A236]-[.A235])*1000" office:value-type="float" office:value="18.6510000000055" calcext:value-type="float">
            <text:p>18.6510000000055</text:p>
          </table:table-cell>
          <table:table-cell table:formula="of:=1000/[.B236]" office:value-type="float" office:value="53.6164280735459" calcext:value-type="float">
            <text:p>53.6164280735459</text:p>
          </table:table-cell>
          <table:table-cell table:formula="of:=AVERAGE([.C234:.C236])" office:value-type="float" office:value="54.1322798854498" calcext:value-type="float">
            <text:p>54.1322798854498</text:p>
          </table:table-cell>
        </table:table-row>
        <table:table-row table:style-name="ro1">
          <table:table-cell office:value-type="float" office:value="55.603318" calcext:value-type="float">
            <text:p>55.603318</text:p>
          </table:table-cell>
          <table:table-cell table:formula="of:=([.A237]-[.A236])*1000" office:value-type="float" office:value="18.1129999999996" calcext:value-type="float">
            <text:p>18.1129999999996</text:p>
          </table:table-cell>
          <table:table-cell table:formula="of:=1000/[.B237]" office:value-type="float" office:value="55.2089659360692" calcext:value-type="float">
            <text:p>55.2089659360692</text:p>
          </table:table-cell>
          <table:table-cell table:formula="of:=AVERAGE([.C235:.C237])" office:value-type="float" office:value="53.8903790950039" calcext:value-type="float">
            <text:p>53.8903790950039</text:p>
          </table:table-cell>
        </table:table-row>
        <table:table-row table:style-name="ro1">
          <table:table-cell office:value-type="float" office:value="55.622284" calcext:value-type="float">
            <text:p>55.622284</text:p>
          </table:table-cell>
          <table:table-cell table:formula="of:=([.A238]-[.A237])*1000" office:value-type="float" office:value="18.9659999999989" calcext:value-type="float">
            <text:p>18.9659999999989</text:p>
          </table:table-cell>
          <table:table-cell table:formula="of:=1000/[.B238]" office:value-type="float" office:value="52.7259306126783" calcext:value-type="float">
            <text:p>52.7259306126783</text:p>
          </table:table-cell>
          <table:table-cell table:formula="of:=AVERAGE([.C236:.C238])" office:value-type="float" office:value="53.8504415407645" calcext:value-type="float">
            <text:p>53.8504415407645</text:p>
          </table:table-cell>
        </table:table-row>
        <table:table-row table:style-name="ro1">
          <table:table-cell office:value-type="float" office:value="55.640234" calcext:value-type="float">
            <text:p>55.640234</text:p>
          </table:table-cell>
          <table:table-cell table:formula="of:=([.A239]-[.A238])*1000" office:value-type="float" office:value="17.949999999999" calcext:value-type="float">
            <text:p>17.949999999999</text:p>
          </table:table-cell>
          <table:table-cell table:formula="of:=1000/[.B239]" office:value-type="float" office:value="55.7103064066883" calcext:value-type="float">
            <text:p>55.7103064066883</text:p>
          </table:table-cell>
          <table:table-cell table:formula="of:=AVERAGE([.C237:.C239])" office:value-type="float" office:value="54.5484009851453" calcext:value-type="float">
            <text:p>54.5484009851453</text:p>
          </table:table-cell>
        </table:table-row>
        <table:table-row table:style-name="ro1">
          <table:table-cell office:value-type="float" office:value="55.657954" calcext:value-type="float">
            <text:p>55.657954</text:p>
          </table:table-cell>
          <table:table-cell table:formula="of:=([.A240]-[.A239])*1000" office:value-type="float" office:value="17.7199999999971" calcext:value-type="float">
            <text:p>17.7199999999971</text:p>
          </table:table-cell>
          <table:table-cell table:formula="of:=1000/[.B240]" office:value-type="float" office:value="56.4334085778874" calcext:value-type="float">
            <text:p>56.4334085778874</text:p>
          </table:table-cell>
          <table:table-cell table:formula="of:=AVERAGE([.C238:.C240])" office:value-type="float" office:value="54.956548532418" calcext:value-type="float">
            <text:p>54.956548532418</text:p>
          </table:table-cell>
        </table:table-row>
        <table:table-row table:style-name="ro1">
          <table:table-cell office:value-type="float" office:value="55.675282" calcext:value-type="float">
            <text:p>55.675282</text:p>
          </table:table-cell>
          <table:table-cell table:formula="of:=([.A241]-[.A240])*1000" office:value-type="float" office:value="17.3280000000062" calcext:value-type="float">
            <text:p>17.3280000000062</text:p>
          </table:table-cell>
          <table:table-cell table:formula="of:=1000/[.B241]" office:value-type="float" office:value="57.7100646352517" calcext:value-type="float">
            <text:p>57.7100646352517</text:p>
          </table:table-cell>
          <table:table-cell table:formula="of:=AVERAGE([.C239:.C241])" office:value-type="float" office:value="56.6179265399425" calcext:value-type="float">
            <text:p>56.6179265399425</text:p>
          </table:table-cell>
        </table:table-row>
        <table:table-row table:style-name="ro1">
          <table:table-cell office:value-type="float" office:value="55.695697" calcext:value-type="float">
            <text:p>55.695697</text:p>
          </table:table-cell>
          <table:table-cell table:formula="of:=([.A242]-[.A241])*1000" office:value-type="float" office:value="20.4149999999998" calcext:value-type="float">
            <text:p>20.4149999999998</text:p>
          </table:table-cell>
          <table:table-cell table:formula="of:=1000/[.B242]" office:value-type="float" office:value="48.9835904971838" calcext:value-type="float">
            <text:p>48.9835904971838</text:p>
          </table:table-cell>
          <table:table-cell table:formula="of:=AVERAGE([.C240:.C242])" office:value-type="float" office:value="54.375687903441" calcext:value-type="float">
            <text:p>54.375687903441</text:p>
          </table:table-cell>
        </table:table-row>
        <table:table-row table:style-name="ro1">
          <table:table-cell office:value-type="float" office:value="55.712268" calcext:value-type="float">
            <text:p>55.712268</text:p>
          </table:table-cell>
          <table:table-cell table:formula="of:=([.A243]-[.A242])*1000" office:value-type="float" office:value="16.570999999999" calcext:value-type="float">
            <text:p>16.570999999999</text:p>
          </table:table-cell>
          <table:table-cell table:formula="of:=1000/[.B243]" office:value-type="float" office:value="60.3463882686657" calcext:value-type="float">
            <text:p>60.3463882686657</text:p>
          </table:table-cell>
          <table:table-cell table:formula="of:=AVERAGE([.C241:.C243])" office:value-type="float" office:value="55.6800144670337" calcext:value-type="float">
            <text:p>55.6800144670337</text:p>
          </table:table-cell>
        </table:table-row>
        <table:table-row table:style-name="ro1">
          <table:table-cell office:value-type="float" office:value="55.729775" calcext:value-type="float">
            <text:p>55.729775</text:p>
          </table:table-cell>
          <table:table-cell table:formula="of:=([.A244]-[.A243])*1000" office:value-type="float" office:value="17.5069999999948" calcext:value-type="float">
            <text:p>17.5069999999948</text:p>
          </table:table-cell>
          <table:table-cell table:formula="of:=1000/[.B244]" office:value-type="float" office:value="57.1200091392183" calcext:value-type="float">
            <text:p>57.1200091392183</text:p>
          </table:table-cell>
          <table:table-cell table:formula="of:=AVERAGE([.C242:.C244])" office:value-type="float" office:value="55.4833293016893" calcext:value-type="float">
            <text:p>55.4833293016893</text:p>
          </table:table-cell>
        </table:table-row>
        <table:table-row table:style-name="ro1">
          <table:table-cell office:value-type="float" office:value="55.746175" calcext:value-type="float">
            <text:p>55.746175</text:p>
          </table:table-cell>
          <table:table-cell table:formula="of:=([.A245]-[.A244])*1000" office:value-type="float" office:value="16.4000000000044" calcext:value-type="float">
            <text:p>16.4000000000044</text:p>
          </table:table-cell>
          <table:table-cell table:formula="of:=1000/[.B245]" office:value-type="float" office:value="60.9756097560812" calcext:value-type="float">
            <text:p>60.9756097560812</text:p>
          </table:table-cell>
          <table:table-cell table:formula="of:=AVERAGE([.C243:.C245])" office:value-type="float" office:value="59.4806690546551" calcext:value-type="float">
            <text:p>59.4806690546551</text:p>
          </table:table-cell>
        </table:table-row>
        <table:table-row table:style-name="ro1">
          <table:table-cell office:value-type="float" office:value="55.762538" calcext:value-type="float">
            <text:p>55.762538</text:p>
          </table:table-cell>
          <table:table-cell table:formula="of:=([.A246]-[.A245])*1000" office:value-type="float" office:value="16.3629999999984" calcext:value-type="float">
            <text:p>16.3629999999984</text:p>
          </table:table-cell>
          <table:table-cell table:formula="of:=1000/[.B246]" office:value-type="float" office:value="61.1134877467519" calcext:value-type="float">
            <text:p>61.1134877467519</text:p>
          </table:table-cell>
          <table:table-cell table:formula="of:=AVERAGE([.C244:.C246])" office:value-type="float" office:value="59.7363688806838" calcext:value-type="float">
            <text:p>59.7363688806838</text:p>
          </table:table-cell>
        </table:table-row>
        <table:table-row table:style-name="ro1">
          <table:table-cell office:value-type="float" office:value="55.779956" calcext:value-type="float">
            <text:p>55.779956</text:p>
          </table:table-cell>
          <table:table-cell table:formula="of:=([.A247]-[.A246])*1000" office:value-type="float" office:value="17.4179999999993" calcext:value-type="float">
            <text:p>17.4179999999993</text:p>
          </table:table-cell>
          <table:table-cell table:formula="of:=1000/[.B247]" office:value-type="float" office:value="57.4118727752923" calcext:value-type="float">
            <text:p>57.4118727752923</text:p>
          </table:table-cell>
          <table:table-cell table:formula="of:=AVERAGE([.C245:.C247])" office:value-type="float" office:value="59.8336567593751" calcext:value-type="float">
            <text:p>59.8336567593751</text:p>
          </table:table-cell>
        </table:table-row>
        <table:table-row table:style-name="ro1">
          <table:table-cell office:value-type="float" office:value="55.796365" calcext:value-type="float">
            <text:p>55.796365</text:p>
          </table:table-cell>
          <table:table-cell table:formula="of:=([.A248]-[.A247])*1000" office:value-type="float" office:value="16.409000000003" calcext:value-type="float">
            <text:p>16.409000000003</text:p>
          </table:table-cell>
          <table:table-cell table:formula="of:=1000/[.B248]" office:value-type="float" office:value="60.9421658845644" calcext:value-type="float">
            <text:p>60.9421658845644</text:p>
          </table:table-cell>
          <table:table-cell table:formula="of:=AVERAGE([.C246:.C248])" office:value-type="float" office:value="59.8225088022029" calcext:value-type="float">
            <text:p>59.8225088022029</text:p>
          </table:table-cell>
        </table:table-row>
        <table:table-row table:style-name="ro1">
          <table:table-cell office:value-type="float" office:value="55.812806" calcext:value-type="float">
            <text:p>55.812806</text:p>
          </table:table-cell>
          <table:table-cell table:formula="of:=([.A249]-[.A248])*1000" office:value-type="float" office:value="16.4410000000004" calcext:value-type="float">
            <text:p>16.4410000000004</text:p>
          </table:table-cell>
          <table:table-cell table:formula="of:=1000/[.B249]" office:value-type="float" office:value="60.8235508788989" calcext:value-type="float">
            <text:p>60.8235508788989</text:p>
          </table:table-cell>
          <table:table-cell table:formula="of:=AVERAGE([.C247:.C249])" office:value-type="float" office:value="59.7258631795852" calcext:value-type="float">
            <text:p>59.7258631795852</text:p>
          </table:table-cell>
        </table:table-row>
        <table:table-row table:style-name="ro1">
          <table:table-cell office:value-type="float" office:value="55.830178" calcext:value-type="float">
            <text:p>55.830178</text:p>
          </table:table-cell>
          <table:table-cell table:formula="of:=([.A250]-[.A249])*1000" office:value-type="float" office:value="17.3719999999946" calcext:value-type="float">
            <text:p>17.3719999999946</text:p>
          </table:table-cell>
          <table:table-cell table:formula="of:=1000/[.B250]" office:value-type="float" office:value="57.563895924494" calcext:value-type="float">
            <text:p>57.563895924494</text:p>
          </table:table-cell>
          <table:table-cell table:formula="of:=AVERAGE([.C248:.C250])" office:value-type="float" office:value="59.7765375626524" calcext:value-type="float">
            <text:p>59.7765375626524</text:p>
          </table:table-cell>
        </table:table-row>
        <table:table-row table:style-name="ro1">
          <table:table-cell office:value-type="float" office:value="55.846558" calcext:value-type="float">
            <text:p>55.846558</text:p>
          </table:table-cell>
          <table:table-cell table:formula="of:=([.A251]-[.A250])*1000" office:value-type="float" office:value="16.3800000000052" calcext:value-type="float">
            <text:p>16.3800000000052</text:p>
          </table:table-cell>
          <table:table-cell table:formula="of:=1000/[.B251]" office:value-type="float" office:value="61.0500610500418" calcext:value-type="float">
            <text:p>61.0500610500418</text:p>
          </table:table-cell>
          <table:table-cell table:formula="of:=AVERAGE([.C249:.C251])" office:value-type="float" office:value="59.8125026178116" calcext:value-type="float">
            <text:p>59.8125026178116</text:p>
          </table:table-cell>
        </table:table-row>
        <table:table-row table:style-name="ro1">
          <table:table-cell office:value-type="float" office:value="55.862942" calcext:value-type="float">
            <text:p>55.862942</text:p>
          </table:table-cell>
          <table:table-cell table:formula="of:=([.A252]-[.A251])*1000" office:value-type="float" office:value="16.3839999999951" calcext:value-type="float">
            <text:p>16.3839999999951</text:p>
          </table:table-cell>
          <table:table-cell table:formula="of:=1000/[.B252]" office:value-type="float" office:value="61.0351562500184" calcext:value-type="float">
            <text:p>61.0351562500184</text:p>
          </table:table-cell>
          <table:table-cell table:formula="of:=AVERAGE([.C250:.C252])" office:value-type="float" office:value="59.8830377415181" calcext:value-type="float">
            <text:p>59.8830377415181</text:p>
          </table:table-cell>
        </table:table-row>
        <table:table-row table:style-name="ro1">
          <table:table-cell office:value-type="float" office:value="55.880365" calcext:value-type="float">
            <text:p>55.880365</text:p>
          </table:table-cell>
          <table:table-cell table:formula="of:=([.A253]-[.A252])*1000" office:value-type="float" office:value="17.4230000000009" calcext:value-type="float">
            <text:p>17.4230000000009</text:p>
          </table:table-cell>
          <table:table-cell table:formula="of:=1000/[.B253]" office:value-type="float" office:value="57.3953968891667" calcext:value-type="float">
            <text:p>57.3953968891667</text:p>
          </table:table-cell>
          <table:table-cell table:formula="of:=AVERAGE([.C251:.C253])" office:value-type="float" office:value="59.8268713964089" calcext:value-type="float">
            <text:p>59.82687139640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5T15:49:19.061371838</meta:creation-date>
    <dc:date>2022-07-05T15:50:51.377000386</dc:date>
    <meta:editing-duration>PT1M33S</meta:editing-duration>
    <meta:editing-cycles>1</meta:editing-cycles>
    <meta:document-statistic meta:table-count="1" meta:cell-count="1007" meta:object-count="1"/>
    <meta:generator>LibreOffice/7.3.4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146cm" svg:y="4.204cm" style:legend-expansion="high" chart:style-name="ch2"/>
        <chart:plot-area chart:style-name="ch3" table:cell-range-address="Sheet1.D4:Sheet1.D253" svg:x="0.319cm" svg:y="0.18cm" svg:width="12.508cm" svg:height="8.646cm">
          <chart:coordinate-region svg:x="0.94cm" svg:y="0.379cm" svg:width="11.887cm" svg:height="7.52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4:Sheet1.D253" chart:class="chart:line">
            <chart:data-point chart:repeated="2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5.1925098954202">
                <text:p>55.1925098954202</text:p>
                <draw:g>
                  <svg:desc>Sheet1.D4:Sheet1.D2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9.5238536539787">
                <text:p>59.52385365397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9.5108252057754">
                <text:p>59.51082520577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9.0816466838408">
                <text:p>59.08164668384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9.1471202006694">
                <text:p>59.14712020066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9.2080727376611">
                <text:p>59.20807273766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9.623749716187">
                <text:p>59.6237497161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9.5878722498525">
                <text:p>59.58787224985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9.6426252749896">
                <text:p>59.64262527498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.7499051266542">
                <text:p>59.74990512665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9.7116931522098">
                <text:p>59.71169315220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9.7767073161927">
                <text:p>59.77670731619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9.802773221229">
                <text:p>59.8027732212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9.8731453170254">
                <text:p>59.87314531702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9.8986096745297">
                <text:p>59.89860967452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9.6992441023042">
                <text:p>59.69924410230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9.6104339666217">
                <text:p>59.61043396662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9.5507546355968">
                <text:p>59.55075463559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9.6167744511214">
                <text:p>59.61677445112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9.6462914542481">
                <text:p>59.64629145424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9.644088224052">
                <text:p>59.6440882240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9.7315531058133">
                <text:p>59.73155310581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9.8057237828048">
                <text:p>59.80572378280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9.6809716292177">
                <text:p>59.68097162921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9.5922802278437">
                <text:p>59.59228022784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8.4328430985981">
                <text:p>58.43284309859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9.1071383978166">
                <text:p>59.10713839781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7.3756682071465">
                <text:p>57.37566820714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.3173729909168">
                <text:p>57.31737299091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6.835257077866">
                <text:p>56.8352570778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6.450703160855">
                <text:p>56.4507031608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6.6311302608024">
                <text:p>56.63113026080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6.7079746660207">
                <text:p>56.70797466602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6.9915697401829">
                <text:p>56.99156974018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6.2822908735437">
                <text:p>56.28229087354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5.857988352634">
                <text:p>55.8579883526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5.346259394772">
                <text:p>55.3462593947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5.8433635491088">
                <text:p>55.84336354910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6.0586262803574">
                <text:p>56.05862628035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6.5066808181216">
                <text:p>56.50668081812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5.5841117124135">
                <text:p>55.58411171241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5.1228948978677">
                <text:p>55.12289489786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4.337220987389">
                <text:p>54.3372209873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4.7917600504385">
                <text:p>54.79176005043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5.1204286235791">
                <text:p>55.12042862357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6.0267491127711">
                <text:p>56.02674911277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6.3602116347789">
                <text:p>56.36021163477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6.0900696980273">
                <text:p>56.09006969802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5.6633948302716">
                <text:p>55.66339483027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6.0650435169225">
                <text:p>56.06504351692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6.3481413386654">
                <text:p>56.34814133866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6.4628059471582">
                <text:p>56.46280594715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6.6088607875185">
                <text:p>56.60886078751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6.2370716868933">
                <text:p>56.23707168689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.3682017303224">
                <text:p>56.36820173032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.0660934975537">
                <text:p>56.06609349755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5.5629186827163">
                <text:p>55.56291868271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4.734743505223">
                <text:p>54.7347435052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4.1172856010313">
                <text:p>54.11728560103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5.174407301114">
                <text:p>55.1744073011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5.1153344730285">
                <text:p>55.115334473028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4.24653537848">
                <text:p>54.246535378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3.3600952377675">
                <text:p>53.36009523776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3.468550275886">
                <text:p>53.46855027588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4.0880296046792">
                <text:p>54.08802960467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4.0231508554066">
                <text:p>54.02315085540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3.7159232134041">
                <text:p>53.71592321340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3.7877782614568">
                <text:p>53.78777826145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3.7927525734052">
                <text:p>53.79275257340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3.8844073561419">
                <text:p>53.884407356141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3.6715051136986">
                <text:p>53.67150511369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3.9616586209716">
                <text:p>53.96165862097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5.1012557699681">
                <text:p>55.101255769968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5.5664935965901">
                <text:p>55.56649359659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5.3784126424862">
                <text:p>55.37841264248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4.2549333318695">
                <text:p>54.25493333186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3.6341994466115">
                <text:p>53.63419944661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3.5460694372235">
                <text:p>53.54606943722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3.6072315423073">
                <text:p>53.60723154230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3.6355724505154">
                <text:p>53.63557245051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4.5404831079408">
                <text:p>54.54048310794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5.4735925391552">
                <text:p>55.47359253915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6.9461083553758">
                <text:p>56.94610835537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6.7698586293551">
                <text:p>56.76985862935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6.6721533545794">
                <text:p>56.67215335457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5.4235909322046">
                <text:p>55.42359093220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4.4142747808442">
                <text:p>54.41427478084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5.4299233835444">
                <text:p>55.42992338354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1.6156565443219">
                <text:p>51.615656544321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3.5782410739715">
                <text:p>53.57824107397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3.1111838819091">
                <text:p>53.11118388190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8.5711937931139">
                <text:p>58.571193793113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8.752379392187">
                <text:p>58.75237939218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8.8763262569955">
                <text:p>58.87632625699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9.16778137653">
                <text:p>59.1677813765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9.2516771715865">
                <text:p>59.251677171586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9.4728507075808">
                <text:p>59.47285070758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9.5938199530636">
                <text:p>59.59381995306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9.7786416016108">
                <text:p>59.77864160161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9.494760583556">
                <text:p>59.4947605835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9.4997288502481">
                <text:p>59.499728850248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9.4600166246372">
                <text:p>59.460016624637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9.0507059266318">
                <text:p>59.050705926631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8.4736914689658">
                <text:p>58.473691468965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6.411520222106">
                <text:p>56.4115202221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6.7207331380709">
                <text:p>56.720733138070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5.1995661184831">
                <text:p>55.199566118483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4.1390420434201">
                <text:p>54.139042043420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.9664406196908">
                <text:p>54.966440619690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6.1170076452495">
                <text:p>56.117007645249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6.5154864763656">
                <text:p>56.515486476365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4.6031416065293">
                <text:p>54.603141606529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4.000201803367">
                <text:p>54.0002018033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4.7597589247878">
                <text:p>54.759758924787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6.067417821207">
                <text:p>56.06741782120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6.6017104020675">
                <text:p>56.60171040206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6.2100349033955">
                <text:p>56.210034903395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5.5873306892933">
                <text:p>55.58733068929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5.0636466892622">
                <text:p>55.063646689262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3.5887474402733">
                <text:p>53.58874744027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3.4256134754202">
                <text:p>53.425613475420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2.5453614734854">
                <text:p>52.545361473485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3.1270941907781">
                <text:p>53.127094190778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3.2142659544155">
                <text:p>53.214265954415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3.5944313788615">
                <text:p>53.59443137886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4.403777239029">
                <text:p>54.40377723902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5.3547410219737">
                <text:p>55.354741021973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6.1032625480127">
                <text:p>56.103262548012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5.9690640780633">
                <text:p>55.969064078063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5.9679621462527">
                <text:p>55.967962146252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5.6045357148317">
                <text:p>55.604535714831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5.4065114616481">
                <text:p>55.406511461648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4.820095557275">
                <text:p>54.8200955572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4.4511068901471">
                <text:p>54.451106890147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5.204412670703">
                <text:p>55.20441267070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5.0871145110754">
                <text:p>55.087114511075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6.0489110470689">
                <text:p>56.048911047068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5.2541391202305">
                <text:p>55.254139120230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5.1060609821631">
                <text:p>55.106060982163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4.0291256311287">
                <text:p>54.029125631128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4.0715154787365">
                <text:p>54.071515478736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4.1088169495959">
                <text:p>54.108816949595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4.0929121847807">
                <text:p>54.092912184780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3.650779021609">
                <text:p>53.65077902160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3.7380696037029">
                <text:p>53.738069603702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3.9095034960286">
                <text:p>53.909503496028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4.3350249010351">
                <text:p>54.335024901035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4.9298200844104">
                <text:p>54.929820084410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4.9409586516854">
                <text:p>54.940958651685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5.0308514140096">
                <text:p>55.030851414009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4.4156820685822">
                <text:p>54.415682068582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4.3812973450634">
                <text:p>54.381297345063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3.9558884865885">
                <text:p>53.955888486588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4.159598352513">
                <text:p>54.15959835251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.8999649450036">
                <text:p>54.899964945003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4.9506757936646">
                <text:p>54.950675793664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4.5835800094628">
                <text:p>54.583580009462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3.5179927527722">
                <text:p>53.517992752772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3.5224553457627">
                <text:p>53.522455345762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3.6705901678214">
                <text:p>53.670590167821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4.1197928330915">
                <text:p>54.11979283309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4.7576410152753">
                <text:p>54.757641015275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4.9102652251854">
                <text:p>54.910265225185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5.1706884170211">
                <text:p>55.170688417021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6.5300369038461">
                <text:p>56.530036903846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1.5310859289981">
                <text:p>51.531085928998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3.1162594416415">
                <text:p>53.116259441641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2.964094233944">
                <text:p>52.96409423394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9.600678337296">
                <text:p>59.60067833729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9.5340546651074">
                <text:p>59.534054665107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9.4893086590705">
                <text:p>59.489308659070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9.3496162778243">
                <text:p>59.349616277824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9.1186341230333">
                <text:p>59.118634123033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9.0838558517503">
                <text:p>59.083855851750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9.0983420628085">
                <text:p>59.098342062808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2.6464985575707">
                <text:p>52.646498557570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1.7237172875198">
                <text:p>51.723717287519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8.982611268324">
                <text:p>48.98261126832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3.518463136392">
                <text:p>53.51846313639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4.1590968116886">
                <text:p>54.159096811688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4.1339177127285">
                <text:p>54.133917712728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5.0844939562918">
                <text:p>55.084493956291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5.5916647478655">
                <text:p>55.591664747865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5.9210806227841">
                <text:p>55.921080622784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6.3473775513276">
                <text:p>56.347377551327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6.5584730467632">
                <text:p>56.558473046763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7.3842917060537">
                <text:p>57.384291706053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6.1940800812434">
                <text:p>56.194080081243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4.9200372919726">
                <text:p>54.920037291972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3.7908824658199">
                <text:p>53.790882465819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4.6192468423361">
                <text:p>54.619246842336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5.0547192743224">
                <text:p>55.054719274322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5.1580061025587">
                <text:p>55.158006102558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4.5653657078837">
                <text:p>54.565365707883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3.9221314181389">
                <text:p>53.922131418138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3.6176597887533">
                <text:p>53.617659788753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3.4352562139312">
                <text:p>53.435256213931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3.5689705108156">
                <text:p>53.568970510815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3.6272389828613">
                <text:p>53.627238982861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3.0981104824283">
                <text:p>53.098110482428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2.7764952810465">
                <text:p>52.776495281046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2.7243880587043">
                <text:p>52.724388058704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2.936229329413">
                <text:p>52.93622932941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3.8687358409798">
                <text:p>53.868735840979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4.3456748748568">
                <text:p>54.345674874856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4.8268594957729">
                <text:p>54.826859495772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4.2061407320051">
                <text:p>54.206140732005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3.723920355613">
                <text:p>53.72392035561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3.8761453160188">
                <text:p>53.876145316018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4.110955421446">
                <text:p>54.11095542144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4.4969633186529">
                <text:p>54.496963318652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3.9595504562976">
                <text:p>53.959550456297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4.8693415891107">
                <text:p>54.869341589110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5.6046623289361">
                <text:p>55.604662328936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6.7545736977805">
                <text:p>56.754573697780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6.9474786941898">
                <text:p>56.947478694189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6.2011241279691">
                <text:p>56.201124127969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5.4343467010116">
                <text:p>55.434346701011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4.1017528591272">
                <text:p>54.101752859127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4.2621808440496">
                <text:p>54.262180844049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4.3157324363685">
                <text:p>54.315732436368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4.3659916227029">
                <text:p>54.365991622702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4.5992461049246">
                <text:p>54.599246104924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5.5173290337412">
                <text:p>55.517329033741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6.8564685704985">
                <text:p>56.856468570498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6.4490133572048">
                <text:p>56.449013357204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5.0294819961009">
                <text:p>55.029481996100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3.8257417549504">
                <text:p>53.825741754950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3.6064998235908">
                <text:p>53.606499823590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4.158694809133">
                <text:p>54.15869480913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4.5187058393794">
                <text:p>54.518705839379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4.8654806489084">
                <text:p>54.865480648908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4.1322798854498">
                <text:p>54.132279885449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3.8903790950039">
                <text:p>53.890379095003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3.8504415407645">
                <text:p>53.850441540764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4.5484009851453">
                <text:p>54.548400985145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4.956548532418">
                <text:p>54.95654853241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6.6179265399425">
                <text:p>56.617926539942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4.375687903441">
                <text:p>54.37568790344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5.6800144670337">
                <text:p>55.680014467033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5.4833293016893">
                <text:p>55.483329301689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9.4806690546551">
                <text:p>59.480669054655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9.7363688806838">
                <text:p>59.736368880683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9.8336567593751">
                <text:p>59.833656759375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9.8225088022029">
                <text:p>59.822508802202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9.7258631795852">
                <text:p>59.725863179585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9.7765375626524">
                <text:p>59.776537562652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9.8125026178116">
                <text:p>59.812502617811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9.8830377415181">
                <text:p>59.883037741518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9.8268713964089">
                <text:p>59.82687139640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